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6.373cm"/>
    </style:style>
    <style:style style:name="co5" style:family="table-column">
      <style:table-column-properties fo:break-before="auto" style:column-width="7.082cm"/>
    </style:style>
    <style:style style:name="co6" style:family="table-column">
      <style:table-column-properties fo:break-before="auto" style:column-width="5.692cm"/>
    </style:style>
    <style:style style:name="co7" style:family="table-column">
      <style:table-column-properties fo:break-before="auto" style:column-width="10.596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Pivot_20_Table_20_Corner" style:data-style-name="N1">
      <style:table-cell-properties fo:border-bottom="0.99pt solid #000000" fo:border-left="0.99pt solid #000000" fo:border-right="2.01pt solid #000000" fo:border-top="2.01pt solid #000000"/>
    </style:style>
    <style:style style:name="ce45" style:family="table-cell" style:parent-style-name="Pivot_20_Table_20_Value" style:data-style-name="N1">
      <style:table-cell-properties fo:border-bottom="none" fo:border-left="0.99pt solid #000000" fo:border-right="2.01pt solid #000000" fo:border-top="0.99pt solid #000000"/>
    </style:style>
    <style:style style:name="ce46" style:family="table-cell" style:parent-style-name="Pivot_20_Table_20_Value" style:data-style-name="N1">
      <style:table-cell-properties fo:border-bottom="none" fo:border-left="0.99pt solid #000000" fo:border-right="2.01pt solid #000000" fo:border-top="none"/>
    </style:style>
    <style:style style:name="ce47" style:family="table-cell" style:parent-style-name="Pivot_20_Table_20_Value" style:data-style-name="N1">
      <style:table-cell-properties fo:border-bottom="0.99pt solid #000000" fo:border-left="0.99pt solid #000000" fo:border-right="2.01pt solid #000000" fo:border-top="none"/>
    </style:style>
    <style:style style:name="ce48" style:family="table-cell" style:parent-style-name="Pivot_20_Table_20_Result" style:data-style-name="N1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0" style:family="table-cell" style:parent-style-name="Pivot_20_Table_20_Value" style:data-style-name="N0"/>
    <style:style style:name="ce6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krd_selectie_250m" table:style-name="ta1">
        <office:forms form:automatic-focus="false" form:apply-design-mode="false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OD</text:p>
          </table:table-cell>
          <table:table-cell office:value-type="string" calcext:value-type="string">
            <text:p>VTHOBJECT_ID</text:p>
          </table:table-cell>
          <table:table-cell office:value-type="string" calcext:value-type="string">
            <text:p>Bedrijfstype</text:p>
          </table:table-cell>
          <table:table-cell office:value-type="string" calcext:value-type="string">
            <text:p>Bevoegdgezag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pc_installatie</text:p>
          </table:table-cell>
          <table:table-cell office:value-type="string" calcext:value-type="string">
            <text:p>Aantal_stallen</text:p>
          </table:table-cell>
          <table:table-cell office:value-type="string" calcext:value-type="string">
            <text:p>NH3_emissie</text:p>
          </table:table-cell>
          <table:table-cell office:value-type="string" calcext:value-type="string">
            <text:p>Geur_emissie</text:p>
          </table:table-cell>
          <table:table-cell office:value-type="string" calcext:value-type="string">
            <text:p>Fijnstof_emissie</text:p>
          </table:table-cell>
          <table:table-cell office:value-type="string" calcext:value-type="string">
            <text:p>Geiten</text:p>
          </table:table-cell>
          <table:table-cell office:value-type="string" calcext:value-type="string">
            <text:p>Kippen</text:p>
          </table:table-cell>
          <table:table-cell office:value-type="string" calcext:value-type="string">
            <text:p>Rundvee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Varkens</text:p>
          </table:table-cell>
          <table:table-cell office:value-type="string" calcext:value-type="string">
            <text:p>Overige_dieren</text:p>
          </table:table-cell>
          <table:table-cell office:value-type="string" calcext:value-type="string">
            <text:p>Geo_x</text:p>
          </table:table-cell>
          <table:table-cell office:value-type="string" calcext:value-type="string">
            <text:p>Geo_y</text:p>
          </table:table-cell>
          <table:table-cell office:value-type="string" calcext:value-type="string">
            <text:p>Toelichting_kaart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226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Grensweg 2 7581PH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4.5" calcext:value-type="float">
            <text:p>34,5</text:p>
          </table:table-cell>
          <table:table-cell office:value-type="float" office:value="0" calcext:value-type="float">
            <text:p>0</text:p>
          </table:table-cell>
          <table:table-cell office:value-type="float" office:value="504.09" calcext:value-type="float">
            <text:p>504,0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227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Grensweg 4 7581PH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9.12" calcext:value-type="float">
            <text:p>159,12</text:p>
          </table:table-cell>
          <table:table-cell office:value-type="float" office:value="156.34" calcext:value-type="float">
            <text:p>156,34</text:p>
          </table:table-cell>
          <table:table-cell office:value-type="float" office:value="5852.36" calcext:value-type="float">
            <text:p>5852,3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434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Lossersedijk 2 7587RC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60.6" calcext:value-type="float">
            <text:p>560,6</text:p>
          </table:table-cell>
          <table:table-cell office:value-type="float" office:value="142.4" calcext:value-type="float">
            <text:p>142,4</text:p>
          </table:table-cell>
          <table:table-cell office:value-type="float" office:value="6616" calcext:value-type="float">
            <text:p>661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443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Lossersedijk 26 7587RC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4.55" calcext:value-type="float">
            <text:p>124,55</text:p>
          </table:table-cell>
          <table:table-cell office:value-type="float" office:value="111.9" calcext:value-type="float">
            <text:p>111,9</text:p>
          </table:table-cell>
          <table:table-cell office:value-type="float" office:value="2588.09" calcext:value-type="float">
            <text:p>2588,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478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Lutterstraat 129 7581PL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69.04" calcext:value-type="float">
            <text:p>169,04</text:p>
          </table:table-cell>
          <table:table-cell office:value-type="float" office:value="408.24" calcext:value-type="float">
            <text:p>408,24</text:p>
          </table:table-cell>
          <table:table-cell office:value-type="float" office:value="4005.72" calcext:value-type="float">
            <text:p>4005,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480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Lutterstraat 138 7581PL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616.3" calcext:value-type="float">
            <text:p>1616,3</text:p>
          </table:table-cell>
          <table:table-cell office:value-type="float" office:value="264.8" calcext:value-type="float">
            <text:p>264,8</text:p>
          </table:table-cell>
          <table:table-cell office:value-type="float" office:value="20713.18" calcext:value-type="float">
            <text:p>20713,18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481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Lutterstraat 140 7581PL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263.2" calcext:value-type="float">
            <text:p>2263,2</text:p>
          </table:table-cell>
          <table:table-cell office:value-type="float" office:value="142.4" calcext:value-type="float">
            <text:p>142,4</text:p>
          </table:table-cell>
          <table:table-cell office:value-type="float" office:value="27148" calcext:value-type="float">
            <text:p>27148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490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Lutterzandweg 11 7587LH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996.8" calcext:value-type="float">
            <text:p>1996,8</text:p>
          </table:table-cell>
          <table:table-cell office:value-type="float" office:value="213.6" calcext:value-type="float">
            <text:p>213,6</text:p>
          </table:table-cell>
          <table:table-cell office:value-type="float" office:value="24010" calcext:value-type="float">
            <text:p>2401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655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Wewwelstad 1 7587PE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81.9" calcext:value-type="float">
            <text:p>781,9</text:p>
          </table:table-cell>
          <table:table-cell office:value-type="float" office:value="427.2" calcext:value-type="float">
            <text:p>427,2</text:p>
          </table:table-cell>
          <table:table-cell office:value-type="float" office:value="9978.72" calcext:value-type="float">
            <text:p>9978,7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661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Postweg 56 7587PE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178" calcext:value-type="float">
            <text:p>178</text:p>
          </table:table-cell>
          <table:table-cell office:value-type="float" office:value="17483" calcext:value-type="float">
            <text:p>17483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709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Lossersedijk 24 7587RC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9.72" calcext:value-type="float">
            <text:p>79,72</text:p>
          </table:table-cell>
          <table:table-cell office:value-type="float" office:value="5.1" calcext:value-type="float">
            <text:p>5,1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753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Zandhuizerweg 15 7587LA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45.3" calcext:value-type="float">
            <text:p>1345,3</text:p>
          </table:table-cell>
          <table:table-cell office:value-type="float" office:value="0" calcext:value-type="float">
            <text:p>0</text:p>
          </table:table-cell>
          <table:table-cell office:value-type="float" office:value="15906" calcext:value-type="float">
            <text:p>1590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631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Ravenhorsterweg 3 7581PB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80.4" calcext:value-type="float">
            <text:p>1580,4</text:p>
          </table:table-cell>
          <table:table-cell office:value-type="float" office:value="178" calcext:value-type="float">
            <text:p>178</text:p>
          </table:table-cell>
          <table:table-cell office:value-type="float" office:value="19567.18" calcext:value-type="float">
            <text:p>19567,18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642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Gildehauserweg 20 7581PG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6.3" calcext:value-type="float">
            <text:p>126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014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Beerninksweg 1 7586RK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38.9" calcext:value-type="float">
            <text:p>338,9</text:p>
          </table:table-cell>
          <table:table-cell office:value-type="float" office:value="776.82" calcext:value-type="float">
            <text:p>776,82</text:p>
          </table:table-cell>
          <table:table-cell office:value-type="float" office:value="6384.08" calcext:value-type="float">
            <text:p>6384,0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190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Fleuerweg 5 7586RH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78.9" calcext:value-type="float">
            <text:p>278,9</text:p>
          </table:table-cell>
          <table:table-cell office:value-type="float" office:value="184.8" calcext:value-type="float">
            <text:p>184,8</text:p>
          </table:table-cell>
          <table:table-cell office:value-type="float" office:value="5649.18" calcext:value-type="float">
            <text:p>5649,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205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Invalsweg 9 7586RB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38.1" calcext:value-type="float">
            <text:p>438,1</text:p>
          </table:table-cell>
          <table:table-cell office:value-type="float" office:value="6016.4" calcext:value-type="float">
            <text:p>6016,4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392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Invalsweg 17 7586RB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2.9" calcext:value-type="float">
            <text:p>72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393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Invalsweg 37 A 7586RB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6.3" calcext:value-type="float">
            <text:p>86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411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Kolkersweg 1 7586RN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38.66" calcext:value-type="float">
            <text:p>1238,66</text:p>
          </table:table-cell>
          <table:table-cell office:value-type="float" office:value="110.54" calcext:value-type="float">
            <text:p>110,54</text:p>
          </table:table-cell>
          <table:table-cell office:value-type="float" office:value="21173" calcext:value-type="float">
            <text:p>211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493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Luyerinksweg 8 7586RM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18.9" calcext:value-type="float">
            <text:p>1218,9</text:p>
          </table:table-cell>
          <table:table-cell office:value-type="float" office:value="0" calcext:value-type="float">
            <text:p>0</text:p>
          </table:table-cell>
          <table:table-cell office:value-type="float" office:value="17122" calcext:value-type="float">
            <text:p>17122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670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Schaapskooiweg 2 7586RJ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92.84" calcext:value-type="float">
            <text:p>292,84</text:p>
          </table:table-cell>
          <table:table-cell office:value-type="float" office:value="38.66" calcext:value-type="float">
            <text:p>38,66</text:p>
          </table:table-cell>
          <table:table-cell office:value-type="float" office:value="4099" calcext:value-type="float">
            <text:p>40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673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Ruhenbergerweg 2 7586RG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7.2" calcext:value-type="float">
            <text:p>157,2</text:p>
          </table:table-cell>
          <table:table-cell office:value-type="float" office:value="213.6" calcext:value-type="float">
            <text:p>213,6</text:p>
          </table:table-cell>
          <table:table-cell office:value-type="float" office:value="2202" calcext:value-type="float">
            <text:p>220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743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Welpeloweg 43 7586BJ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92.86" calcext:value-type="float">
            <text:p>992,86</text:p>
          </table:table-cell>
          <table:table-cell office:value-type="float" office:value="24792.4" calcext:value-type="float">
            <text:p>24792,4</text:p>
          </table:table-cell>
          <table:table-cell office:value-type="float" office:value="202841.09" calcext:value-type="float">
            <text:p>202841,0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1972" calcext:value-type="float">
            <text:p>1972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595XB29C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Heeze-Leende</text:p>
          </table:table-cell>
          <table:table-cell office:value-type="string" calcext:value-type="string">
            <text:p>Valkenswaardseweg 29C 5595XB Leen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1.5" calcext:value-type="float">
            <text:p>421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5783</text:p>
          </table:table-cell>
          <table:table-cell office:value-type="string" calcext:value-type="string">
            <text:p>37321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591TZ6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Heeze-Leende</text:p>
          </table:table-cell>
          <table:table-cell office:value-type="string" calcext:value-type="string">
            <text:p>Strabrechtseheideweg 6 5591TZ Heeze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425.3" calcext:value-type="float">
            <text:p>425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8593</text:p>
          </table:table-cell>
          <table:table-cell office:value-type="string" calcext:value-type="string">
            <text:p>37952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591TX70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Heeze-Leende</text:p>
          </table:table-cell>
          <table:table-cell office:value-type="string" calcext:value-type="string">
            <text:p>de Plaetse 70 5591TX Hee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0.5" calcext:value-type="float">
            <text:p>220,5</text:p>
          </table:table-cell>
          <table:table-cell office:value-type="float" office:value="2457" calcext:value-type="float">
            <text:p>24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9147</text:p>
          </table:table-cell>
          <table:table-cell office:value-type="string" calcext:value-type="string">
            <text:p>37881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Leudal</text:p>
          </table:table-cell>
          <table:table-cell office:value-type="string" calcext:value-type="string">
            <text:p>6083PA1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Leudal</text:p>
          </table:table-cell>
          <table:table-cell office:value-type="string" calcext:value-type="string">
            <text:p>Zelsterhof 1 6083PA Nunh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2.07" calcext:value-type="float">
            <text:p>102,07</text:p>
          </table:table-cell>
          <table:table-cell office:value-type="float" office:value="70.12" calcext:value-type="float">
            <text:p>70,12</text:p>
          </table:table-cell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3570</text:p>
          </table:table-cell>
          <table:table-cell office:value-type="string" calcext:value-type="string">
            <text:p>36300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556VG39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Valkenswaard</text:p>
          </table:table-cell>
          <table:table-cell office:value-type="string" calcext:value-type="string">
            <text:p>Peedijk 39 5556VG Valkenswaard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987.5" calcext:value-type="float">
            <text:p>1987,5</text:p>
          </table:table-cell>
          <table:table-cell office:value-type="float" office:value="106.8" calcext:value-type="float">
            <text:p>106,8</text:p>
          </table:table-cell>
          <table:table-cell office:value-type="float" office:value="35141" calcext:value-type="float">
            <text:p>3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58830</text:p>
          </table:table-cell>
          <table:table-cell office:value-type="string" calcext:value-type="string">
            <text:p>36670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595XL11</text:p>
          </table:table-cell>
          <table:table-cell office:value-type="string" calcext:value-type="string">
            <text:p>Vleesvarkens</text:p>
          </table:table-cell>
          <table:table-cell office:value-type="string" calcext:value-type="string">
            <text:p>Heeze-Leende</text:p>
          </table:table-cell>
          <table:table-cell office:value-type="string" calcext:value-type="string">
            <text:p>Paaldijk 11 5595XL Leende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office:value-type="float" office:value="9156" calcext:value-type="float">
            <text:p>9156</text:p>
          </table:table-cell>
          <table:table-cell office:value-type="float" office:value="54763" calcext:value-type="float">
            <text:p>54763</text:p>
          </table:table-cell>
          <table:table-cell office:value-type="float" office:value="364293" calcext:value-type="float">
            <text:p>364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/>
          <table:table-cell office:value-type="string" calcext:value-type="string">
            <text:p>166015</text:p>
          </table:table-cell>
          <table:table-cell office:value-type="string" calcext:value-type="string">
            <text:p>36996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595XL15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Heeze-Leende</text:p>
          </table:table-cell>
          <table:table-cell office:value-type="string" calcext:value-type="string">
            <text:p>Paaldijk 15 5595XL Leen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08.8" calcext:value-type="float">
            <text:p>1408,8</text:p>
          </table:table-cell>
          <table:table-cell office:value-type="float" office:value="0" calcext:value-type="float">
            <text:p>0</text:p>
          </table:table-cell>
          <table:table-cell office:value-type="float" office:value="26476" calcext:value-type="float">
            <text:p>26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65621</text:p>
          </table:table-cell>
          <table:table-cell office:value-type="string" calcext:value-type="string">
            <text:p>36888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595XL8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Heeze-Leende</text:p>
          </table:table-cell>
          <table:table-cell office:value-type="string" calcext:value-type="string">
            <text:p>Paaldijk 8 5595XL Leen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.5" calcext:value-type="float">
            <text:p>128,5</text:p>
          </table:table-cell>
          <table:table-cell office:value-type="float" office:value="71.2" calcext:value-type="float">
            <text:p>71,2</text:p>
          </table:table-cell>
          <table:table-cell office:value-type="float" office:value="2350" calcext:value-type="float">
            <text:p>2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66054</text:p>
          </table:table-cell>
          <table:table-cell office:value-type="string" calcext:value-type="string">
            <text:p>37011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595XL9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Heeze-Leende</text:p>
          </table:table-cell>
          <table:table-cell office:value-type="string" calcext:value-type="string">
            <text:p>Paaldijk 9 5595XL Leen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8.6" calcext:value-type="float">
            <text:p>378,6</text:p>
          </table:table-cell>
          <table:table-cell office:value-type="float" office:value="0" calcext:value-type="float">
            <text:p>0</text:p>
          </table:table-cell>
          <table:table-cell office:value-type="float" office:value="6204" calcext:value-type="float">
            <text:p>6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66190</text:p>
          </table:table-cell>
          <table:table-cell office:value-type="string" calcext:value-type="string">
            <text:p>37022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595XN4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Heeze-Leende</text:p>
          </table:table-cell>
          <table:table-cell office:value-type="string" calcext:value-type="string">
            <text:p>Heggerdijk 4 5595XN Leen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64900</text:p>
          </table:table-cell>
          <table:table-cell office:value-type="string" calcext:value-type="string">
            <text:p>36991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4522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Arnhemsestraat 159 6974LD Leuvenhei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595.6" calcext:value-type="float">
            <text:p>2595,6</text:p>
          </table:table-cell>
          <table:table-cell office:value-type="float" office:value="0" calcext:value-type="float">
            <text:p>0</text:p>
          </table:table-cell>
          <table:table-cell office:value-type="float" office:value="24772" calcext:value-type="float">
            <text:p>2477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A</text:p>
          </table:table-cell>
          <table:table-cell office:value-type="string" calcext:value-type="string">
            <text:p>ODA2017E1010</text:p>
          </table:table-cell>
          <table:table-cell/>
          <table:table-cell office:value-type="string" calcext:value-type="string">
            <text:p>Zutphen</text:p>
          </table:table-cell>
          <table:table-cell office:value-type="string" calcext:value-type="string">
            <text:p>Bronsbergen 4 c 7207AA Zutph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3584</text:p>
          </table:table-cell>
          <table:table-cell/>
          <table:table-cell office:value-type="string" calcext:value-type="string">
            <text:p>Lingewaard</text:p>
          </table:table-cell>
          <table:table-cell office:value-type="string" calcext:value-type="string">
            <text:p>Lodderhoeksestraat 19 6687LR Ang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56" calcext:value-type="float">
            <text:p>1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35695</text:p>
          </table:table-cell>
          <table:table-cell/>
          <table:table-cell office:value-type="string" calcext:value-type="string">
            <text:p>Zevenaar</text:p>
          </table:table-cell>
          <table:table-cell office:value-type="string" calcext:value-type="string">
            <text:p>Geldersewaard 2 6913AZ Aerd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895.7" calcext:value-type="float">
            <text:p>1895,7</text:p>
          </table:table-cell>
          <table:table-cell office:value-type="float" office:value="23.4" calcext:value-type="float">
            <text:p>23,4</text:p>
          </table:table-cell>
          <table:table-cell office:value-type="float" office:value="18178" calcext:value-type="float">
            <text:p>18178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5108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Ooijse Bandijk 4 6576JD Ooij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016.9" calcext:value-type="float">
            <text:p>2016,9</text:p>
          </table:table-cell>
          <table:table-cell office:value-type="float" office:value="85.8" calcext:value-type="float">
            <text:p>85,8</text:p>
          </table:table-cell>
          <table:table-cell office:value-type="float" office:value="19320" calcext:value-type="float">
            <text:p>1932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6154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Vlietberg 10 6576JB Ooij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8240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Erlecomsedam 2 6576JW Ooij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51.9" calcext:value-type="float">
            <text:p>351,9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0309</text:p>
          </table:table-cell>
          <table:table-cell/>
          <table:table-cell office:value-type="string" calcext:value-type="string">
            <text:p>Voorst</text:p>
          </table:table-cell>
          <table:table-cell office:value-type="string" calcext:value-type="string">
            <text:p>Weerdseweg 3 7384CH Wilp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385.5" calcext:value-type="float">
            <text:p>2385,5</text:p>
          </table:table-cell>
          <table:table-cell office:value-type="float" office:value="195" calcext:value-type="float">
            <text:p>195</text:p>
          </table:table-cell>
          <table:table-cell office:value-type="float" office:value="41556" calcext:value-type="float">
            <text:p>41556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3790</text:p>
          </table:table-cell>
          <table:table-cell/>
          <table:table-cell office:value-type="string" calcext:value-type="string">
            <text:p>Voorst</text:p>
          </table:table-cell>
          <table:table-cell office:value-type="string" calcext:value-type="string">
            <text:p>Weerdseweg 11 A 7384CJ Wilp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 office:value-type="float" office:value="18170" calcext:value-type="float">
            <text:p>18170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4970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Weg naar het Ganzen Ei 10 6971JG Brumm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5.52" calcext:value-type="float">
            <text:p>155,52</text:p>
          </table:table-cell>
          <table:table-cell office:value-type="float" office:value="2.72" calcext:value-type="float">
            <text:p>2,72</text:p>
          </table:table-cell>
          <table:table-cell office:value-type="float" office:value="1928" calcext:value-type="float">
            <text:p>19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232</text:p>
          </table:table-cell>
          <table:table-cell/>
          <table:table-cell office:value-type="string" calcext:value-type="string">
            <text:p>Hattem</text:p>
          </table:table-cell>
          <table:table-cell office:value-type="string" calcext:value-type="string">
            <text:p>Hoenwaardseweg 35 8051SH Hatt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04.6" calcext:value-type="float">
            <text:p>404,6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9465</text:p>
          </table:table-cell>
          <table:table-cell/>
          <table:table-cell office:value-type="string" calcext:value-type="string">
            <text:p>West Betuwe</text:p>
          </table:table-cell>
          <table:table-cell office:value-type="string" calcext:value-type="string">
            <text:p>Waalbandijk 102 4063CD Heesselt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float" office:value="51.9" calcext:value-type="float">
            <text:p>51,9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1155</text:p>
          </table:table-cell>
          <table:table-cell/>
          <table:table-cell office:value-type="string" calcext:value-type="string">
            <text:p>Zevenaar</text:p>
          </table:table-cell>
          <table:table-cell office:value-type="string" calcext:value-type="string">
            <text:p>de Berghoofdseweg 4 6911KM Pannerden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53.44" calcext:value-type="float">
            <text:p>1253,44</text:p>
          </table:table-cell>
          <table:table-cell office:value-type="float" office:value="204.6" calcext:value-type="float">
            <text:p>204,6</text:p>
          </table:table-cell>
          <table:table-cell office:value-type="float" office:value="5758" calcext:value-type="float">
            <text:p>575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8464</text:p>
          </table:table-cell>
          <table:table-cell/>
          <table:table-cell office:value-type="string" calcext:value-type="string">
            <text:p>Zevenaar</text:p>
          </table:table-cell>
          <table:table-cell office:value-type="string" calcext:value-type="string">
            <text:p>Deukerdijk 46 6911KL Panner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39.6" calcext:value-type="float">
            <text:p>939,6</text:p>
          </table:table-cell>
          <table:table-cell office:value-type="float" office:value="712" calcext:value-type="float">
            <text:p>712</text:p>
          </table:table-cell>
          <table:table-cell office:value-type="float" office:value="9032" calcext:value-type="float">
            <text:p>903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3090</text:p>
          </table:table-cell>
          <table:table-cell/>
          <table:table-cell office:value-type="string" calcext:value-type="string">
            <text:p>Rheden</text:p>
          </table:table-cell>
          <table:table-cell office:value-type="string" calcext:value-type="string">
            <text:p>Havikerwaard 55 6994JH De Steeg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43.05" calcext:value-type="float">
            <text:p>243,05</text:p>
          </table:table-cell>
          <table:table-cell office:value-type="float" office:value="1645.4" calcext:value-type="float">
            <text:p>1645,4</text:p>
          </table:table-cell>
          <table:table-cell office:value-type="float" office:value="3220" calcext:value-type="float">
            <text:p>322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8242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Erlecomseweg 80 6577JC Erleco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4406</text:p>
          </table:table-cell>
          <table:table-cell/>
          <table:table-cell office:value-type="string" calcext:value-type="string">
            <text:p>Rheden</text:p>
          </table:table-cell>
          <table:table-cell office:value-type="string" calcext:value-type="string">
            <text:p>Zutphensestraatweg 47 6956AB Spank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06.8" calcext:value-type="float">
            <text:p>206,8</text:p>
          </table:table-cell>
          <table:table-cell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342</text:p>
          </table:table-cell>
          <table:table-cell/>
          <table:table-cell office:value-type="string" calcext:value-type="string">
            <text:p>Heerde</text:p>
          </table:table-cell>
          <table:table-cell office:value-type="string" calcext:value-type="string">
            <text:p>het Oever 3 8191NN Wapenveld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60.1" calcext:value-type="float">
            <text:p>160,1</text:p>
          </table:table-cell>
          <table:table-cell office:value-type="float" office:value="1271.6" calcext:value-type="float">
            <text:p>1271,6</text:p>
          </table:table-cell>
          <table:table-cell office:value-type="float" office:value="608" calcext:value-type="float">
            <text:p>60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6104</text:p>
          </table:table-cell>
          <table:table-cell/>
          <table:table-cell office:value-type="string" calcext:value-type="string">
            <text:p>Maasdriel</text:p>
          </table:table-cell>
          <table:table-cell office:value-type="string" calcext:value-type="string">
            <text:p>Ketelsteeg 19 <text:s/>Hurwenen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float" office:value="4372" calcext:value-type="float">
            <text:p>4372</text:p>
          </table:table-cell>
          <table:table-cell office:value-type="float" office:value="27981.6" calcext:value-type="float">
            <text:p>27981,6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1543</text:p>
          </table:table-cell>
          <table:table-cell/>
          <table:table-cell office:value-type="string" calcext:value-type="string">
            <text:p>Lingewaard</text:p>
          </table:table-cell>
          <table:table-cell office:value-type="string" calcext:value-type="string">
            <text:p>Waaldijk 20 6681KJ Bemm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3840</text:p>
          </table:table-cell>
          <table:table-cell/>
          <table:table-cell office:value-type="string" calcext:value-type="string">
            <text:p>Zevenaar</text:p>
          </table:table-cell>
          <table:table-cell office:value-type="string" calcext:value-type="string">
            <text:p>Aerdtsedijk 43 6913KE Aerd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3.5" calcext:value-type="float">
            <text:p>73,5</text:p>
          </table:table-cell>
          <table:table-cell office:value-type="float" office:value="356" calcext:value-type="float">
            <text:p>356</text:p>
          </table:table-cell>
          <table:table-cell office:value-type="float" office:value="2130" calcext:value-type="float">
            <text:p>213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8865</text:p>
          </table:table-cell>
          <table:table-cell/>
          <table:table-cell office:value-type="string" calcext:value-type="string">
            <text:p>Zevenaar</text:p>
          </table:table-cell>
          <table:table-cell office:value-type="string" calcext:value-type="string">
            <text:p>Rijndijk 1 6911KA Panner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720.5" calcext:value-type="float">
            <text:p>2720,5</text:p>
          </table:table-cell>
          <table:table-cell office:value-type="float" office:value="27701.5" calcext:value-type="float">
            <text:p>27701,5</text:p>
          </table:table-cell>
          <table:table-cell office:value-type="float" office:value="28640" calcext:value-type="float">
            <text:p>28640</text:p>
          </table:table-cell>
          <table:table-cell office:value-type="float" office:value="1655" calcext:value-type="float">
            <text:p>165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9000</text:p>
          </table:table-cell>
          <table:table-cell/>
          <table:table-cell office:value-type="string" calcext:value-type="string">
            <text:p>Zevenaar</text:p>
          </table:table-cell>
          <table:table-cell office:value-type="string" calcext:value-type="string">
            <text:p>Herwensedijk 50 6914KG Herw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3616</text:p>
          </table:table-cell>
          <table:table-cell/>
          <table:table-cell office:value-type="string" calcext:value-type="string">
            <text:p>Duiven</text:p>
          </table:table-cell>
          <table:table-cell office:value-type="string" calcext:value-type="string">
            <text:p>Rijnstrangenweg 11 6923SL Groess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53.28" calcext:value-type="float">
            <text:p>1253,28</text:p>
          </table:table-cell>
          <table:table-cell office:value-type="float" office:value="6380.7" calcext:value-type="float">
            <text:p>6380,7</text:p>
          </table:table-cell>
          <table:table-cell office:value-type="float" office:value="59439" calcext:value-type="float">
            <text:p>5943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3801</text:p>
          </table:table-cell>
          <table:table-cell/>
          <table:table-cell office:value-type="string" calcext:value-type="string">
            <text:p>Lingewaard</text:p>
          </table:table-cell>
          <table:table-cell office:value-type="string" calcext:value-type="string">
            <text:p>Krakkedel 60 6686MB Doornenburg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90.3" calcext:value-type="float">
            <text:p>990,3</text:p>
          </table:table-cell>
          <table:table-cell office:value-type="float" office:value="16280.4" calcext:value-type="float">
            <text:p>16280,4</text:p>
          </table:table-cell>
          <table:table-cell office:value-type="float" office:value="7587" calcext:value-type="float">
            <text:p>7587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5624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Duffeltdijk 34 6579JE Kekerdo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6686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Hezelstraat 26 6576JN Ooij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4.8" calcext:value-type="float">
            <text:p>134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6704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Struikenweg 9 6577JJ Erleco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17.2" calcext:value-type="float">
            <text:p>617,2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6708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Weverstraat 7 6579AA Kekerdo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030.8" calcext:value-type="float">
            <text:p>2030,8</text:p>
          </table:table-cell>
          <table:table-cell office:value-type="float" office:value="0" calcext:value-type="float">
            <text:p>0</text:p>
          </table:table-cell>
          <table:table-cell office:value-type="float" office:value="19406" calcext:value-type="float">
            <text:p>19406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6709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Weverstraat 79 6579AC Kekerdo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0197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Piepenbeltweg 27 6971JH Brumm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80.4" calcext:value-type="float">
            <text:p>1280,4</text:p>
          </table:table-cell>
          <table:table-cell office:value-type="float" office:value="4447.3" calcext:value-type="float">
            <text:p>4447,3</text:p>
          </table:table-cell>
          <table:table-cell office:value-type="float" office:value="27640" calcext:value-type="float">
            <text:p>2764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279</text:p>
          </table:table-cell>
          <table:table-cell/>
          <table:table-cell office:value-type="string" calcext:value-type="string">
            <text:p>Heerde</text:p>
          </table:table-cell>
          <table:table-cell office:value-type="string" calcext:value-type="string">
            <text:p>IJsseldijk 1 8194LA Veess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0.5" calcext:value-type="float">
            <text:p>140,5</text:p>
          </table:table-cell>
          <table:table-cell office:value-type="float" office:value="390" calcext:value-type="float">
            <text:p>390</text:p>
          </table:table-cell>
          <table:table-cell office:value-type="float" office:value="1670" calcext:value-type="float">
            <text:p>167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323</text:p>
          </table:table-cell>
          <table:table-cell/>
          <table:table-cell office:value-type="string" calcext:value-type="string">
            <text:p>Heerde</text:p>
          </table:table-cell>
          <table:table-cell office:value-type="string" calcext:value-type="string">
            <text:p>de Doornbos 1 8191NJ Wapenveld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A</text:p>
          </table:table-cell>
          <table:table-cell office:value-type="string" calcext:value-type="string">
            <text:p>ODA2015E1891</text:p>
          </table:table-cell>
          <table:table-cell/>
          <table:table-cell office:value-type="string" calcext:value-type="string">
            <text:p>Lochem</text:p>
          </table:table-cell>
          <table:table-cell office:value-type="string" calcext:value-type="string">
            <text:p>Eekweg 2 7213LR Gorss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822.6" calcext:value-type="float">
            <text:p>1822,6</text:p>
          </table:table-cell>
          <table:table-cell office:value-type="float" office:value="3220" calcext:value-type="float">
            <text:p>3220</text:p>
          </table:table-cell>
          <table:table-cell office:value-type="float" office:value="34004" calcext:value-type="float">
            <text:p>3400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8098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Kerkdijk 40 6577JL Erleco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75.5" calcext:value-type="float">
            <text:p>175,5</text:p>
          </table:table-cell>
          <table:table-cell office:value-type="float" office:value="1598" calcext:value-type="float">
            <text:p>1598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10119</text:p>
          </table:table-cell>
          <table:table-cell/>
          <table:table-cell office:value-type="string" calcext:value-type="string">
            <text:p>Neder-Betuwe</text:p>
          </table:table-cell>
          <table:table-cell office:value-type="string" calcext:value-type="string">
            <text:p>Zondagsestraatje 2 4053JG IJzendoor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2526</text:p>
          </table:table-cell>
          <table:table-cell/>
          <table:table-cell office:value-type="string" calcext:value-type="string">
            <text:p>Overbetuwe</text:p>
          </table:table-cell>
          <table:table-cell office:value-type="string" calcext:value-type="string">
            <text:p>Randwijkse Rijndijk 26 6668LM Randwij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float" office:value="17460" calcext:value-type="float">
            <text:p>1746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7315</text:p>
          </table:table-cell>
          <table:table-cell/>
          <table:table-cell office:value-type="string" calcext:value-type="string">
            <text:p>Rheden</text:p>
          </table:table-cell>
          <table:table-cell office:value-type="string" calcext:value-type="string">
            <text:p>Fraterwaard 2 6955JH Elleco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9020" calcext:value-type="float">
            <text:p>902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8481</text:p>
          </table:table-cell>
          <table:table-cell/>
          <table:table-cell office:value-type="string" calcext:value-type="string">
            <text:p>Zevenaar</text:p>
          </table:table-cell>
          <table:table-cell office:value-type="string" calcext:value-type="string">
            <text:p>Aerdtsedijk 53 6913KG Aerd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76.6" calcext:value-type="float">
            <text:p>1176,6</text:p>
          </table:table-cell>
          <table:table-cell office:value-type="float" office:value="0" calcext:value-type="float">
            <text:p>0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6220</text:p>
          </table:table-cell>
          <table:table-cell/>
          <table:table-cell office:value-type="string" calcext:value-type="string">
            <text:p>Beuningen</text:p>
          </table:table-cell>
          <table:table-cell office:value-type="string" calcext:value-type="string">
            <text:p>Pastoor van der Marckstraat 25 6551ZP Weur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92.5" calcext:value-type="float">
            <text:p>192,5</text:p>
          </table:table-cell>
          <table:table-cell office:value-type="float" office:value="429" calcext:value-type="float">
            <text:p>429</text:p>
          </table:table-cell>
          <table:table-cell office:value-type="float" office:value="1416" calcext:value-type="float">
            <text:p>14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8100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Kerkdijk 50 6577JL Erleco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252</text:p>
          </table:table-cell>
          <table:table-cell/>
          <table:table-cell office:value-type="string" calcext:value-type="string">
            <text:p>Hattem</text:p>
          </table:table-cell>
          <table:table-cell office:value-type="string" calcext:value-type="string">
            <text:p>Ierstweg 2 8051SP Hatt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314.21" calcext:value-type="float">
            <text:p>2314,21</text:p>
          </table:table-cell>
          <table:table-cell office:value-type="float" office:value="27921.9" calcext:value-type="float">
            <text:p>27921,9</text:p>
          </table:table-cell>
          <table:table-cell office:value-type="float" office:value="217325" calcext:value-type="float">
            <text:p>21732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2315" calcext:value-type="float">
            <text:p>2315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341</text:p>
          </table:table-cell>
          <table:table-cell/>
          <table:table-cell office:value-type="string" calcext:value-type="string">
            <text:p>Heerde</text:p>
          </table:table-cell>
          <table:table-cell office:value-type="string" calcext:value-type="string">
            <text:p>de Belt 3 8191NV Wapenveld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76.4" calcext:value-type="float">
            <text:p>776,4</text:p>
          </table:table-cell>
          <table:table-cell office:value-type="float" office:value="3542" calcext:value-type="float">
            <text:p>3542</text:p>
          </table:table-cell>
          <table:table-cell office:value-type="float" office:value="26622" calcext:value-type="float">
            <text:p>2662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545</text:p>
          </table:table-cell>
          <table:table-cell/>
          <table:table-cell office:value-type="string" calcext:value-type="string">
            <text:p>Hattem</text:p>
          </table:table-cell>
          <table:table-cell office:value-type="string" calcext:value-type="string">
            <text:p>Geldersedijk 22 8051SG Hatt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558</text:p>
          </table:table-cell>
          <table:table-cell/>
          <table:table-cell office:value-type="string" calcext:value-type="string">
            <text:p>Hattem</text:p>
          </table:table-cell>
          <table:table-cell office:value-type="string" calcext:value-type="string">
            <text:p>Geldersedijk 79 8051SC Hatt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52.8" calcext:value-type="float">
            <text:p>752,8</text:p>
          </table:table-cell>
          <table:table-cell office:value-type="float" office:value="0" calcext:value-type="float">
            <text:p>0</text:p>
          </table:table-cell>
          <table:table-cell office:value-type="float" office:value="7234" calcext:value-type="float">
            <text:p>723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564</text:p>
          </table:table-cell>
          <table:table-cell/>
          <table:table-cell office:value-type="string" calcext:value-type="string">
            <text:p>Hattem</text:p>
          </table:table-cell>
          <table:table-cell office:value-type="string" calcext:value-type="string">
            <text:p>Geldersedijk 87 8051SE Hatt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726.8" calcext:value-type="float">
            <text:p>1726,8</text:p>
          </table:table-cell>
          <table:table-cell office:value-type="float" office:value="0" calcext:value-type="float">
            <text:p>0</text:p>
          </table:table-cell>
          <table:table-cell office:value-type="float" office:value="16680" calcext:value-type="float">
            <text:p>166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10359</text:p>
          </table:table-cell>
          <table:table-cell/>
          <table:table-cell office:value-type="string" calcext:value-type="string">
            <text:p>Neder-Betuwe</text:p>
          </table:table-cell>
          <table:table-cell office:value-type="string" calcext:value-type="string">
            <text:p>Rijnbandijk 38 4041EE Kesteren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6408" calcext:value-type="float">
            <text:p>6408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9332</text:p>
          </table:table-cell>
          <table:table-cell/>
          <table:table-cell office:value-type="string" calcext:value-type="string">
            <text:p>Duiven</text:p>
          </table:table-cell>
          <table:table-cell office:value-type="string" calcext:value-type="string">
            <text:p>Loostraat 60 6924AH Loo Gld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604.2" calcext:value-type="float">
            <text:p>2604,2</text:p>
          </table:table-cell>
          <table:table-cell office:value-type="float" office:value="17072.2" calcext:value-type="float">
            <text:p>17072,2</text:p>
          </table:table-cell>
          <table:table-cell office:value-type="float" office:value="111712" calcext:value-type="float">
            <text:p>111712</text:p>
          </table:table-cell>
          <table:table-cell table:number-columns-repeated="4"/>
          <table:table-cell office:value-type="float" office:value="726" calcext:value-type="float">
            <text:p>726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5226</text:p>
          </table:table-cell>
          <table:table-cell/>
          <table:table-cell office:value-type="string" calcext:value-type="string">
            <text:p>Overbetuwe</text:p>
          </table:table-cell>
          <table:table-cell office:value-type="string" calcext:value-type="string">
            <text:p>Drielse Rijndijk 39 6665LP Dri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797.8" calcext:value-type="float">
            <text:p>2797,8</text:p>
          </table:table-cell>
          <table:table-cell office:value-type="float" office:value="0" calcext:value-type="float">
            <text:p>0</text:p>
          </table:table-cell>
          <table:table-cell office:value-type="float" office:value="27152" calcext:value-type="float">
            <text:p>27152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5640</text:p>
          </table:table-cell>
          <table:table-cell/>
          <table:table-cell office:value-type="string" calcext:value-type="string">
            <text:p>Overbetuwe</text:p>
          </table:table-cell>
          <table:table-cell office:value-type="string" calcext:value-type="string">
            <text:p>Karstraat 1 6665LD Dri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848" calcext:value-type="float">
            <text:p>1848</text:p>
          </table:table-cell>
          <table:table-cell office:value-type="float" office:value="14168" calcext:value-type="float">
            <text:p>14168</text:p>
          </table:table-cell>
          <table:table-cell office:value-type="float" office:value="94248" calcext:value-type="float">
            <text:p>94248</text:p>
          </table:table-cell>
          <table:table-cell table:number-columns-repeated="4"/>
          <table:table-cell office:value-type="float" office:value="616" calcext:value-type="float">
            <text:p>616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8462</text:p>
          </table:table-cell>
          <table:table-cell/>
          <table:table-cell office:value-type="string" calcext:value-type="string">
            <text:p>Zevenaar</text:p>
          </table:table-cell>
          <table:table-cell office:value-type="string" calcext:value-type="string">
            <text:p>Pannerdense Waard 13 6911KM Panner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8504</text:p>
          </table:table-cell>
          <table:table-cell/>
          <table:table-cell office:value-type="string" calcext:value-type="string">
            <text:p>Zevenaar</text:p>
          </table:table-cell>
          <table:table-cell office:value-type="string" calcext:value-type="string">
            <text:p>Heuvelakkersestraat 2 6913AB Aerd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85.7" calcext:value-type="float">
            <text:p>1585,7</text:p>
          </table:table-cell>
          <table:table-cell office:value-type="float" office:value="890" calcext:value-type="float">
            <text:p>890</text:p>
          </table:table-cell>
          <table:table-cell office:value-type="float" office:value="21268" calcext:value-type="float">
            <text:p>21268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8519</text:p>
          </table:table-cell>
          <table:table-cell/>
          <table:table-cell office:value-type="string" calcext:value-type="string">
            <text:p>Zevenaar</text:p>
          </table:table-cell>
          <table:table-cell office:value-type="string" calcext:value-type="string">
            <text:p>Pannerdense Waard 12 6911KM Panner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55.6" calcext:value-type="float">
            <text:p>855,6</text:p>
          </table:table-cell>
          <table:table-cell office:value-type="float" office:value="1744.4" calcext:value-type="float">
            <text:p>1744,4</text:p>
          </table:table-cell>
          <table:table-cell office:value-type="float" office:value="18582" calcext:value-type="float">
            <text:p>18582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5767</text:p>
          </table:table-cell>
          <table:table-cell/>
          <table:table-cell office:value-type="string" calcext:value-type="string">
            <text:p>Beuningen</text:p>
          </table:table-cell>
          <table:table-cell office:value-type="string" calcext:value-type="string">
            <text:p>Hommelstraat 34 6641KZ Beuningen Gld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6.2" calcext:value-type="float">
            <text:p>36,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6434</text:p>
          </table:table-cell>
          <table:table-cell/>
          <table:table-cell office:value-type="string" calcext:value-type="string">
            <text:p>Druten</text:p>
          </table:table-cell>
          <table:table-cell office:value-type="string" calcext:value-type="string">
            <text:p>Molendam 22 6654KA Affer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71.5" calcext:value-type="float">
            <text:p>471,5</text:p>
          </table:table-cell>
          <table:table-cell office:value-type="float" office:value="1246" calcext:value-type="float">
            <text:p>1246</text:p>
          </table:table-cell>
          <table:table-cell office:value-type="float" office:value="10520" calcext:value-type="float">
            <text:p>1052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2864</text:p>
          </table:table-cell>
          <table:table-cell/>
          <table:table-cell office:value-type="string" calcext:value-type="string">
            <text:p>Voorst</text:p>
          </table:table-cell>
          <table:table-cell office:value-type="string" calcext:value-type="string">
            <text:p>Bandijk 39 7396NC Terwold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01.8" calcext:value-type="float">
            <text:p>601,8</text:p>
          </table:table-cell>
          <table:table-cell office:value-type="float" office:value="1210.4" calcext:value-type="float">
            <text:p>1210,4</text:p>
          </table:table-cell>
          <table:table-cell office:value-type="float" office:value="12300" calcext:value-type="float">
            <text:p>1230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288</text:p>
          </table:table-cell>
          <table:table-cell/>
          <table:table-cell office:value-type="string" calcext:value-type="string">
            <text:p>Heerde</text:p>
          </table:table-cell>
          <table:table-cell office:value-type="string" calcext:value-type="string">
            <text:p>Werverdijk 32 a 8191NL Wapenveld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10532.5" calcext:value-type="float">
            <text:p>10532,5</text:p>
          </table:table-cell>
          <table:table-cell office:value-type="float" office:value="10750" calcext:value-type="float">
            <text:p>10750</text:p>
          </table:table-cell>
          <table:table-cell office:value-type="float" office:value="625" calcext:value-type="float">
            <text:p>625</text:p>
          </table:table-cell>
          <table:table-cell table:number-columns-repeated="7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553</text:p>
          </table:table-cell>
          <table:table-cell/>
          <table:table-cell office:value-type="string" calcext:value-type="string">
            <text:p>Hattem</text:p>
          </table:table-cell>
          <table:table-cell office:value-type="string" calcext:value-type="string">
            <text:p>Geldersedijk 85 8051SC Hatt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68.55" calcext:value-type="float">
            <text:p>968,55</text:p>
          </table:table-cell>
          <table:table-cell office:value-type="float" office:value="1174.3" calcext:value-type="float">
            <text:p>1174,3</text:p>
          </table:table-cell>
          <table:table-cell office:value-type="float" office:value="19985" calcext:value-type="float">
            <text:p>199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7266</text:p>
          </table:table-cell>
          <table:table-cell/>
          <table:table-cell office:value-type="string" calcext:value-type="string">
            <text:p>Twenterand</text:p>
          </table:table-cell>
          <table:table-cell office:value-type="string" calcext:value-type="string">
            <text:p>Ommerweg 76 7683AZ Den Ha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44.2" calcext:value-type="float">
            <text:p>644,2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2314</text:p>
          </table:table-cell>
          <table:table-cell/>
          <table:table-cell office:value-type="string" calcext:value-type="string">
            <text:p>Hellendoorn</text:p>
          </table:table-cell>
          <table:table-cell office:value-type="string" calcext:value-type="string">
            <text:p>Eekwielensweg 4 7448PT Haarl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07.5" calcext:value-type="float">
            <text:p>507,5</text:p>
          </table:table-cell>
          <table:table-cell office:value-type="float" office:value="712" calcext:value-type="float">
            <text:p>712</text:p>
          </table:table-cell>
          <table:table-cell office:value-type="float" office:value="7700" calcext:value-type="float">
            <text:p>77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2269</text:p>
          </table:table-cell>
          <table:table-cell/>
          <table:table-cell office:value-type="string" calcext:value-type="string">
            <text:p>Hellendoorn</text:p>
          </table:table-cell>
          <table:table-cell office:value-type="string" calcext:value-type="string">
            <text:p>Lage Esweg 94 7441AZ Nijverda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1.1" calcext:value-type="float">
            <text:p>31,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2832</text:p>
          </table:table-cell>
          <table:table-cell/>
          <table:table-cell office:value-type="string" calcext:value-type="string">
            <text:p>Hellendoorn</text:p>
          </table:table-cell>
          <table:table-cell office:value-type="string" calcext:value-type="string">
            <text:p>Ligtenbergerweg 8 7441PG Nijverda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71.7" calcext:value-type="float">
            <text:p>271,7</text:p>
          </table:table-cell>
          <table:table-cell office:value-type="float" office:value="0" calcext:value-type="float">
            <text:p>0</text:p>
          </table:table-cell>
          <table:table-cell office:value-type="float" office:value="2596" calcext:value-type="float">
            <text:p>259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3769</text:p>
          </table:table-cell>
          <table:table-cell/>
          <table:table-cell office:value-type="string" calcext:value-type="string">
            <text:p>Rijssen-Holten</text:p>
          </table:table-cell>
          <table:table-cell office:value-type="string" calcext:value-type="string">
            <text:p>Helhuizerweg 14 7451KE Hol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46.8" calcext:value-type="float">
            <text:p>646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3770</text:p>
          </table:table-cell>
          <table:table-cell/>
          <table:table-cell office:value-type="string" calcext:value-type="string">
            <text:p>Rijssen-Holten</text:p>
          </table:table-cell>
          <table:table-cell office:value-type="string" calcext:value-type="string">
            <text:p>Helhuizerweg 16 7451KE Hol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26344" calcext:value-type="float">
            <text:p>26344</text:p>
          </table:table-cell>
          <table:table-cell office:value-type="float" office:value="24420" calcext:value-type="float">
            <text:p>24420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3772</text:p>
          </table:table-cell>
          <table:table-cell/>
          <table:table-cell office:value-type="string" calcext:value-type="string">
            <text:p>Rijssen-Holten</text:p>
          </table:table-cell>
          <table:table-cell office:value-type="string" calcext:value-type="string">
            <text:p>Helhuizerweg 6 7451KE Hol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25.3" calcext:value-type="float">
            <text:p>1125,3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3097</text:p>
          </table:table-cell>
          <table:table-cell/>
          <table:table-cell office:value-type="string" calcext:value-type="string">
            <text:p>Hellendoorn</text:p>
          </table:table-cell>
          <table:table-cell office:value-type="string" calcext:value-type="string">
            <text:p>Dalkruid 20 7443LD Nijverda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7694</text:p>
          </table:table-cell>
          <table:table-cell/>
          <table:table-cell office:value-type="string" calcext:value-type="string">
            <text:p>Wierden</text:p>
          </table:table-cell>
          <table:table-cell office:value-type="string" calcext:value-type="string">
            <text:p>Heerdinksschotweg 8 7641RN Wier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030.4" calcext:value-type="float">
            <text:p>2030,4</text:p>
          </table:table-cell>
          <table:table-cell office:value-type="float" office:value="0" calcext:value-type="float">
            <text:p>0</text:p>
          </table:table-cell>
          <table:table-cell office:value-type="float" office:value="21838" calcext:value-type="float">
            <text:p>21838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7741</text:p>
          </table:table-cell>
          <table:table-cell/>
          <table:table-cell office:value-type="string" calcext:value-type="string">
            <text:p>Wierden</text:p>
          </table:table-cell>
          <table:table-cell office:value-type="string" calcext:value-type="string">
            <text:p>Schaddenbeltsweg 1 7645BG Hoge Hex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7760</text:p>
          </table:table-cell>
          <table:table-cell/>
          <table:table-cell office:value-type="string" calcext:value-type="string">
            <text:p>Wierden</text:p>
          </table:table-cell>
          <table:table-cell office:value-type="string" calcext:value-type="string">
            <text:p>Dwarsdijk 7 7641RL Wier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91.8" calcext:value-type="float">
            <text:p>1291,8</text:p>
          </table:table-cell>
          <table:table-cell office:value-type="float" office:value="0" calcext:value-type="float">
            <text:p>0</text:p>
          </table:table-cell>
          <table:table-cell office:value-type="float" office:value="21208" calcext:value-type="float">
            <text:p>21208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9738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Maatmansweg 21 7662PR Hez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0.4" calcext:value-type="float">
            <text:p>70,4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9804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Oosterveldsweg 8 7662PW Hez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317.8" calcext:value-type="float">
            <text:p>2317,8</text:p>
          </table:table-cell>
          <table:table-cell office:value-type="float" office:value="0" calcext:value-type="float">
            <text:p>0</text:p>
          </table:table-cell>
          <table:table-cell office:value-type="float" office:value="27620" calcext:value-type="float">
            <text:p>27620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1615</text:p>
          </table:table-cell>
          <table:table-cell/>
          <table:table-cell office:value-type="string" calcext:value-type="string">
            <text:p>Dinkelland</text:p>
          </table:table-cell>
          <table:table-cell office:value-type="string" calcext:value-type="string">
            <text:p>Vasserweg 32 7638PL Nutt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23.3" calcext:value-type="float">
            <text:p>1323,3</text:p>
          </table:table-cell>
          <table:table-cell office:value-type="float" office:value="0" calcext:value-type="float">
            <text:p>0</text:p>
          </table:table-cell>
          <table:table-cell office:value-type="float" office:value="15946" calcext:value-type="float">
            <text:p>15946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7476</text:p>
          </table:table-cell>
          <table:table-cell/>
          <table:table-cell office:value-type="string" calcext:value-type="string">
            <text:p>Hof van Twente</text:p>
          </table:table-cell>
          <table:table-cell office:value-type="string" calcext:value-type="string">
            <text:p>Winterkamperweg 3 a 7475SJ Mark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7499</text:p>
          </table:table-cell>
          <table:table-cell/>
          <table:table-cell office:value-type="string" calcext:value-type="string">
            <text:p>Hof van Twente</text:p>
          </table:table-cell>
          <table:table-cell office:value-type="string" calcext:value-type="string">
            <text:p>Borkeldweg 6 a 7475RV Mark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2357</text:p>
          </table:table-cell>
          <table:table-cell/>
          <table:table-cell office:value-type="string" calcext:value-type="string">
            <text:p>Dinkelland</text:p>
          </table:table-cell>
          <table:table-cell office:value-type="string" calcext:value-type="string">
            <text:p>Bergvennenweg 25 7635NJ Lattrop-Breklenkamp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9.8" calcext:value-type="float">
            <text:p>109,8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2578</text:p>
          </table:table-cell>
          <table:table-cell/>
          <table:table-cell office:value-type="string" calcext:value-type="string">
            <text:p>Dinkelland</text:p>
          </table:table-cell>
          <table:table-cell office:value-type="string" calcext:value-type="string">
            <text:p>Kommiezendijk 8 7635LH Lattrop-Breklenkamp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4.9" calcext:value-type="float">
            <text:p>94,9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1565</text:p>
          </table:table-cell>
          <table:table-cell/>
          <table:table-cell office:value-type="string" calcext:value-type="string">
            <text:p>Dinkelland</text:p>
          </table:table-cell>
          <table:table-cell office:value-type="string" calcext:value-type="string">
            <text:p>Glipsdijk 1 7595MB Weers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30.4" calcext:value-type="float">
            <text:p>430,4</text:p>
          </table:table-cell>
          <table:table-cell office:value-type="float" office:value="0" calcext:value-type="float">
            <text:p>0</text:p>
          </table:table-cell>
          <table:table-cell office:value-type="float" office:value="5568" calcext:value-type="float">
            <text:p>556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2206</text:p>
          </table:table-cell>
          <table:table-cell/>
          <table:table-cell office:value-type="string" calcext:value-type="string">
            <text:p>Dinkelland</text:p>
          </table:table-cell>
          <table:table-cell office:value-type="string" calcext:value-type="string">
            <text:p>Glipsdijk 5 7595MB Weers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9951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Hooidijk 31 7661RA Vass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60.8" calcext:value-type="float">
            <text:p>360,8</text:p>
          </table:table-cell>
          <table:table-cell office:value-type="float" office:value="0" calcext:value-type="float">
            <text:p>0</text:p>
          </table:table-cell>
          <table:table-cell office:value-type="float" office:value="3116" calcext:value-type="float">
            <text:p>311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0290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Oosteriksweg 29 7663TA Mand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13064" calcext:value-type="float">
            <text:p>13064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0895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Brunninkhuisweg 2 7662PH Hez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77.5" calcext:value-type="float">
            <text:p>477,5</text:p>
          </table:table-cell>
          <table:table-cell office:value-type="float" office:value="397.8" calcext:value-type="float">
            <text:p>397,8</text:p>
          </table:table-cell>
          <table:table-cell office:value-type="float" office:value="8442" calcext:value-type="float">
            <text:p>844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1011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Drieschichtsweg 9 7663TG Mand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8.9" calcext:value-type="float">
            <text:p>68,9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9910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Brunninkhuisweg 3 7662PH Hez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9.2" calcext:value-type="float">
            <text:p>29,2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0287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Oosteriksweg 20 7663TA Mand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88.8" calcext:value-type="float">
            <text:p>588,8</text:p>
          </table:table-cell>
          <table:table-cell office:value-type="float" office:value="0" calcext:value-type="float">
            <text:p>0</text:p>
          </table:table-cell>
          <table:table-cell office:value-type="float" office:value="7880" calcext:value-type="float">
            <text:p>788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0352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Oosteriksweg 25 7663TA Mand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23.6" calcext:value-type="float">
            <text:p>423,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0944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Bouwmansweg 5 a 7662PD Hez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45.3" calcext:value-type="float">
            <text:p>1345,3</text:p>
          </table:table-cell>
          <table:table-cell office:value-type="float" office:value="0" calcext:value-type="float">
            <text:p>0</text:p>
          </table:table-cell>
          <table:table-cell office:value-type="float" office:value="15906" calcext:value-type="float">
            <text:p>1590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9716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Binnenveldsweg 51 7661RP Vass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21.8" calcext:value-type="float">
            <text:p>221,8</text:p>
          </table:table-cell>
          <table:table-cell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9831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Braambergweg 10 7662PT Hez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31.9" calcext:value-type="float">
            <text:p>831,9</text:p>
          </table:table-cell>
          <table:table-cell office:value-type="float" office:value="0" calcext:value-type="float">
            <text:p>0</text:p>
          </table:table-cell>
          <table:table-cell office:value-type="float" office:value="9856" calcext:value-type="float">
            <text:p>985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9834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Maatmansweg 17 7662PR Hez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776.17" calcext:value-type="float">
            <text:p>1776,17</text:p>
          </table:table-cell>
          <table:table-cell office:value-type="float" office:value="18.18" calcext:value-type="float">
            <text:p>18,18</text:p>
          </table:table-cell>
          <table:table-cell office:value-type="float" office:value="23730" calcext:value-type="float">
            <text:p>2373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9962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Denekamperweg 246 7661RM Vass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74.1" calcext:value-type="float">
            <text:p>1574,1</text:p>
          </table:table-cell>
          <table:table-cell office:value-type="float" office:value="0" calcext:value-type="float">
            <text:p>0</text:p>
          </table:table-cell>
          <table:table-cell office:value-type="float" office:value="14842" calcext:value-type="float">
            <text:p>14842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0062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Boakenkampsweg 10 7661RN Vass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150.4" calcext:value-type="float">
            <text:p>2150,4</text:p>
          </table:table-cell>
          <table:table-cell office:value-type="float" office:value="0" calcext:value-type="float">
            <text:p>0</text:p>
          </table:table-cell>
          <table:table-cell office:value-type="float" office:value="23502" calcext:value-type="float">
            <text:p>2350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0391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Beekzijdeweg 44 7661RV Vass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088.4" calcext:value-type="float">
            <text:p>2088,4</text:p>
          </table:table-cell>
          <table:table-cell office:value-type="float" office:value="0" calcext:value-type="float">
            <text:p>0</text:p>
          </table:table-cell>
          <table:table-cell office:value-type="float" office:value="32952" calcext:value-type="float">
            <text:p>32952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0219</text:p>
          </table:table-cell>
          <table:table-cell/>
          <table:table-cell office:value-type="string" calcext:value-type="string">
            <text:p>Tubbergen</text:p>
          </table:table-cell>
          <table:table-cell office:value-type="string" calcext:value-type="string">
            <text:p>Pausweg 7 7662PS Hez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766" calcext:value-type="float">
            <text:p>5766</text:p>
          </table:table-cell>
          <table:table-cell office:value-type="float" office:value="18283.8" calcext:value-type="float">
            <text:p>18283,8</text:p>
          </table:table-cell>
          <table:table-cell office:value-type="float" office:value="845380" calcext:value-type="float">
            <text:p>845380</text:p>
          </table:table-cell>
          <table:table-cell/>
          <table:table-cell office:value-type="float" office:value="19660" calcext:value-type="float">
            <text:p>19660</text:p>
          </table:table-cell>
          <table:table-cell table:number-columns-repeated="6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1395</text:p>
          </table:table-cell>
          <table:table-cell/>
          <table:table-cell office:value-type="string" calcext:value-type="string">
            <text:p>Dinkelland</text:p>
          </table:table-cell>
          <table:table-cell office:value-type="string" calcext:value-type="string">
            <text:p>Lomanskampweg 3 7636PH Ag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46.2" calcext:value-type="float">
            <text:p>346,2</text:p>
          </table:table-cell>
          <table:table-cell office:value-type="float" office:value="0" calcext:value-type="float">
            <text:p>0</text:p>
          </table:table-cell>
          <table:table-cell office:value-type="float" office:value="5130" calcext:value-type="float">
            <text:p>513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1214</text:p>
          </table:table-cell>
          <table:table-cell/>
          <table:table-cell office:value-type="string" calcext:value-type="string">
            <text:p>Dinkelland</text:p>
          </table:table-cell>
          <table:table-cell office:value-type="string" calcext:value-type="string">
            <text:p>Broekweg 2 7596MB Rossu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81.18" calcext:value-type="float">
            <text:p>581,18</text:p>
          </table:table-cell>
          <table:table-cell office:value-type="float" office:value="8.5" calcext:value-type="float">
            <text:p>8,5</text:p>
          </table:table-cell>
          <table:table-cell office:value-type="float" office:value="8316" calcext:value-type="float">
            <text:p>83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1398</text:p>
          </table:table-cell>
          <table:table-cell/>
          <table:table-cell office:value-type="string" calcext:value-type="string">
            <text:p>Dinkelland</text:p>
          </table:table-cell>
          <table:table-cell office:value-type="string" calcext:value-type="string">
            <text:p>Laarweg 6 7596MC Rossu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1753</text:p>
          </table:table-cell>
          <table:table-cell/>
          <table:table-cell office:value-type="string" calcext:value-type="string">
            <text:p>Dinkelland</text:p>
          </table:table-cell>
          <table:table-cell office:value-type="string" calcext:value-type="string">
            <text:p>Twelweg 15 7596MD Rossu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19.8" calcext:value-type="float">
            <text:p>419,8</text:p>
          </table:table-cell>
          <table:table-cell office:value-type="float" office:value="1566.4" calcext:value-type="float">
            <text:p>1566,4</text:p>
          </table:table-cell>
          <table:table-cell office:value-type="float" office:value="8340" calcext:value-type="float">
            <text:p>834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2161</text:p>
          </table:table-cell>
          <table:table-cell/>
          <table:table-cell office:value-type="string" calcext:value-type="string">
            <text:p>Dinkelland</text:p>
          </table:table-cell>
          <table:table-cell office:value-type="string" calcext:value-type="string">
            <text:p>Rossumerstraat 39 7636PK Ag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61.4" calcext:value-type="float">
            <text:p>261,4</text:p>
          </table:table-cell>
          <table:table-cell office:value-type="float" office:value="0" calcext:value-type="float">
            <text:p>0</text:p>
          </table:table-cell>
          <table:table-cell office:value-type="float" office:value="4180" calcext:value-type="float">
            <text:p>418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2760</text:p>
          </table:table-cell>
          <table:table-cell/>
          <table:table-cell office:value-type="string" calcext:value-type="string">
            <text:p>Dinkelland</text:p>
          </table:table-cell>
          <table:table-cell office:value-type="string" calcext:value-type="string">
            <text:p>Twelweg 2 7596MD Rossu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15420" calcext:value-type="float">
            <text:p>15420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617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Punthuizerweg 4 7588PE Beun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08.1" calcext:value-type="float">
            <text:p>308,1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219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Glanestraat 14 7586RX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53.5" calcext:value-type="float">
            <text:p>253,5</text:p>
          </table:table-cell>
          <table:table-cell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21973</text:p>
          </table:table-cell>
          <table:table-cell/>
          <table:table-cell office:value-type="string" calcext:value-type="string">
            <text:p>Dinkelland</text:p>
          </table:table-cell>
          <table:table-cell office:value-type="string" calcext:value-type="string">
            <text:p>Stroothuizerweg 37 7591NB Denekamp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680" calcext:value-type="float">
            <text:p>468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296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Holtweg 10 7588PC Beun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02.3" calcext:value-type="float">
            <text:p>602,3</text:p>
          </table:table-cell>
          <table:table-cell office:value-type="float" office:value="676.4" calcext:value-type="float">
            <text:p>676,4</text:p>
          </table:table-cell>
          <table:table-cell office:value-type="float" office:value="8163" calcext:value-type="float">
            <text:p>816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297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Holtweg 9 7588PC Beun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43.28" calcext:value-type="float">
            <text:p>1343,28</text:p>
          </table:table-cell>
          <table:table-cell office:value-type="float" office:value="3228.5" calcext:value-type="float">
            <text:p>3228,5</text:p>
          </table:table-cell>
          <table:table-cell office:value-type="float" office:value="33999" calcext:value-type="float">
            <text:p>339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625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Punthuizerweg 19 7588PE Beun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34.4" calcext:value-type="float">
            <text:p>1234,4</text:p>
          </table:table-cell>
          <table:table-cell office:value-type="float" office:value="35.6" calcext:value-type="float">
            <text:p>35,6</text:p>
          </table:table-cell>
          <table:table-cell office:value-type="float" office:value="20471" calcext:value-type="float">
            <text:p>2047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627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Punthuizerweg 22 7588PE Beun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082.9" calcext:value-type="float">
            <text:p>2082,9</text:p>
          </table:table-cell>
          <table:table-cell office:value-type="float" office:value="142.4" calcext:value-type="float">
            <text:p>142,4</text:p>
          </table:table-cell>
          <table:table-cell office:value-type="float" office:value="24836.18" calcext:value-type="float">
            <text:p>24836,18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630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Punthuizerweg 21 7588PE Beunin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56.6" calcext:value-type="float">
            <text:p>1556,6</text:p>
          </table:table-cell>
          <table:table-cell office:value-type="float" office:value="71.2" calcext:value-type="float">
            <text:p>71,2</text:p>
          </table:table-cell>
          <table:table-cell office:value-type="float" office:value="19602" calcext:value-type="float">
            <text:p>19602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198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Glanerbrugdijk 7 7582RC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65" calcext:value-type="float">
            <text:p>1465</text:p>
          </table:table-cell>
          <table:table-cell office:value-type="float" office:value="1724.4" calcext:value-type="float">
            <text:p>1724,4</text:p>
          </table:table-cell>
          <table:table-cell office:value-type="float" office:value="19410.16" calcext:value-type="float">
            <text:p>19410,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118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Denekamperdijk 50 7581PJ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35.78" calcext:value-type="float">
            <text:p>1235,78</text:p>
          </table:table-cell>
          <table:table-cell office:value-type="float" office:value="811.7" calcext:value-type="float">
            <text:p>811,7</text:p>
          </table:table-cell>
          <table:table-cell office:value-type="float" office:value="16374" calcext:value-type="float">
            <text:p>1637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202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Gildehauserweg 35 7581PE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56.9" calcext:value-type="float">
            <text:p>456,9</text:p>
          </table:table-cell>
          <table:table-cell office:value-type="float" office:value="2741.2" calcext:value-type="float">
            <text:p>2741,2</text:p>
          </table:table-cell>
          <table:table-cell office:value-type="float" office:value="9112.6" calcext:value-type="float">
            <text:p>9112,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712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Strootsweg 4 7586RR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44.5" calcext:value-type="float">
            <text:p>244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716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Strootsweg 6 7586RR Overdin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71.9" calcext:value-type="float">
            <text:p>871,9</text:p>
          </table:table-cell>
          <table:table-cell office:value-type="float" office:value="71.2" calcext:value-type="float">
            <text:p>71,2</text:p>
          </table:table-cell>
          <table:table-cell office:value-type="float" office:value="10359.09" calcext:value-type="float">
            <text:p>10359,0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611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Postweg 25 7587PB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93.4" calcext:value-type="float">
            <text:p>693,4</text:p>
          </table:table-cell>
          <table:table-cell office:value-type="float" office:value="71.2" calcext:value-type="float">
            <text:p>71,2</text:p>
          </table:table-cell>
          <table:table-cell office:value-type="float" office:value="13649.09" calcext:value-type="float">
            <text:p>13649,0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017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Belvedereweg 1 7587LV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27.4" calcext:value-type="float">
            <text:p>227,4</text:p>
          </table:table-cell>
          <table:table-cell office:value-type="float" office:value="106.8" calcext:value-type="float">
            <text:p>106,8</text:p>
          </table:table-cell>
          <table:table-cell office:value-type="float" office:value="2831.18" calcext:value-type="float">
            <text:p>2831,1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045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Bethlehemsweg 4 7581PR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07.7" calcext:value-type="float">
            <text:p>1407,7</text:p>
          </table:table-cell>
          <table:table-cell office:value-type="float" office:value="1780" calcext:value-type="float">
            <text:p>1780</text:p>
          </table:table-cell>
          <table:table-cell office:value-type="float" office:value="19465.06" calcext:value-type="float">
            <text:p>19465,0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046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Bethlehemsweg 6 7581PR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05.52" calcext:value-type="float">
            <text:p>305,52</text:p>
          </table:table-cell>
          <table:table-cell office:value-type="float" office:value="113.94" calcext:value-type="float">
            <text:p>113,94</text:p>
          </table:table-cell>
          <table:table-cell office:value-type="float" office:value="5211" calcext:value-type="float">
            <text:p>52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115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Daminksweg 2 7587NK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7.1" calcext:value-type="float">
            <text:p>87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120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Denekamperstraat 4 7587NB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37.3" calcext:value-type="float">
            <text:p>637,3</text:p>
          </table:table-cell>
          <table:table-cell office:value-type="float" office:value="0" calcext:value-type="float">
            <text:p>0</text:p>
          </table:table-cell>
          <table:table-cell office:value-type="float" office:value="5966" calcext:value-type="float">
            <text:p>5966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263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Hoge Kaviksweg 5 7587LP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26.6" calcext:value-type="float">
            <text:p>626,6</text:p>
          </table:table-cell>
          <table:table-cell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604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Postweg 17 7587PB de Lutt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949.82" calcext:value-type="float">
            <text:p>1949,82</text:p>
          </table:table-cell>
          <table:table-cell office:value-type="float" office:value="107.82" calcext:value-type="float">
            <text:p>107,82</text:p>
          </table:table-cell>
          <table:table-cell office:value-type="float" office:value="23805.18" calcext:value-type="float">
            <text:p>23805,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0727</text:p>
          </table:table-cell>
          <table:table-cell/>
          <table:table-cell office:value-type="string" calcext:value-type="string">
            <text:p>Losser</text:p>
          </table:table-cell>
          <table:table-cell office:value-type="string" calcext:value-type="string">
            <text:p>Veldmatenweg 2 7581PP Losser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19.8" calcext:value-type="float">
            <text:p>319,8</text:p>
          </table:table-cell>
          <table:table-cell office:value-type="float" office:value="0" calcext:value-type="float">
            <text:p>0</text:p>
          </table:table-cell>
          <table:table-cell office:value-type="float" office:value="3116" calcext:value-type="float">
            <text:p>311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1452</text:p>
          </table:table-cell>
          <table:table-cell/>
          <table:table-cell office:value-type="string" calcext:value-type="string">
            <text:p>Haaksbergen</text:p>
          </table:table-cell>
          <table:table-cell office:value-type="string" calcext:value-type="string">
            <text:p>Appelhofweg 3 7481VK Haaksber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73.5" calcext:value-type="float">
            <text:p>1373,5</text:p>
          </table:table-cell>
          <table:table-cell office:value-type="float" office:value="35.6" calcext:value-type="float">
            <text:p>35,6</text:p>
          </table:table-cell>
          <table:table-cell office:value-type="float" office:value="14723" calcext:value-type="float">
            <text:p>1472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1545</text:p>
          </table:table-cell>
          <table:table-cell/>
          <table:table-cell office:value-type="string" calcext:value-type="string">
            <text:p>Haaksbergen</text:p>
          </table:table-cell>
          <table:table-cell office:value-type="string" calcext:value-type="string">
            <text:p>Buurserstraat 193 7481EM Haaksber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0753</text:p>
          </table:table-cell>
          <table:table-cell/>
          <table:table-cell office:value-type="string" calcext:value-type="string">
            <text:p>Haaksbergen</text:p>
          </table:table-cell>
          <table:table-cell office:value-type="string" calcext:value-type="string">
            <text:p>Waarveldweg <text:s/>7481TG Haaksber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3.9" calcext:value-type="float">
            <text:p>3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0348</text:p>
          </table:table-cell>
          <table:table-cell/>
          <table:table-cell office:value-type="string" calcext:value-type="string">
            <text:p>Haaksbergen</text:p>
          </table:table-cell>
          <table:table-cell office:value-type="string" calcext:value-type="string">
            <text:p>Buurserstraat 202 7481EM Haaksber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18600" calcext:value-type="float">
            <text:p>186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0517</text:p>
          </table:table-cell>
          <table:table-cell/>
          <table:table-cell office:value-type="string" calcext:value-type="string">
            <text:p>Haaksbergen</text:p>
          </table:table-cell>
          <table:table-cell office:value-type="string" calcext:value-type="string">
            <text:p>Welmerweg 1 7481TL Haaksber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0700</text:p>
          </table:table-cell>
          <table:table-cell/>
          <table:table-cell office:value-type="string" calcext:value-type="string">
            <text:p>Haaksbergen</text:p>
          </table:table-cell>
          <table:table-cell office:value-type="string" calcext:value-type="string">
            <text:p>Peddedijk 50 7481TV Haaksber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561.2" calcext:value-type="float">
            <text:p>3561,2</text:p>
          </table:table-cell>
          <table:table-cell office:value-type="float" office:value="0" calcext:value-type="float">
            <text:p>0</text:p>
          </table:table-cell>
          <table:table-cell office:value-type="float" office:value="39116" calcext:value-type="float">
            <text:p>39116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1485</text:p>
          </table:table-cell>
          <table:table-cell/>
          <table:table-cell office:value-type="string" calcext:value-type="string">
            <text:p>Haaksbergen</text:p>
          </table:table-cell>
          <table:table-cell office:value-type="string" calcext:value-type="string">
            <text:p>Hanebulterweg 8 7481TW Haaksber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00.5" calcext:value-type="float">
            <text:p>600,5</text:p>
          </table:table-cell>
          <table:table-cell office:value-type="float" office:value="397.8" calcext:value-type="float">
            <text:p>397,8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1127</text:p>
          </table:table-cell>
          <table:table-cell/>
          <table:table-cell office:value-type="string" calcext:value-type="string">
            <text:p>Haaksbergen</text:p>
          </table:table-cell>
          <table:table-cell office:value-type="string" calcext:value-type="string">
            <text:p>Alsteedseweg 77 7481RT Haaksber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6510" calcext:value-type="float">
            <text:p>651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504311</text:p>
          </table:table-cell>
          <table:table-cell/>
          <table:table-cell office:value-type="string" calcext:value-type="string">
            <text:p>Haaksbergen</text:p>
          </table:table-cell>
          <table:table-cell office:value-type="string" calcext:value-type="string">
            <text:p>Witteveenweg 10 7481RC Haaksber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8.4" calcext:value-type="float">
            <text:p>98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4968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Voorstondensestraat 2 6971KS Brumm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67.6" calcext:value-type="float">
            <text:p>867,6</text:p>
          </table:table-cell>
          <table:table-cell office:value-type="float" office:value="0" calcext:value-type="float">
            <text:p>0</text:p>
          </table:table-cell>
          <table:table-cell office:value-type="float" office:value="8326" calcext:value-type="float">
            <text:p>832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5118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Windheuvelstraat 1 6971JV Brumm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87.7" calcext:value-type="float">
            <text:p>887,7</text:p>
          </table:table-cell>
          <table:table-cell office:value-type="float" office:value="54.6" calcext:value-type="float">
            <text:p>54,6</text:p>
          </table:table-cell>
          <table:table-cell office:value-type="float" office:value="8604" calcext:value-type="float">
            <text:p>860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5163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Hoevesteeg 27 6975AG Ton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625.6" calcext:value-type="float">
            <text:p>1625,6</text:p>
          </table:table-cell>
          <table:table-cell office:value-type="float" office:value="0" calcext:value-type="float">
            <text:p>0</text:p>
          </table:table-cell>
          <table:table-cell office:value-type="float" office:value="17612" calcext:value-type="float">
            <text:p>17612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9773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Hoevesteeg 36 6975AG Ton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3.7" calcext:value-type="float">
            <text:p>53,7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9774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Haarweg 10 6975AJ Ton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54.6" calcext:value-type="float">
            <text:p>1054,6</text:p>
          </table:table-cell>
          <table:table-cell office:value-type="float" office:value="109.2" calcext:value-type="float">
            <text:p>109,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9803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Voorstondensestraat 4 6971KS Brumm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46.2" calcext:value-type="float">
            <text:p>446,2</text:p>
          </table:table-cell>
          <table:table-cell office:value-type="float" office:value="0" calcext:value-type="float">
            <text:p>0</text:p>
          </table:table-cell>
          <table:table-cell office:value-type="float" office:value="4286" calcext:value-type="float">
            <text:p>428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ODT11133</text:p>
          </table:table-cell>
          <table:table-cell/>
          <table:table-cell office:value-type="string" calcext:value-type="string">
            <text:p>Haaksbergen</text:p>
          </table:table-cell>
          <table:table-cell office:value-type="string" calcext:value-type="string">
            <text:p>Beekweg 8 7481RG Haaksber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96.7" calcext:value-type="float">
            <text:p>196,7</text:p>
          </table:table-cell>
          <table:table-cell office:value-type="float" office:value="446.1" calcext:value-type="float">
            <text:p>446,1</text:p>
          </table:table-cell>
          <table:table-cell office:value-type="float" office:value="2260" calcext:value-type="float">
            <text:p>226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Veehouderijen van Overijssel — OD_EXTERN:GEO_VEEHOUDERIJEN_OVERIJSSEL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OVERIJSSEL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2785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Vijfsprongweg 56 6741JB Lunteren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92.5" calcext:value-type="float">
            <text:p>892,5</text:p>
          </table:table-cell>
          <table:table-cell office:value-type="float" office:value="10650.5" calcext:value-type="float">
            <text:p>10650,5</text:p>
          </table:table-cell>
          <table:table-cell office:value-type="float" office:value="91035" calcext:value-type="float">
            <text:p>91035</text:p>
          </table:table-cell>
          <table:table-cell table:number-columns-repeated="4"/>
          <table:table-cell office:value-type="float" office:value="595" calcext:value-type="float">
            <text:p>595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5950</text:p>
          </table:table-cell>
          <table:table-cell/>
          <table:table-cell office:value-type="string" calcext:value-type="string">
            <text:p>Harderwijk</text:p>
          </table:table-cell>
          <table:table-cell office:value-type="string" calcext:value-type="string">
            <text:p>Parallelweg 19 3849MJ Hier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706" calcext:value-type="float">
            <text:p>3706</text:p>
          </table:table-cell>
          <table:table-cell office:value-type="float" office:value="20801.6" calcext:value-type="float">
            <text:p>20801,6</text:p>
          </table:table-cell>
          <table:table-cell office:value-type="float" office:value="695788" calcext:value-type="float">
            <text:p>695788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108</text:p>
          </table:table-cell>
          <table:table-cell/>
          <table:table-cell office:value-type="string" calcext:value-type="string">
            <text:p>Harderwijk</text:p>
          </table:table-cell>
          <table:table-cell office:value-type="string" calcext:value-type="string">
            <text:p>Parallelweg 20 3849MK Hierden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363.19" calcext:value-type="float">
            <text:p>5363,19</text:p>
          </table:table-cell>
          <table:table-cell office:value-type="float" office:value="12514.11" calcext:value-type="float">
            <text:p>12514,11</text:p>
          </table:table-cell>
          <table:table-cell office:value-type="float" office:value="2145276" calcext:value-type="float">
            <text:p>2145276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173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Kempersweg 51 8075PT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0505.6" calcext:value-type="float">
            <text:p>20505,6</text:p>
          </table:table-cell>
          <table:table-cell office:value-type="float" office:value="19008" calcext:value-type="float">
            <text:p>19008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841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Veenweg 160 8075PS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4699.2" calcext:value-type="float">
            <text:p>4699,2</text:p>
          </table:table-cell>
          <table:table-cell office:value-type="float" office:value="7596" calcext:value-type="float">
            <text:p>7596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6024</text:p>
          </table:table-cell>
          <table:table-cell/>
          <table:table-cell office:value-type="string" calcext:value-type="string">
            <text:p>Harderwijk</text:p>
          </table:table-cell>
          <table:table-cell office:value-type="string" calcext:value-type="string">
            <text:p>Parallelweg 12 3849MJ Hier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152.06" calcext:value-type="float">
            <text:p>3152,06</text:p>
          </table:table-cell>
          <table:table-cell office:value-type="float" office:value="9720.6" calcext:value-type="float">
            <text:p>9720,6</text:p>
          </table:table-cell>
          <table:table-cell office:value-type="float" office:value="1787300" calcext:value-type="float">
            <text:p>1787300</text:p>
          </table:table-cell>
          <table:table-cell/>
          <table:table-cell office:value-type="float" office:value="13400" calcext:value-type="float">
            <text:p>13400</text:p>
          </table:table-cell>
          <table:table-cell table:number-columns-repeated="3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018MIL118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Hoeverweg 1 6733BH Wekero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9.9" calcext:value-type="float">
            <text:p>3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9845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Pollenseveenweg 2 8166HT Ems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723.2" calcext:value-type="float">
            <text:p>3723,2</text:p>
          </table:table-cell>
          <table:table-cell office:value-type="float" office:value="32684" calcext:value-type="float">
            <text:p>326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716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Garderenseweg 60 3852NK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6612.6" calcext:value-type="float">
            <text:p>16612,6</text:p>
          </table:table-cell>
          <table:table-cell office:value-type="float" office:value="39475.2" calcext:value-type="float">
            <text:p>39475,2</text:p>
          </table:table-cell>
          <table:table-cell office:value-type="float" office:value="2071140" calcext:value-type="float">
            <text:p>207114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009MIL038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Kreelseweg 0PERC 6718CB Ede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017MIL001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Immenweg 12 6741KP Lunt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42.4" calcext:value-type="float">
            <text:p>242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1775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Kraaikamperweg 1 6732EN Harskamp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628" calcext:value-type="float">
            <text:p>4628</text:p>
          </table:table-cell>
          <table:table-cell office:value-type="float" office:value="4290" calcext:value-type="float">
            <text:p>429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137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Kreelseweg 94 6718SK Ed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72.5" calcext:value-type="float">
            <text:p>1472,5</text:p>
          </table:table-cell>
          <table:table-cell office:value-type="float" office:value="0" calcext:value-type="float">
            <text:p>0</text:p>
          </table:table-cell>
          <table:table-cell office:value-type="float" office:value="16852" calcext:value-type="float">
            <text:p>16852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280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Wekeromseweg 42 6718SE Ede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871" calcext:value-type="float">
            <text:p>2871</text:p>
          </table:table-cell>
          <table:table-cell office:value-type="float" office:value="4603.5" calcext:value-type="float">
            <text:p>4603,5</text:p>
          </table:table-cell>
          <table:table-cell office:value-type="float" office:value="212850" calcext:value-type="float">
            <text:p>212850</text:p>
          </table:table-cell>
          <table:table-cell/>
          <table:table-cell office:value-type="float" office:value="4950" calcext:value-type="float">
            <text:p>4950</text:p>
          </table:table-cell>
          <table:table-cell table:number-columns-repeated="6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355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Ginkelseweg 2 6721MH Bennekom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7.9" calcext:value-type="float">
            <text:p>107,9</text:p>
          </table:table-cell>
          <table:table-cell office:value-type="float" office:value="756.6" calcext:value-type="float">
            <text:p>756,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3714</text:p>
          </table:table-cell>
          <table:table-cell/>
          <table:table-cell office:value-type="string" calcext:value-type="string">
            <text:p>Arnhem</text:p>
          </table:table-cell>
          <table:table-cell office:value-type="string" calcext:value-type="string">
            <text:p>Harderwijkerweg 3 6816VA Arnh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116" calcext:value-type="float">
            <text:p>1116</text:p>
          </table:table-cell>
          <table:table-cell office:value-type="float" office:value="10988" calcext:value-type="float">
            <text:p>1098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4179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Pomphulweg 104 7346AN Hoog So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880" calcext:value-type="float">
            <text:p>388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550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Hessenmeer 20 3852NZ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79.7" calcext:value-type="float">
            <text:p>1179,7</text:p>
          </table:table-cell>
          <table:table-cell office:value-type="float" office:value="11641.2" calcext:value-type="float">
            <text:p>11641,2</text:p>
          </table:table-cell>
          <table:table-cell office:value-type="float" office:value="11095" calcext:value-type="float">
            <text:p>11095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573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Postweg 50 3852PK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619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De Beek 137 3852PL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956.5" calcext:value-type="float">
            <text:p>1956,5</text:p>
          </table:table-cell>
          <table:table-cell office:value-type="float" office:value="19900.4" calcext:value-type="float">
            <text:p>19900,4</text:p>
          </table:table-cell>
          <table:table-cell office:value-type="float" office:value="18447" calcext:value-type="float">
            <text:p>18447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954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De Beek 125 3852PL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149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De Beek 89 3852PL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78.8" calcext:value-type="float">
            <text:p>178,8</text:p>
          </table:table-cell>
          <table:table-cell office:value-type="float" office:value="0" calcext:value-type="float">
            <text:p>0</text:p>
          </table:table-cell>
          <table:table-cell office:value-type="float" office:value="2556" calcext:value-type="float">
            <text:p>255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249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De Beek 77 3852PL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28" calcext:value-type="float">
            <text:p>1428</text:p>
          </table:table-cell>
          <table:table-cell office:value-type="float" office:value="14524.8" calcext:value-type="float">
            <text:p>14524,8</text:p>
          </table:table-cell>
          <table:table-cell office:value-type="float" office:value="13464" calcext:value-type="float">
            <text:p>13464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374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Kleine Kolonieweg 77 8075PB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72.5" calcext:value-type="float">
            <text:p>472,5</text:p>
          </table:table-cell>
          <table:table-cell office:value-type="float" office:value="4806" calcext:value-type="float">
            <text:p>4806</text:p>
          </table:table-cell>
          <table:table-cell office:value-type="float" office:value="4455" calcext:value-type="float">
            <text:p>445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427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Schotkampweg 179 8075RD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4.7" calcext:value-type="float">
            <text:p>114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628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Molenbergweg 98 8075PJ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4048" calcext:value-type="float">
            <text:p>4048</text:p>
          </table:table-cell>
          <table:table-cell office:value-type="float" office:value="26928" calcext:value-type="float">
            <text:p>26928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690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Weideweg 35 8075PE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48.4" calcext:value-type="float">
            <text:p>348,4</text:p>
          </table:table-cell>
          <table:table-cell office:value-type="float" office:value="0" calcext:value-type="float">
            <text:p>0</text:p>
          </table:table-cell>
          <table:table-cell office:value-type="float" office:value="3368" calcext:value-type="float">
            <text:p>336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703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Middenweg 46 8075PM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773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Veenweg 37 8075PR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1107.2" calcext:value-type="float">
            <text:p>11107,2</text:p>
          </table:table-cell>
          <table:table-cell office:value-type="float" office:value="10296" calcext:value-type="float">
            <text:p>10296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902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Middenweg 40 8075PM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952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Hooiweg 180 8075PZ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048.3" calcext:value-type="float">
            <text:p>4048,3</text:p>
          </table:table-cell>
          <table:table-cell office:value-type="float" office:value="39053.2" calcext:value-type="float">
            <text:p>39053,2</text:p>
          </table:table-cell>
          <table:table-cell office:value-type="float" office:value="52093" calcext:value-type="float">
            <text:p>52093</text:p>
          </table:table-cell>
          <table:table-cell table:number-columns-repeated="2"/>
          <table:table-cell office:value-type="float" office:value="1097" calcext:value-type="float">
            <text:p>109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954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't Frusselt 95 8076RG Vierhou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962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Middenweg 34 8075PM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405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Kleine Kolonieweg 103 8075PB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1.6" calcext:value-type="float">
            <text:p>61,6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593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Kleine Kolonieweg 89 8075PB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786" calcext:value-type="float">
            <text:p>2786</text:p>
          </table:table-cell>
          <table:table-cell office:value-type="float" office:value="28337.6" calcext:value-type="float">
            <text:p>28337,6</text:p>
          </table:table-cell>
          <table:table-cell office:value-type="float" office:value="26268" calcext:value-type="float">
            <text:p>26268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740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Kleine Kolonieweg 45 8075PB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5.5" calcext:value-type="float">
            <text:p>3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353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Delenseweg 55 7352TB Hoenderlo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36.5" calcext:value-type="float">
            <text:p>736,5</text:p>
          </table:table-cell>
          <table:table-cell office:value-type="float" office:value="124.8" calcext:value-type="float">
            <text:p>124,8</text:p>
          </table:table-cell>
          <table:table-cell office:value-type="float" office:value="7400" calcext:value-type="float">
            <text:p>74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886-PB-0075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Putterweg 75 3886PB Garderen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8480" calcext:value-type="float">
            <text:p>28480</text:p>
          </table:table-cell>
          <table:table-cell office:value-type="float" office:value="26400" calcext:value-type="float">
            <text:p>2640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886-KE-0006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Koesteeg 6 3886KE Garderen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767.5" calcext:value-type="float">
            <text:p>2767,5</text:p>
          </table:table-cell>
          <table:table-cell office:value-type="float" office:value="18550.6" calcext:value-type="float">
            <text:p>18550,6</text:p>
          </table:table-cell>
          <table:table-cell office:value-type="float" office:value="127191" calcext:value-type="float">
            <text:p>12719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089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Eendenparkweg 25 3852LC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12950" calcext:value-type="float">
            <text:p>12950</text:p>
          </table:table-cell>
          <table:table-cell office:value-type="float" office:value="53550" calcext:value-type="float">
            <text:p>53550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330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Harderwijkerweg 554 8077RM Hulshors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62.9" calcext:value-type="float">
            <text:p>1362,9</text:p>
          </table:table-cell>
          <table:table-cell office:value-type="float" office:value="106.8" calcext:value-type="float">
            <text:p>106,8</text:p>
          </table:table-cell>
          <table:table-cell office:value-type="float" office:value="14637" calcext:value-type="float">
            <text:p>14637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630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Oudedijk 47 3888MP Udd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3.4" calcext:value-type="float">
            <text:p>143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2191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Houtkampweg 7 6731AV Otter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72.7" calcext:value-type="float">
            <text:p>272,7</text:p>
          </table:table-cell>
          <table:table-cell office:value-type="float" office:value="121.2" calcext:value-type="float">
            <text:p>121,2</text:p>
          </table:table-cell>
          <table:table-cell office:value-type="float" office:value="8435" calcext:value-type="float">
            <text:p>843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2236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Edeseweg 122 6721KE Benneko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6.3" calcext:value-type="float">
            <text:p>106,3</text:p>
          </table:table-cell>
          <table:table-cell office:value-type="float" office:value="37.6" calcext:value-type="float">
            <text:p>37,6</text:p>
          </table:table-cell>
          <table:table-cell office:value-type="float" office:value="2188" calcext:value-type="float">
            <text:p>21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275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Wekeromseweg 54 6718SE Ed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0.5" calcext:value-type="float">
            <text:p>3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81-PW-0046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Tolnegenweg 46 3781PW Voorthuiz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12.5" calcext:value-type="float">
            <text:p>612,5</text:p>
          </table:table-cell>
          <table:table-cell office:value-type="float" office:value="6230" calcext:value-type="float">
            <text:p>6230</text:p>
          </table:table-cell>
          <table:table-cell office:value-type="float" office:value="5775" calcext:value-type="float">
            <text:p>577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886-MN-0175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Apeldoornsestraat 175 3886MN Gard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0.1" calcext:value-type="float">
            <text:p>80,1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3023</text:p>
          </table:table-cell>
          <table:table-cell/>
          <table:table-cell office:value-type="string" calcext:value-type="string">
            <text:p>Renkum</text:p>
          </table:table-cell>
          <table:table-cell office:value-type="string" calcext:value-type="string">
            <text:p>W.A. Scholtenlaan 142 6865NA Doorwerth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435</text:p>
          </table:table-cell>
          <table:table-cell/>
          <table:table-cell office:value-type="string" calcext:value-type="string">
            <text:p>Arnhem</text:p>
          </table:table-cell>
          <table:table-cell office:value-type="string" calcext:value-type="string">
            <text:p>Amsterdamseweg 453 6816VJ Arnh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42.1" calcext:value-type="float">
            <text:p>742,1</text:p>
          </table:table-cell>
          <table:table-cell office:value-type="float" office:value="1210.4" calcext:value-type="float">
            <text:p>1210,4</text:p>
          </table:table-cell>
          <table:table-cell office:value-type="float" office:value="12966" calcext:value-type="float">
            <text:p>1296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20043</text:p>
          </table:table-cell>
          <table:table-cell/>
          <table:table-cell office:value-type="string" calcext:value-type="string">
            <text:p>Arnhem</text:p>
          </table:table-cell>
          <table:table-cell office:value-type="string" calcext:value-type="string">
            <text:p>Bakenbergseweg 215 6816PB Arnh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6325</text:p>
          </table:table-cell>
          <table:table-cell/>
          <table:table-cell office:value-type="string" calcext:value-type="string">
            <text:p>Renkum</text:p>
          </table:table-cell>
          <table:table-cell office:value-type="string" calcext:value-type="string">
            <text:p>Valkenburglaan 3 6861AH Oosterbeek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32.8" calcext:value-type="float">
            <text:p>232,8</text:p>
          </table:table-cell>
          <table:table-cell office:value-type="float" office:value="854.4" calcext:value-type="float">
            <text:p>854,4</text:p>
          </table:table-cell>
          <table:table-cell office:value-type="float" office:value="4992" calcext:value-type="float">
            <text:p>499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6440</text:p>
          </table:table-cell>
          <table:table-cell/>
          <table:table-cell office:value-type="string" calcext:value-type="string">
            <text:p>Renkum</text:p>
          </table:table-cell>
          <table:table-cell office:value-type="string" calcext:value-type="string">
            <text:p>Boersberg 1 6865NG Doorwerth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536.2" calcext:value-type="float">
            <text:p>2536,2</text:p>
          </table:table-cell>
          <table:table-cell office:value-type="float" office:value="1780" calcext:value-type="float">
            <text:p>178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6445</text:p>
          </table:table-cell>
          <table:table-cell/>
          <table:table-cell office:value-type="string" calcext:value-type="string">
            <text:p>Renkum</text:p>
          </table:table-cell>
          <table:table-cell office:value-type="string" calcext:value-type="string">
            <text:p>Quadenoord 2 6871NG Renku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77.5" calcext:value-type="float">
            <text:p>977,5</text:p>
          </table:table-cell>
          <table:table-cell office:value-type="float" office:value="680" calcext:value-type="float">
            <text:p>680</text:p>
          </table:table-cell>
          <table:table-cell office:value-type="float" office:value="168000" calcext:value-type="float">
            <text:p>16800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6457</text:p>
          </table:table-cell>
          <table:table-cell/>
          <table:table-cell office:value-type="string" calcext:value-type="string">
            <text:p>Renkum</text:p>
          </table:table-cell>
          <table:table-cell office:value-type="string" calcext:value-type="string">
            <text:p>Fonteinallee 33 6865ND Doorwerth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043.9" calcext:value-type="float">
            <text:p>3043,9</text:p>
          </table:table-cell>
          <table:table-cell office:value-type="float" office:value="0" calcext:value-type="float">
            <text:p>0</text:p>
          </table:table-cell>
          <table:table-cell office:value-type="float" office:value="28920" calcext:value-type="float">
            <text:p>289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6484</text:p>
          </table:table-cell>
          <table:table-cell/>
          <table:table-cell office:value-type="string" calcext:value-type="string">
            <text:p>Renkum</text:p>
          </table:table-cell>
          <table:table-cell office:value-type="string" calcext:value-type="string">
            <text:p>Kabeljauw 9 6866NE Heelsu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39.5" calcext:value-type="float">
            <text:p>1139,5</text:p>
          </table:table-cell>
          <table:table-cell office:value-type="float" office:value="7654" calcext:value-type="float">
            <text:p>7654</text:p>
          </table:table-cell>
          <table:table-cell office:value-type="float" office:value="36550" calcext:value-type="float">
            <text:p>36550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6758</text:p>
          </table:table-cell>
          <table:table-cell/>
          <table:table-cell office:value-type="string" calcext:value-type="string">
            <text:p>Rheden</text:p>
          </table:table-cell>
          <table:table-cell office:value-type="string" calcext:value-type="string">
            <text:p>van Zwietenlaan 15 6957AJ Laag-So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6942</text:p>
          </table:table-cell>
          <table:table-cell/>
          <table:table-cell office:value-type="string" calcext:value-type="string">
            <text:p>Rheden</text:p>
          </table:table-cell>
          <table:table-cell office:value-type="string" calcext:value-type="string">
            <text:p>Prof. Winternitzlaan 4 6957DM Laag-So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  <table:table-cell office:value-type="float" office:value="25342" calcext:value-type="float">
            <text:p>25342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7120</text:p>
          </table:table-cell>
          <table:table-cell/>
          <table:table-cell office:value-type="string" calcext:value-type="string">
            <text:p>Rheden</text:p>
          </table:table-cell>
          <table:table-cell office:value-type="string" calcext:value-type="string">
            <text:p>Prof. Stokvislaan 2 6957DJ Laag-So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00.28" calcext:value-type="float">
            <text:p>500,28</text:p>
          </table:table-cell>
          <table:table-cell office:value-type="float" office:value="1150.28" calcext:value-type="float">
            <text:p>1150,28</text:p>
          </table:table-cell>
          <table:table-cell office:value-type="float" office:value="5954" calcext:value-type="float">
            <text:p>5954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0098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Le Chevalierlaan 1 8162PD Ep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199.6" calcext:value-type="float">
            <text:p>2199,6</text:p>
          </table:table-cell>
          <table:table-cell office:value-type="float" office:value="0" calcext:value-type="float">
            <text:p>0</text:p>
          </table:table-cell>
          <table:table-cell office:value-type="float" office:value="21108" calcext:value-type="float">
            <text:p>21108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0121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Harderwijkerweg 4 6961GJ Eerbeek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348.4" calcext:value-type="float">
            <text:p>3348,4</text:p>
          </table:table-cell>
          <table:table-cell office:value-type="float" office:value="0" calcext:value-type="float">
            <text:p>0</text:p>
          </table:table-cell>
          <table:table-cell office:value-type="float" office:value="37654" calcext:value-type="float">
            <text:p>37654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1119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Koeweg 27 8162PH Ep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8790" calcext:value-type="float">
            <text:p>879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1232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Le Chevalierlaan 9 8162PD Ep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22.3" calcext:value-type="float">
            <text:p>422,3</text:p>
          </table:table-cell>
          <table:table-cell office:value-type="float" office:value="148.2" calcext:value-type="float">
            <text:p>148,2</text:p>
          </table:table-cell>
          <table:table-cell office:value-type="float" office:value="7906" calcext:value-type="float">
            <text:p>790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912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Vossen 69 3888NW Udd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781.8" calcext:value-type="float">
            <text:p>1781,8</text:p>
          </table:table-cell>
          <table:table-cell office:value-type="float" office:value="510.8" calcext:value-type="float">
            <text:p>510,8</text:p>
          </table:table-cell>
          <table:table-cell office:value-type="float" office:value="20949" calcext:value-type="float">
            <text:p>2094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4320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Hameinde 22 7371CS Loen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02.7" calcext:value-type="float">
            <text:p>202,7</text:p>
          </table:table-cell>
          <table:table-cell office:value-type="float" office:value="178" calcext:value-type="float">
            <text:p>178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464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Heegderweg 34 3888MD Udd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41.6" calcext:value-type="float">
            <text:p>541,6</text:p>
          </table:table-cell>
          <table:table-cell office:value-type="float" office:value="5126.4" calcext:value-type="float">
            <text:p>5126,4</text:p>
          </table:table-cell>
          <table:table-cell office:value-type="float" office:value="4962" calcext:value-type="float">
            <text:p>4962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6260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Delerwoud 9 7351TS Hoenderlo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19.2" calcext:value-type="float">
            <text:p>619,2</text:p>
          </table:table-cell>
          <table:table-cell office:value-type="float" office:value="0" calcext:value-type="float">
            <text:p>0</text:p>
          </table:table-cell>
          <table:table-cell office:value-type="float" office:value="9880" calcext:value-type="float">
            <text:p>988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809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Garderenseweg 59 3888LB Udd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38.8" calcext:value-type="float">
            <text:p>938,8</text:p>
          </table:table-cell>
          <table:table-cell office:value-type="float" office:value="0" calcext:value-type="float">
            <text:p>0</text:p>
          </table:table-cell>
          <table:table-cell office:value-type="float" office:value="8826" calcext:value-type="float">
            <text:p>8826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9591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Greutelseweg 25 7345CR Wenum Wies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18.5" calcext:value-type="float">
            <text:p>218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9931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Hertenkampsweg 1 8171PT Vaass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86.2" calcext:value-type="float">
            <text:p>386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135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Jhr. Dr. C.J. Sandbergweg 31 3852PT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214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Uddelermeerweg 242 3852NT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675.4" calcext:value-type="float">
            <text:p>1675,4</text:p>
          </table:table-cell>
          <table:table-cell office:value-type="float" office:value="0" calcext:value-type="float">
            <text:p>0</text:p>
          </table:table-cell>
          <table:table-cell office:value-type="float" office:value="19724" calcext:value-type="float">
            <text:p>19724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296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Jhr. Dr. C.J. Sandbergweg 68 3852PV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17.8" calcext:value-type="float">
            <text:p>917,8</text:p>
          </table:table-cell>
          <table:table-cell office:value-type="float" office:value="0" calcext:value-type="float">
            <text:p>0</text:p>
          </table:table-cell>
          <table:table-cell office:value-type="float" office:value="12904" calcext:value-type="float">
            <text:p>12904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373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Paleisweg 207 3852NN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62.8" calcext:value-type="float">
            <text:p>162,8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485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Jhr. Dr. C.J. Sandbergweg 40 3852PV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11.8" calcext:value-type="float">
            <text:p>311,8</text:p>
          </table:table-cell>
          <table:table-cell office:value-type="float" office:value="0" calcext:value-type="float">
            <text:p>0</text:p>
          </table:table-cell>
          <table:table-cell office:value-type="float" office:value="3154" calcext:value-type="float">
            <text:p>315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486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Garderenseweg 407 3852NJ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830.68" calcext:value-type="float">
            <text:p>1830,68</text:p>
          </table:table-cell>
          <table:table-cell office:value-type="float" office:value="747.66" calcext:value-type="float">
            <text:p>747,66</text:p>
          </table:table-cell>
          <table:table-cell office:value-type="float" office:value="196246" calcext:value-type="float">
            <text:p>196246</text:p>
          </table:table-cell>
          <table:table-cell/>
          <table:table-cell office:value-type="float" office:value="2199" calcext:value-type="float">
            <text:p>2199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824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Jhr. Dr. C.J. Sandbergweg 36 3852PV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14.4" calcext:value-type="float">
            <text:p>1214,4</text:p>
          </table:table-cell>
          <table:table-cell office:value-type="float" office:value="0" calcext:value-type="float">
            <text:p>0</text:p>
          </table:table-cell>
          <table:table-cell office:value-type="float" office:value="11870" calcext:value-type="float">
            <text:p>1187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908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Allee 40 3852PM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262.8" calcext:value-type="float">
            <text:p>2262,8</text:p>
          </table:table-cell>
          <table:table-cell office:value-type="float" office:value="156" calcext:value-type="float">
            <text:p>156</text:p>
          </table:table-cell>
          <table:table-cell office:value-type="float" office:value="21576" calcext:value-type="float">
            <text:p>21576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964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Veenweg 185 3852PN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51.6" calcext:value-type="float">
            <text:p>651,6</text:p>
          </table:table-cell>
          <table:table-cell office:value-type="float" office:value="0" calcext:value-type="float">
            <text:p>0</text:p>
          </table:table-cell>
          <table:table-cell office:value-type="float" office:value="7128" calcext:value-type="float">
            <text:p>712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611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Oudeweg 63 8077ST Hulshors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83.32" calcext:value-type="float">
            <text:p>483,32</text:p>
          </table:table-cell>
          <table:table-cell office:value-type="float" office:value="801.2" calcext:value-type="float">
            <text:p>801,2</text:p>
          </table:table-cell>
          <table:table-cell office:value-type="float" office:value="11396" calcext:value-type="float">
            <text:p>1139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753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Vuurkuilweg 23 8077RP Hulshors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1.6" calcext:value-type="float">
            <text:p>81,6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781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Harderwijkerweg 229 8077RD Hulshors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1.5" calcext:value-type="float">
            <text:p>91,5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799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Kleine Kolonieweg 166 8075PC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675" calcext:value-type="float">
            <text:p>2675</text:p>
          </table:table-cell>
          <table:table-cell office:value-type="float" office:value="24279.2" calcext:value-type="float">
            <text:p>24279,2</text:p>
          </table:table-cell>
          <table:table-cell office:value-type="float" office:value="25338" calcext:value-type="float">
            <text:p>25338</text:p>
          </table:table-cell>
          <table:table-cell table:number-columns-repeated="2"/>
          <table:table-cell office:value-type="float" office:value="706" calcext:value-type="float">
            <text:p>70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847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Bosrand 69 8075BL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22428" calcext:value-type="float">
            <text:p>22428</text:p>
          </table:table-cell>
          <table:table-cell office:value-type="float" office:value="20790" calcext:value-type="float">
            <text:p>20790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218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Molenbergweg 142 8075PJ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272" calcext:value-type="float">
            <text:p>4272</text:p>
          </table:table-cell>
          <table:table-cell office:value-type="float" office:value="3960" calcext:value-type="float">
            <text:p>396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419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Bosrand 109 8075BL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894" calcext:value-type="float">
            <text:p>389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538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Oosteinderweg 114 8072PD Nun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10.4" calcext:value-type="float">
            <text:p>210,4</text:p>
          </table:table-cell>
          <table:table-cell office:value-type="float" office:value="0" calcext:value-type="float">
            <text:p>0</text:p>
          </table:table-cell>
          <table:table-cell office:value-type="float" office:value="3436" calcext:value-type="float">
            <text:p>34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672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Schotweg 38 8077SV Hulshors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799" calcext:value-type="float">
            <text:p>1799</text:p>
          </table:table-cell>
          <table:table-cell office:value-type="float" office:value="18298.4" calcext:value-type="float">
            <text:p>18298,4</text:p>
          </table:table-cell>
          <table:table-cell office:value-type="float" office:value="16962" calcext:value-type="float">
            <text:p>16962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3920</text:p>
          </table:table-cell>
          <table:table-cell/>
          <table:table-cell office:value-type="string" calcext:value-type="string">
            <text:p>Elburg</text:p>
          </table:table-cell>
          <table:table-cell office:value-type="string" calcext:value-type="string">
            <text:p>Kuijlmansweg 2 8085RX Doornspij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17.9" calcext:value-type="float">
            <text:p>417,9</text:p>
          </table:table-cell>
          <table:table-cell office:value-type="float" office:value="1402" calcext:value-type="float">
            <text:p>1402</text:p>
          </table:table-cell>
          <table:table-cell office:value-type="float" office:value="8066" calcext:value-type="float">
            <text:p>806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4541</text:p>
          </table:table-cell>
          <table:table-cell/>
          <table:table-cell office:value-type="string" calcext:value-type="string">
            <text:p>Putten</text:p>
          </table:table-cell>
          <table:table-cell office:value-type="string" calcext:value-type="string">
            <text:p>Hoorneweg 6 3881NK Put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64.4" calcext:value-type="float">
            <text:p>1164,4</text:p>
          </table:table-cell>
          <table:table-cell office:value-type="float" office:value="11694.3" calcext:value-type="float">
            <text:p>11694,3</text:p>
          </table:table-cell>
          <table:table-cell office:value-type="float" office:value="105684" calcext:value-type="float">
            <text:p>10568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155" calcext:value-type="float">
            <text:p>1155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240</text:p>
          </table:table-cell>
          <table:table-cell/>
          <table:table-cell office:value-type="string" calcext:value-type="string">
            <text:p>Hattem</text:p>
          </table:table-cell>
          <table:table-cell office:value-type="string" calcext:value-type="string">
            <text:p>Molecaten 3 8051PN Hatt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63.1" calcext:value-type="float">
            <text:p>163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293</text:p>
          </table:table-cell>
          <table:table-cell/>
          <table:table-cell office:value-type="string" calcext:value-type="string">
            <text:p>Arnhem</text:p>
          </table:table-cell>
          <table:table-cell office:value-type="string" calcext:value-type="string">
            <text:p>Bakenbergseweg 223 6816PB Arnh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2888</text:p>
          </table:table-cell>
          <table:table-cell/>
          <table:table-cell office:value-type="string" calcext:value-type="string">
            <text:p>Arnhem</text:p>
          </table:table-cell>
          <table:table-cell office:value-type="string" calcext:value-type="string">
            <text:p>Wekeromseweg 82 6816VS Arnh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6.9" calcext:value-type="float">
            <text:p>86,9</text:p>
          </table:table-cell>
          <table:table-cell office:value-type="float" office:value="37.6" calcext:value-type="float">
            <text:p>37,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2282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Kampheuvellaan 34 7351DA Hoenderlo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400</text:p>
          </table:table-cell>
          <table:table-cell/>
          <table:table-cell office:value-type="string" calcext:value-type="string">
            <text:p>Oldebroek</text:p>
          </table:table-cell>
          <table:table-cell office:value-type="string" calcext:value-type="string">
            <text:p>Broekeroordsweg 5 8095RM 't Loo Oldebro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19.025" calcext:value-type="float">
            <text:p>1419,025</text:p>
          </table:table-cell>
          <table:table-cell office:value-type="float" office:value="15105.75" calcext:value-type="float">
            <text:p>15105,75</text:p>
          </table:table-cell>
          <table:table-cell office:value-type="float" office:value="987050" calcext:value-type="float">
            <text:p>987050</text:p>
          </table:table-cell>
          <table:table-cell/>
          <table:table-cell office:value-type="float" office:value="45775" calcext:value-type="float">
            <text:p>45775</text:p>
          </table:table-cell>
          <table:table-cell table:number-columns-repeated="6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322</text:p>
          </table:table-cell>
          <table:table-cell/>
          <table:table-cell office:value-type="string" calcext:value-type="string">
            <text:p>Arnhem</text:p>
          </table:table-cell>
          <table:table-cell office:value-type="string" calcext:value-type="string">
            <text:p>Harderwijkerweg 2 6816VA Arnh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6.2" calcext:value-type="float">
            <text:p>146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632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Oudedijk 31 3888MP Udd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15450.4" calcext:value-type="float">
            <text:p>15450,4</text:p>
          </table:table-cell>
          <table:table-cell office:value-type="float" office:value="14322" calcext:value-type="float">
            <text:p>14322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0021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Veenweg 1 8162RJ Epe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Ja</text:p>
          </table:table-cell>
          <table:table-cell/>
          <table:table-cell office:value-type="float" office:value="4272.3" calcext:value-type="float">
            <text:p>4272,3</text:p>
          </table:table-cell>
          <table:table-cell office:value-type="float" office:value="25160" calcext:value-type="float">
            <text:p>25160</text:p>
          </table:table-cell>
          <table:table-cell office:value-type="float" office:value="4813820" calcext:value-type="float">
            <text:p>4813820</text:p>
          </table:table-cell>
          <table:table-cell/>
          <table:table-cell office:value-type="float" office:value="74000" calcext:value-type="float">
            <text:p>7400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0105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Bekenwalweg 12 8161ST Ep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36.6" calcext:value-type="float">
            <text:p>536,6</text:p>
          </table:table-cell>
          <table:table-cell office:value-type="float" office:value="5405" calcext:value-type="float">
            <text:p>5405</text:p>
          </table:table-cell>
          <table:table-cell office:value-type="float" office:value="38847" calcext:value-type="float">
            <text:p>3884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0314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Papenstraat 22 8162RR Ep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8318" calcext:value-type="float">
            <text:p>8318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0315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Poelweg 68 8171NG Vaass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96.1" calcext:value-type="float">
            <text:p>296,1</text:p>
          </table:table-cell>
          <table:table-cell office:value-type="float" office:value="0" calcext:value-type="float">
            <text:p>0</text:p>
          </table:table-cell>
          <table:table-cell office:value-type="float" office:value="3822" calcext:value-type="float">
            <text:p>382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0669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Elspeterweg 42 8171EV Vaass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6.4" calcext:value-type="float">
            <text:p>136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0749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Grensweg 1 8162RV Ep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37.6" calcext:value-type="float">
            <text:p>37,6</text:p>
          </table:table-cell>
          <table:table-cell office:value-type="float" office:value="9696" calcext:value-type="float">
            <text:p>96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0753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Grensweg 13 8166HC Ems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9.8" calcext:value-type="float">
            <text:p>119,8</text:p>
          </table:table-cell>
          <table:table-cell office:value-type="float" office:value="356" calcext:value-type="float">
            <text:p>356</text:p>
          </table:table-cell>
          <table:table-cell office:value-type="float" office:value="2884" calcext:value-type="float">
            <text:p>288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1085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Kiefkampsweg 7 8166JW Ems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50.35" calcext:value-type="float">
            <text:p>450,35</text:p>
          </table:table-cell>
          <table:table-cell office:value-type="float" office:value="128.2" calcext:value-type="float">
            <text:p>128,2</text:p>
          </table:table-cell>
          <table:table-cell office:value-type="float" office:value="5022" calcext:value-type="float">
            <text:p>50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1207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Langeweg 1 8162RX Ep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90.9" calcext:value-type="float">
            <text:p>390,9</text:p>
          </table:table-cell>
          <table:table-cell office:value-type="float" office:value="179.4" calcext:value-type="float">
            <text:p>179,4</text:p>
          </table:table-cell>
          <table:table-cell office:value-type="float" office:value="3596" calcext:value-type="float">
            <text:p>359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1401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Oude Apeldoornseweg 80 8171LW Vaass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24" calcext:value-type="float">
            <text:p>1424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1402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Oude Apeldoornseweg 86 8171LW Vaass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2.8" calcext:value-type="float">
            <text:p>42,8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1403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Oude Apeldoornseweg 109 8171LV Vaass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1432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Papenstraat 8 8162RP Epe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84.8" calcext:value-type="float">
            <text:p>384,8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1440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Papenstraat 32 8162RR Ep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1130" calcext:value-type="float">
            <text:p>1113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4602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Grensweg 10 8162RV Ep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6.3" calcext:value-type="float">
            <text:p>46,3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960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De Poel 3 C 7345EA Wenum Wies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7832" calcext:value-type="float">
            <text:p>7832</text:p>
          </table:table-cell>
          <table:table-cell office:value-type="float" office:value="23700" calcext:value-type="float">
            <text:p>2370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4334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Hoenderloseweg 143 7339GE Ugchel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17.7" calcext:value-type="float">
            <text:p>717,7</text:p>
          </table:table-cell>
          <table:table-cell office:value-type="float" office:value="0" calcext:value-type="float">
            <text:p>0</text:p>
          </table:table-cell>
          <table:table-cell office:value-type="float" office:value="8226" calcext:value-type="float">
            <text:p>822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9842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Kopermolenweg 4 8161RM Ep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96.55" calcext:value-type="float">
            <text:p>296,55</text:p>
          </table:table-cell>
          <table:table-cell office:value-type="float" office:value="553.8" calcext:value-type="float">
            <text:p>553,8</text:p>
          </table:table-cell>
          <table:table-cell office:value-type="float" office:value="6777" calcext:value-type="float">
            <text:p>677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9958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Heetkampsweg 6 8166GH Ems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03.4" calcext:value-type="float">
            <text:p>303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463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De Beek 149 3852PL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28.5" calcext:value-type="float">
            <text:p>1528,5</text:p>
          </table:table-cell>
          <table:table-cell office:value-type="float" office:value="13901.4" calcext:value-type="float">
            <text:p>13901,4</text:p>
          </table:table-cell>
          <table:table-cell office:value-type="float" office:value="41724" calcext:value-type="float">
            <text:p>41724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710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Postweg 21 3852PK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79.2" calcext:value-type="float">
            <text:p>779,2</text:p>
          </table:table-cell>
          <table:table-cell office:value-type="float" office:value="0" calcext:value-type="float">
            <text:p>0</text:p>
          </table:table-cell>
          <table:table-cell office:value-type="float" office:value="7462" calcext:value-type="float">
            <text:p>746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009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Otterloseweg 40 6732BS Harskamp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937" calcext:value-type="float">
            <text:p>6937</text:p>
          </table:table-cell>
          <table:table-cell office:value-type="float" office:value="70559.2" calcext:value-type="float">
            <text:p>70559,2</text:p>
          </table:table-cell>
          <table:table-cell office:value-type="float" office:value="65406" calcext:value-type="float">
            <text:p>65406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3730</text:p>
          </table:table-cell>
          <table:table-cell/>
          <table:table-cell office:value-type="string" calcext:value-type="string">
            <text:p>Arnhem</text:p>
          </table:table-cell>
          <table:table-cell office:value-type="string" calcext:value-type="string">
            <text:p>Hoenderloseweg 1 6816SV Arnh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400.8" calcext:value-type="float">
            <text:p>2400,8</text:p>
          </table:table-cell>
          <table:table-cell office:value-type="float" office:value="0" calcext:value-type="float">
            <text:p>0</text:p>
          </table:table-cell>
          <table:table-cell office:value-type="float" office:value="23728" calcext:value-type="float">
            <text:p>2372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5438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Assel 12 7346AK Hoog So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6.5" calcext:value-type="float">
            <text:p>46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501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Haspel 121 3852LR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569.72" calcext:value-type="float">
            <text:p>2569,72</text:p>
          </table:table-cell>
          <table:table-cell office:value-type="float" office:value="5763.38" calcext:value-type="float">
            <text:p>5763,38</text:p>
          </table:table-cell>
          <table:table-cell office:value-type="float" office:value="988008" calcext:value-type="float">
            <text:p>988008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453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BelvÃ©dÃ¨relaan 24 8072DG Nun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1710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Braeckweg 2 6732GA Harskamp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1852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Koeweg 12 6731SJ Otter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836.9" calcext:value-type="float">
            <text:p>1836,9</text:p>
          </table:table-cell>
          <table:table-cell office:value-type="float" office:value="17355" calcext:value-type="float">
            <text:p>173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1906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Roekelseweg 29 6733BN Wekerom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89.5" calcext:value-type="float">
            <text:p>1389,5</text:p>
          </table:table-cell>
          <table:table-cell office:value-type="float" office:value="14133.2" calcext:value-type="float">
            <text:p>14133,2</text:p>
          </table:table-cell>
          <table:table-cell office:value-type="float" office:value="13101" calcext:value-type="float">
            <text:p>13101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1910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Roekelseweg 54 6733BP Wekerom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2580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Valkse Engweg 3 6733JK Wekerom</text:p>
          </table:table-cell>
          <table:table-cell office:value-type="string" calcext:value-type="string">
            <text:p>Geen plich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66.08" calcext:value-type="float">
            <text:p>1066,08</text:p>
          </table:table-cell>
          <table:table-cell office:value-type="float" office:value="1843.6" calcext:value-type="float">
            <text:p>1843,6</text:p>
          </table:table-cell>
          <table:table-cell office:value-type="float" office:value="180786" calcext:value-type="float">
            <text:p>180786</text:p>
          </table:table-cell>
          <table:table-cell/>
          <table:table-cell office:value-type="float" office:value="2040" calcext:value-type="float">
            <text:p>204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2727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Veldhuizerweg 2 6741HH Lunteren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14168.8" calcext:value-type="float">
            <text:p>14168,8</text:p>
          </table:table-cell>
          <table:table-cell office:value-type="float" office:value="13134" calcext:value-type="float">
            <text:p>13134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2810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Koudhoornweg 9 6741JG Lunteren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9200" calcext:value-type="float">
            <text:p>9200</text:p>
          </table:table-cell>
          <table:table-cell office:value-type="float" office:value="61200" calcext:value-type="float">
            <text:p>61200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2982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't Zandwater 4 6732EJ Harskamp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5819" calcext:value-type="float">
            <text:p>5819</text:p>
          </table:table-cell>
          <table:table-cell office:value-type="float" office:value="38709" calcext:value-type="float">
            <text:p>38709</text:p>
          </table:table-cell>
          <table:table-cell table:number-columns-repeated="4"/>
          <table:table-cell office:value-type="float" office:value="253" calcext:value-type="float">
            <text:p>253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2993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Beekdalseweg 2 6731SG Otter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7.65" calcext:value-type="float">
            <text:p>117,65</text:p>
          </table:table-cell>
          <table:table-cell office:value-type="float" office:value="120.4" calcext:value-type="float">
            <text:p>120,4</text:p>
          </table:table-cell>
          <table:table-cell office:value-type="float" office:value="2024" calcext:value-type="float">
            <text:p>20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159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Roekelse Bosweg 5 6731SH Otter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21.2" calcext:value-type="float">
            <text:p>321,2</text:p>
          </table:table-cell>
          <table:table-cell office:value-type="float" office:value="0" calcext:value-type="float">
            <text:p>0</text:p>
          </table:table-cell>
          <table:table-cell office:value-type="float" office:value="2774" calcext:value-type="float">
            <text:p>277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222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Hessenweg 114 6741JR Lunt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6.6" calcext:value-type="float">
            <text:p>76,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239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Lunterse Bosweg 2 6741KN Lunteren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54.5" calcext:value-type="float">
            <text:p>954,5</text:p>
          </table:table-cell>
          <table:table-cell office:value-type="float" office:value="5423.7" calcext:value-type="float">
            <text:p>5423,7</text:p>
          </table:table-cell>
          <table:table-cell office:value-type="float" office:value="46359" calcext:value-type="float">
            <text:p>46359</text:p>
          </table:table-cell>
          <table:table-cell table:number-columns-repeated="4"/>
          <table:table-cell office:value-type="float" office:value="303" calcext:value-type="float">
            <text:p>303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306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Hoge Valksedijk 5 6718SG Ede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36.3" calcext:value-type="float">
            <text:p>536,3</text:p>
          </table:table-cell>
          <table:table-cell office:value-type="float" office:value="3223.3" calcext:value-type="float">
            <text:p>3223,3</text:p>
          </table:table-cell>
          <table:table-cell office:value-type="float" office:value="22846" calcext:value-type="float">
            <text:p>2284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407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Apeldoornseweg 41 6733SB Wekerom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78.4" calcext:value-type="float">
            <text:p>1278,4</text:p>
          </table:table-cell>
          <table:table-cell office:value-type="float" office:value="0" calcext:value-type="float">
            <text:p>0</text:p>
          </table:table-cell>
          <table:table-cell office:value-type="float" office:value="33060" calcext:value-type="float">
            <text:p>3306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6428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Hessenweg 38 6718TD Ed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5.5" calcext:value-type="float">
            <text:p>6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74-JK-0015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Oude Essenerweg 15 3774JK Kootwijkerbroek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730" calcext:value-type="float">
            <text:p>5730</text:p>
          </table:table-cell>
          <table:table-cell office:value-type="float" office:value="43930" calcext:value-type="float">
            <text:p>43930</text:p>
          </table:table-cell>
          <table:table-cell office:value-type="float" office:value="292230" calcext:value-type="float">
            <text:p>292230</text:p>
          </table:table-cell>
          <table:table-cell table:number-columns-repeated="4"/>
          <table:table-cell office:value-type="float" office:value="1910" calcext:value-type="float">
            <text:p>1910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74-JN-009A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Harskamperweg 9 A 3774JN Kootwijkerbro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89.9" calcext:value-type="float">
            <text:p>18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74-JP-0054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Harskamperweg 54 3774JP Kootwijkerbro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74-JP-0056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Harskamperweg 56 3774JP Kootwijkerbro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5.4" calcext:value-type="float">
            <text:p>45,4</text:p>
          </table:table-cell>
          <table:table-cell office:value-type="float" office:value="156" calcext:value-type="float">
            <text:p>156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74-JT-0022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Kootwijkerdijk 22 3774JT Kootwijkerbro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74-LJ-0056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Topperweg 60 3774LJ Kootwijkerbroek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083" calcext:value-type="float">
            <text:p>5083</text:p>
          </table:table-cell>
          <table:table-cell office:value-type="float" office:value="5382" calcext:value-type="float">
            <text:p>5382</text:p>
          </table:table-cell>
          <table:table-cell office:value-type="float" office:value="897000" calcext:value-type="float">
            <text:p>897000</text:p>
          </table:table-cell>
          <table:table-cell/>
          <table:table-cell office:value-type="float" office:value="29900" calcext:value-type="float">
            <text:p>29900</text:p>
          </table:table-cell>
          <table:table-cell table:number-columns-repeated="6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75-KA-0010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Heetweg 10 3775KA Kootwijk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228.23" calcext:value-type="float">
            <text:p>3228,23</text:p>
          </table:table-cell>
          <table:table-cell office:value-type="float" office:value="67472.68" calcext:value-type="float">
            <text:p>67472,68</text:p>
          </table:table-cell>
          <table:table-cell office:value-type="float" office:value="33356.4" calcext:value-type="float">
            <text:p>33356,4</text:p>
          </table:table-cell>
          <table:table-cell table:number-columns-repeated="2"/>
          <table:table-cell office:value-type="float" office:value="2426" calcext:value-type="float">
            <text:p>242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75-KD-0033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Kootwijkerdijk 33 3775KD Kootwij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6.2" calcext:value-type="float">
            <text:p>26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75-KR-0035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Nieuw Milligenseweg 35 3775KR Kootwijk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73.5" calcext:value-type="float">
            <text:p>173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75-KV-0035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Asselseweg 35 3775KV Kootwij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81-NS-0015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Traa 15 3781NS Voorthuiz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8.54" calcext:value-type="float">
            <text:p>78,54</text:p>
          </table:table-cell>
          <table:table-cell office:value-type="float" office:value="78.9" calcext:value-type="float">
            <text:p>78,9</text:p>
          </table:table-cell>
          <table:table-cell office:value-type="float" office:value="1730" calcext:value-type="float">
            <text:p>17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81-NT-0011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Meeuwenveenseweg 11 3781NT Voorthuiz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781-PV-0067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Tolnegenweg 67 3781PV Voorthuizen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87.4" calcext:value-type="float">
            <text:p>987,4</text:p>
          </table:table-cell>
          <table:table-cell office:value-type="float" office:value="2919.2" calcext:value-type="float">
            <text:p>2919,2</text:p>
          </table:table-cell>
          <table:table-cell office:value-type="float" office:value="17883" calcext:value-type="float">
            <text:p>17883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886-AL-0041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Harderwijkerweg 41 3886AL Gard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886-MN-0193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Apeldoornsestraat 193 3886MN Gard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59.8" calcext:value-type="float">
            <text:p>1159,8</text:p>
          </table:table-cell>
          <table:table-cell office:value-type="float" office:value="9825.6" calcext:value-type="float">
            <text:p>9825,6</text:p>
          </table:table-cell>
          <table:table-cell office:value-type="float" office:value="11862" calcext:value-type="float">
            <text:p>1186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2139</text:p>
          </table:table-cell>
          <table:table-cell/>
          <table:table-cell office:value-type="string" calcext:value-type="string">
            <text:p>Arnhem</text:p>
          </table:table-cell>
          <table:table-cell office:value-type="string" calcext:value-type="string">
            <text:p>Kemperbergerweg 793 6816RW Arnh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21.5" calcext:value-type="float">
            <text:p>221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8327</text:p>
          </table:table-cell>
          <table:table-cell/>
          <table:table-cell office:value-type="string" calcext:value-type="string">
            <text:p>Rheden</text:p>
          </table:table-cell>
          <table:table-cell office:value-type="string" calcext:value-type="string">
            <text:p>Harderwijkerweg 87 6957AX Laag-So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  <table:table-cell office:value-type="float" office:value="28920" calcext:value-type="float">
            <text:p>289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484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Vossen 20 3888NW Uddel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836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De Broekeld 37 3888NC Udd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853.5" calcext:value-type="float">
            <text:p>3853,5</text:p>
          </table:table-cell>
          <table:table-cell office:value-type="float" office:value="39195.6" calcext:value-type="float">
            <text:p>39195,6</text:p>
          </table:table-cell>
          <table:table-cell office:value-type="float" office:value="36333" calcext:value-type="float">
            <text:p>36333</text:p>
          </table:table-cell>
          <table:table-cell table:number-columns-repeated="2"/>
          <table:table-cell office:value-type="float" office:value="1101" calcext:value-type="float">
            <text:p>1101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2667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Bruggelerweg 4 7361CX Beekber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4417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Krimweg 92 7351AW Hoenderlo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4579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Ordermolenweg 146 7312SM Apeldoor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831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Engelanderweg 50 7361CW Beekberg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85.7" calcext:value-type="float">
            <text:p>685,7</text:p>
          </table:table-cell>
          <table:table-cell office:value-type="float" office:value="6443.6" calcext:value-type="float">
            <text:p>6443,6</text:p>
          </table:table-cell>
          <table:table-cell office:value-type="float" office:value="9946" calcext:value-type="float">
            <text:p>9946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113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Haspel 129 3852LR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836" calcext:value-type="float">
            <text:p>3836</text:p>
          </table:table-cell>
          <table:table-cell office:value-type="float" office:value="8232" calcext:value-type="float">
            <text:p>8232</text:p>
          </table:table-cell>
          <table:table-cell office:value-type="float" office:value="1685600" calcext:value-type="float">
            <text:p>168560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642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Haspel 123 A 3852LR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503.68" calcext:value-type="float">
            <text:p>9503,68</text:p>
          </table:table-cell>
          <table:table-cell office:value-type="float" office:value="21662.8" calcext:value-type="float">
            <text:p>21662,8</text:p>
          </table:table-cell>
          <table:table-cell office:value-type="float" office:value="1201936" calcext:value-type="float">
            <text:p>1201936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745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Garderenseweg 82 3852NK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980.7" calcext:value-type="float">
            <text:p>1980,7</text:p>
          </table:table-cell>
          <table:table-cell office:value-type="float" office:value="17408.4" calcext:value-type="float">
            <text:p>17408,4</text:p>
          </table:table-cell>
          <table:table-cell office:value-type="float" office:value="18447" calcext:value-type="float">
            <text:p>18447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800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Fazantlaan 14 3852AM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72.7" calcext:value-type="float">
            <text:p>27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303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Eendenparkweg 42 3852LK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2450" calcext:value-type="float">
            <text:p>2450</text:p>
          </table:table-cell>
          <table:table-cell office:value-type="float" office:value="420000" calcext:value-type="float">
            <text:p>42000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931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Kleine Kolonieweg 162 8075PC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61.5" calcext:value-type="float">
            <text:p>661,5</text:p>
          </table:table-cell>
          <table:table-cell office:value-type="float" office:value="6728.4" calcext:value-type="float">
            <text:p>6728,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062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Veenweg 55 8075PR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68.6" calcext:value-type="float">
            <text:p>468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095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Bergweg 140 8075PX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72.7" calcext:value-type="float">
            <text:p>1472,7</text:p>
          </table:table-cell>
          <table:table-cell office:value-type="float" office:value="11854.8" calcext:value-type="float">
            <text:p>11854,8</text:p>
          </table:table-cell>
          <table:table-cell office:value-type="float" office:value="14913" calcext:value-type="float">
            <text:p>14913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336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Weideweg 11 8075PE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8116.8" calcext:value-type="float">
            <text:p>8116,8</text:p>
          </table:table-cell>
          <table:table-cell office:value-type="float" office:value="7524" calcext:value-type="float">
            <text:p>7524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337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Plaggeweg 40 a 8076PM Vierhou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4.2" calcext:value-type="float">
            <text:p>44,2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424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Kleine Kolonieweg 22 8075PC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68.5" calcext:value-type="float">
            <text:p>568,5</text:p>
          </table:table-cell>
          <table:table-cell office:value-type="float" office:value="0" calcext:value-type="float">
            <text:p>0</text:p>
          </table:table-cell>
          <table:table-cell office:value-type="float" office:value="9210" calcext:value-type="float">
            <text:p>921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428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Stakenbergweg 46 8075RA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607.8" calcext:value-type="float">
            <text:p>1607,8</text:p>
          </table:table-cell>
          <table:table-cell office:value-type="float" office:value="16162.4" calcext:value-type="float">
            <text:p>16162,4</text:p>
          </table:table-cell>
          <table:table-cell office:value-type="float" office:value="14982" calcext:value-type="float">
            <text:p>14982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465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Stakenbergweg 50 8075RA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float" office:value="18156" calcext:value-type="float">
            <text:p>18156</text:p>
          </table:table-cell>
          <table:table-cell office:value-type="float" office:value="16830" calcext:value-type="float">
            <text:p>16830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588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Stakenbergweg 106 8075RB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84.9" calcext:value-type="float">
            <text:p>1484,9</text:p>
          </table:table-cell>
          <table:table-cell office:value-type="float" office:value="26472.2" calcext:value-type="float">
            <text:p>26472,2</text:p>
          </table:table-cell>
          <table:table-cell office:value-type="float" office:value="31159" calcext:value-type="float">
            <text:p>31159</text:p>
          </table:table-cell>
          <table:table-cell table:number-columns-repeated="2"/>
          <table:table-cell office:value-type="float" office:value="1033" calcext:value-type="float">
            <text:p>103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638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Stakenbergweg 88 a 8075RB Elspeet</text:p>
          </table:table-cell>
          <table:table-cell office:value-type="string" calcext:value-type="string">
            <text:p>Geen plich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8.6" calcext:value-type="float">
            <text:p>138,6</text:p>
          </table:table-cell>
          <table:table-cell office:value-type="float" office:value="3137.4" calcext:value-type="float">
            <text:p>3137,4</text:p>
          </table:table-cell>
          <table:table-cell office:value-type="float" office:value="2772" calcext:value-type="float">
            <text:p>277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2675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Kleine Kolonieweg 104 8075PC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6.2" calcext:value-type="float">
            <text:p>66,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3102</text:p>
          </table:table-cell>
          <table:table-cell/>
          <table:table-cell office:value-type="string" calcext:value-type="string">
            <text:p>Elburg</text:p>
          </table:table-cell>
          <table:table-cell office:value-type="string" calcext:value-type="string">
            <text:p>Bovenweg 28 8084PW 't Hard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36.3" calcext:value-type="float">
            <text:p>536,3</text:p>
          </table:table-cell>
          <table:table-cell office:value-type="float" office:value="0" calcext:value-type="float">
            <text:p>0</text:p>
          </table:table-cell>
          <table:table-cell office:value-type="float" office:value="7238" calcext:value-type="float">
            <text:p>723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3195</text:p>
          </table:table-cell>
          <table:table-cell/>
          <table:table-cell office:value-type="string" calcext:value-type="string">
            <text:p>Elburg</text:p>
          </table:table-cell>
          <table:table-cell office:value-type="string" calcext:value-type="string">
            <text:p>Verlengde Vaarbekerweg 1 8084PV 't Hard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99.5" calcext:value-type="float">
            <text:p>799,5</text:p>
          </table:table-cell>
          <table:table-cell office:value-type="float" office:value="2900.4" calcext:value-type="float">
            <text:p>2900,4</text:p>
          </table:table-cell>
          <table:table-cell office:value-type="float" office:value="18835" calcext:value-type="float">
            <text:p>18835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3473</text:p>
          </table:table-cell>
          <table:table-cell/>
          <table:table-cell office:value-type="string" calcext:value-type="string">
            <text:p>Elburg</text:p>
          </table:table-cell>
          <table:table-cell office:value-type="string" calcext:value-type="string">
            <text:p>Bovenweg 46 B 8085SJ Doornspijk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775" calcext:value-type="float">
            <text:p>5775</text:p>
          </table:table-cell>
          <table:table-cell office:value-type="float" office:value="58740" calcext:value-type="float">
            <text:p>58740</text:p>
          </table:table-cell>
          <table:table-cell office:value-type="float" office:value="54450" calcext:value-type="float">
            <text:p>54450</text:p>
          </table:table-cell>
          <table:table-cell table:number-columns-repeated="2"/>
          <table:table-cell office:value-type="float" office:value="1650" calcext:value-type="float">
            <text:p>165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3655</text:p>
          </table:table-cell>
          <table:table-cell/>
          <table:table-cell office:value-type="string" calcext:value-type="string">
            <text:p>Elburg</text:p>
          </table:table-cell>
          <table:table-cell office:value-type="string" calcext:value-type="string">
            <text:p>Bovenweg 45 8085SE Doornspij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5735.2" calcext:value-type="float">
            <text:p>15735,2</text:p>
          </table:table-cell>
          <table:table-cell office:value-type="float" office:value="14586" calcext:value-type="float">
            <text:p>14586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4230</text:p>
          </table:table-cell>
          <table:table-cell/>
          <table:table-cell office:value-type="string" calcext:value-type="string">
            <text:p>Putten</text:p>
          </table:table-cell>
          <table:table-cell office:value-type="string" calcext:value-type="string">
            <text:p>Arnhemse Karweg 10 3881NG Put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4393</text:p>
          </table:table-cell>
          <table:table-cell/>
          <table:table-cell office:value-type="string" calcext:value-type="string">
            <text:p>Putten</text:p>
          </table:table-cell>
          <table:table-cell office:value-type="string" calcext:value-type="string">
            <text:p>Garderenseweg 93 3881GK Put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4461</text:p>
          </table:table-cell>
          <table:table-cell/>
          <table:table-cell office:value-type="string" calcext:value-type="string">
            <text:p>Putten</text:p>
          </table:table-cell>
          <table:table-cell office:value-type="string" calcext:value-type="string">
            <text:p>Hessenweg 7 3881NL Put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40" calcext:value-type="float">
            <text:p>5340</text:p>
          </table:table-cell>
          <table:table-cell office:value-type="float" office:value="4950" calcext:value-type="float">
            <text:p>49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4463</text:p>
          </table:table-cell>
          <table:table-cell/>
          <table:table-cell office:value-type="string" calcext:value-type="string">
            <text:p>Putten</text:p>
          </table:table-cell>
          <table:table-cell office:value-type="string" calcext:value-type="string">
            <text:p>Hessenweg 17 3881NL Put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89.3" calcext:value-type="float">
            <text:p>489,3</text:p>
          </table:table-cell>
          <table:table-cell office:value-type="float" office:value="2029.2" calcext:value-type="float">
            <text:p>2029,2</text:p>
          </table:table-cell>
          <table:table-cell office:value-type="float" office:value="6250" calcext:value-type="float">
            <text:p>625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4866</text:p>
          </table:table-cell>
          <table:table-cell/>
          <table:table-cell office:value-type="string" calcext:value-type="string">
            <text:p>Putten</text:p>
          </table:table-cell>
          <table:table-cell office:value-type="string" calcext:value-type="string">
            <text:p>Poolseweg 16 3881RD Put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8.8" calcext:value-type="float">
            <text:p>48,8</text:p>
          </table:table-cell>
          <table:table-cell office:value-type="float" office:value="62.4" calcext:value-type="float">
            <text:p>62,4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5001</text:p>
          </table:table-cell>
          <table:table-cell/>
          <table:table-cell office:value-type="string" calcext:value-type="string">
            <text:p>Putten</text:p>
          </table:table-cell>
          <table:table-cell office:value-type="string" calcext:value-type="string">
            <text:p>Veenhuizerveldweg 44 3881RJ Put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74.06" calcext:value-type="float">
            <text:p>574,06</text:p>
          </table:table-cell>
          <table:table-cell office:value-type="float" office:value="1455.3" calcext:value-type="float">
            <text:p>1455,3</text:p>
          </table:table-cell>
          <table:table-cell office:value-type="float" office:value="16314" calcext:value-type="float">
            <text:p>1631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5041</text:p>
          </table:table-cell>
          <table:table-cell/>
          <table:table-cell office:value-type="string" calcext:value-type="string">
            <text:p>Putten</text:p>
          </table:table-cell>
          <table:table-cell office:value-type="string" calcext:value-type="string">
            <text:p>Hessenweg 18 3881NM Putt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2.8" calcext:value-type="float">
            <text:p>102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5350</text:p>
          </table:table-cell>
          <table:table-cell/>
          <table:table-cell office:value-type="string" calcext:value-type="string">
            <text:p>Putten</text:p>
          </table:table-cell>
          <table:table-cell office:value-type="string" calcext:value-type="string">
            <text:p>Poolseweg 14 3881RD Putten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Ja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0656" calcext:value-type="float">
            <text:p>10656</text:p>
          </table:table-cell>
          <table:table-cell office:value-type="float" office:value="1585600" calcext:value-type="float">
            <text:p>1585600</text:p>
          </table:table-cell>
          <table:table-cell/>
          <table:table-cell office:value-type="float" office:value="59200" calcext:value-type="float">
            <text:p>59200</text:p>
          </table:table-cell>
          <table:table-cell table:number-columns-repeated="6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411</text:p>
          </table:table-cell>
          <table:table-cell/>
          <table:table-cell office:value-type="string" calcext:value-type="string">
            <text:p>Oldebroek</text:p>
          </table:table-cell>
          <table:table-cell office:value-type="string" calcext:value-type="string">
            <text:p>Ottenweg 49 8096PV Oldebro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2.3" calcext:value-type="float">
            <text:p>52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443</text:p>
          </table:table-cell>
          <table:table-cell/>
          <table:table-cell office:value-type="string" calcext:value-type="string">
            <text:p>Oldebroek</text:p>
          </table:table-cell>
          <table:table-cell office:value-type="string" calcext:value-type="string">
            <text:p>Bovendwarsweg 102 8096PS Oldebro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02.95" calcext:value-type="float">
            <text:p>1202,95</text:p>
          </table:table-cell>
          <table:table-cell office:value-type="float" office:value="14791.8" calcext:value-type="float">
            <text:p>14791,8</text:p>
          </table:table-cell>
          <table:table-cell office:value-type="float" office:value="144501" calcext:value-type="float">
            <text:p>144501</text:p>
          </table:table-cell>
          <table:table-cell table:number-columns-repeated="4"/>
          <table:table-cell office:value-type="float" office:value="1592" calcext:value-type="float">
            <text:p>1592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682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Kleine Kolonieweg 22 8075PC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81.6" calcext:value-type="float">
            <text:p>981,6</text:p>
          </table:table-cell>
          <table:table-cell office:value-type="float" office:value="0" calcext:value-type="float">
            <text:p>0</text:p>
          </table:table-cell>
          <table:table-cell office:value-type="float" office:value="10764" calcext:value-type="float">
            <text:p>1076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8417</text:p>
          </table:table-cell>
          <table:table-cell/>
          <table:table-cell office:value-type="string" calcext:value-type="string">
            <text:p>Oldebroek</text:p>
          </table:table-cell>
          <table:table-cell office:value-type="string" calcext:value-type="string">
            <text:p>Bovendwarsweg 82 8096PS Oldebro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9.9" calcext:value-type="float">
            <text:p>109,9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309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Vosseveldseweg 7 6718ST Ed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5.2" calcext:value-type="float">
            <text:p>8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358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Vosseveldseweg 9 A 6718ST Ed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3641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Apeldoornseweg 9 6718SB Ede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886-AL-0043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Harderwijkerweg 43 3886AL Gard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886-LC-0022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Paleisweg 22 3886LC Garderen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250.5" calcext:value-type="float">
            <text:p>2250,5</text:p>
          </table:table-cell>
          <table:table-cell office:value-type="float" office:value="22890.8" calcext:value-type="float">
            <text:p>22890,8</text:p>
          </table:table-cell>
          <table:table-cell office:value-type="float" office:value="21219" calcext:value-type="float">
            <text:p>21219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BA3886-MR-0023</text:p>
          </table:table-cell>
          <table:table-cell/>
          <table:table-cell office:value-type="string" calcext:value-type="string">
            <text:p>Barneveld</text:p>
          </table:table-cell>
          <table:table-cell office:value-type="string" calcext:value-type="string">
            <text:p>Ouwendorperweg 23 3886MR Garderen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17.5" calcext:value-type="float">
            <text:p>1417,5</text:p>
          </table:table-cell>
          <table:table-cell office:value-type="float" office:value="14418" calcext:value-type="float">
            <text:p>14418</text:p>
          </table:table-cell>
          <table:table-cell office:value-type="float" office:value="13365" calcext:value-type="float">
            <text:p>13365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2999</text:p>
          </table:table-cell>
          <table:table-cell/>
          <table:table-cell office:value-type="string" calcext:value-type="string">
            <text:p>Renkum</text:p>
          </table:table-cell>
          <table:table-cell office:value-type="string" calcext:value-type="string">
            <text:p>Renkumseheide 3 6871NR Renku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16336</text:p>
          </table:table-cell>
          <table:table-cell/>
          <table:table-cell office:value-type="string" calcext:value-type="string">
            <text:p>Arnhem</text:p>
          </table:table-cell>
          <table:table-cell office:value-type="string" calcext:value-type="string">
            <text:p>Schelmseweg 67 6816PA Arnh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91.8" calcext:value-type="float">
            <text:p>1091,8</text:p>
          </table:table-cell>
          <table:table-cell office:value-type="float" office:value="0" calcext:value-type="float">
            <text:p>0</text:p>
          </table:table-cell>
          <table:table-cell office:value-type="float" office:value="11454" calcext:value-type="float">
            <text:p>1145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20306</text:p>
          </table:table-cell>
          <table:table-cell/>
          <table:table-cell office:value-type="string" calcext:value-type="string">
            <text:p>Arnhem</text:p>
          </table:table-cell>
          <table:table-cell office:value-type="string" calcext:value-type="string">
            <text:p>Koningsweg 23 B 6816TD Arnh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926.6" calcext:value-type="float">
            <text:p>1926,6</text:p>
          </table:table-cell>
          <table:table-cell office:value-type="float" office:value="0" calcext:value-type="float">
            <text:p>0</text:p>
          </table:table-cell>
          <table:table-cell office:value-type="float" office:value="19890" calcext:value-type="float">
            <text:p>1989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20783</text:p>
          </table:table-cell>
          <table:table-cell/>
          <table:table-cell office:value-type="string" calcext:value-type="string">
            <text:p>Overbetuwe</text:p>
          </table:table-cell>
          <table:table-cell office:value-type="string" calcext:value-type="string">
            <text:p>Kerkstraat 13 6668AN Randwij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390" calcext:value-type="float">
            <text:p>390</text:p>
          </table:table-cell>
          <table:table-cell office:value-type="float" office:value="2930" calcext:value-type="float">
            <text:p>293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A</text:p>
          </table:table-cell>
          <table:table-cell office:value-type="string" calcext:value-type="string">
            <text:p>ODRA2153</text:p>
          </table:table-cell>
          <table:table-cell/>
          <table:table-cell office:value-type="string" calcext:value-type="string">
            <text:p>Arnhem</text:p>
          </table:table-cell>
          <table:table-cell office:value-type="string" calcext:value-type="string">
            <text:p>Beukenlaan 51 6823MA Arnh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02.4" calcext:value-type="float">
            <text:p>902,4</text:p>
          </table:table-cell>
          <table:table-cell office:value-type="float" office:value="178" calcext:value-type="float">
            <text:p>178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0210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Gortelseweg 32 8171RA Vaass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2048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Soerense Zand Zuid 19 6961RA Eerbe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45.6" calcext:value-type="float">
            <text:p>45,6</text:p>
          </table:table-cell>
          <table:table-cell office:value-type="float" office:value="62.4" calcext:value-type="float">
            <text:p>62,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4877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Soerense Zand Zuid 3 6961RA Eerbe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21.6" calcext:value-type="float">
            <text:p>321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534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Markveldweg 18 3888MB Uddel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793.55" calcext:value-type="float">
            <text:p>3793,55</text:p>
          </table:table-cell>
          <table:table-cell office:value-type="float" office:value="45241.5" calcext:value-type="float">
            <text:p>45241,5</text:p>
          </table:table-cell>
          <table:table-cell office:value-type="float" office:value="40865" calcext:value-type="float">
            <text:p>40865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5791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Dalenk 12 7371DE Loen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21.6" calcext:value-type="float">
            <text:p>121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9047</text:p>
          </table:table-cell>
          <table:table-cell/>
          <table:table-cell office:value-type="string" calcext:value-type="string">
            <text:p>Apeldoorn</text:p>
          </table:table-cell>
          <table:table-cell office:value-type="string" calcext:value-type="string">
            <text:p>Krimweg 125 7351TL Hoenderlo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0.5" calcext:value-type="float">
            <text:p>11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0990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Garderenseweg 431 3852NJ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750.7" calcext:value-type="float">
            <text:p>750,7</text:p>
          </table:table-cell>
          <table:table-cell office:value-type="float" office:value="5221" calcext:value-type="float">
            <text:p>5221</text:p>
          </table:table-cell>
          <table:table-cell office:value-type="float" office:value="36193" calcext:value-type="float">
            <text:p>3619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185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Garderenseweg 385 3852NJ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704.5" calcext:value-type="float">
            <text:p>1704,5</text:p>
          </table:table-cell>
          <table:table-cell office:value-type="float" office:value="17337.2" calcext:value-type="float">
            <text:p>17337,2</text:p>
          </table:table-cell>
          <table:table-cell office:value-type="float" office:value="16071" calcext:value-type="float">
            <text:p>16071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299</text:p>
          </table:table-cell>
          <table:table-cell/>
          <table:table-cell office:value-type="string" calcext:value-type="string">
            <text:p>Ermelo</text:p>
          </table:table-cell>
          <table:table-cell office:value-type="string" calcext:value-type="string">
            <text:p>Garderenseweg 393 3852NJ Ermelo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8544" calcext:value-type="float">
            <text:p>8544</text:p>
          </table:table-cell>
          <table:table-cell office:value-type="float" office:value="7920" calcext:value-type="float">
            <text:p>792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1576</text:p>
          </table:table-cell>
          <table:table-cell/>
          <table:table-cell office:value-type="string" calcext:value-type="string">
            <text:p>Nunspeet</text:p>
          </table:table-cell>
          <table:table-cell office:value-type="string" calcext:value-type="string">
            <text:p>Molenweg 36 8075PA Elspeet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0.55" calcext:value-type="float">
            <text:p>130,55</text:p>
          </table:table-cell>
          <table:table-cell office:value-type="float" office:value="9287.7" calcext:value-type="float">
            <text:p>9287,7</text:p>
          </table:table-cell>
          <table:table-cell office:value-type="float" office:value="8206" calcext:value-type="float">
            <text:p>8206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7294</text:p>
          </table:table-cell>
          <table:table-cell/>
          <table:table-cell office:value-type="string" calcext:value-type="string">
            <text:p>Heerde</text:p>
          </table:table-cell>
          <table:table-cell office:value-type="string" calcext:value-type="string">
            <text:p>Sprengenweg 6 8181NN Heerde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4.7" calcext:value-type="float">
            <text:p>144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L-008022</text:p>
          </table:table-cell>
          <table:table-cell/>
          <table:table-cell office:value-type="string" calcext:value-type="string">
            <text:p>Oldebroek</text:p>
          </table:table-cell>
          <table:table-cell office:value-type="string" calcext:value-type="string">
            <text:p>Mulligenweg 13 8096RB Oldebro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A</text:p>
          </table:table-cell>
          <table:table-cell office:value-type="string" calcext:value-type="string">
            <text:p>ODA2015E1956</text:p>
          </table:table-cell>
          <table:table-cell/>
          <table:table-cell office:value-type="string" calcext:value-type="string">
            <text:p>Lochem</text:p>
          </table:table-cell>
          <table:table-cell office:value-type="string" calcext:value-type="string">
            <text:p>Maandagsdijk 3 7244NR Barche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89.1" calcext:value-type="float">
            <text:p>1489,1</text:p>
          </table:table-cell>
          <table:table-cell office:value-type="float" office:value="9790" calcext:value-type="float">
            <text:p>9790</text:p>
          </table:table-cell>
          <table:table-cell office:value-type="float" office:value="20653" calcext:value-type="float">
            <text:p>20653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14933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Hallsedijk 23 6975AL Ton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079.4" calcext:value-type="float">
            <text:p>1079,4</text:p>
          </table:table-cell>
          <table:table-cell office:value-type="float" office:value="1602" calcext:value-type="float">
            <text:p>1602</text:p>
          </table:table-cell>
          <table:table-cell office:value-type="float" office:value="13708" calcext:value-type="float">
            <text:p>1370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9736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Vosstraat 12 6971KN Brumm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1.4" calcext:value-type="float">
            <text:p>141,4</text:p>
          </table:table-cell>
          <table:table-cell office:value-type="float" office:value="355" calcext:value-type="float">
            <text:p>355</text:p>
          </table:table-cell>
          <table:table-cell office:value-type="float" office:value="1341" calcext:value-type="float">
            <text:p>134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9744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Heimeriete 15 6964BJ Hal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412.2" calcext:value-type="float">
            <text:p>1412,2</text:p>
          </table:table-cell>
          <table:table-cell office:value-type="float" office:value="356" calcext:value-type="float">
            <text:p>356</text:p>
          </table:table-cell>
          <table:table-cell office:value-type="float" office:value="18444" calcext:value-type="float">
            <text:p>18444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ODV9893</text:p>
          </table:table-cell>
          <table:table-cell/>
          <table:table-cell office:value-type="string" calcext:value-type="string">
            <text:p>Brummen</text:p>
          </table:table-cell>
          <table:table-cell office:value-type="string" calcext:value-type="string">
            <text:p>Hoevesteeg 8 A 6975AE Tond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8378" calcext:value-type="float">
            <text:p>8378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4426</text:p>
          </table:table-cell>
          <table:table-cell/>
          <table:table-cell office:value-type="string" calcext:value-type="string">
            <text:p>West Betuwe</text:p>
          </table:table-cell>
          <table:table-cell office:value-type="string" calcext:value-type="string">
            <text:p>Langendijk 50 4151BR Acquoy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3528" calcext:value-type="float">
            <text:p>3528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3328</text:p>
          </table:table-cell>
          <table:table-cell/>
          <table:table-cell office:value-type="string" calcext:value-type="string">
            <text:p>West Betuwe</text:p>
          </table:table-cell>
          <table:table-cell office:value-type="string" calcext:value-type="string">
            <text:p>Voorstraat 4 4147CC Asper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08.6" calcext:value-type="float">
            <text:p>308,6</text:p>
          </table:table-cell>
          <table:table-cell office:value-type="float" office:value="0" calcext:value-type="float">
            <text:p>0</text:p>
          </table:table-cell>
          <table:table-cell office:value-type="float" office:value="3692" calcext:value-type="float">
            <text:p>369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5059</text:p>
          </table:table-cell>
          <table:table-cell/>
          <table:table-cell office:value-type="string" calcext:value-type="string">
            <text:p>West Betuwe</text:p>
          </table:table-cell>
          <table:table-cell office:value-type="string" calcext:value-type="string">
            <text:p>Acquoyseweg 80 4151MN Acquoy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13969</text:p>
          </table:table-cell>
          <table:table-cell/>
          <table:table-cell office:value-type="string" calcext:value-type="string">
            <text:p>West Betuwe</text:p>
          </table:table-cell>
          <table:table-cell office:value-type="string" calcext:value-type="string">
            <text:p>Huigenstraat 47 4151CC Acquoy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3123</text:p>
          </table:table-cell>
          <table:table-cell/>
          <table:table-cell office:value-type="string" calcext:value-type="string">
            <text:p>West Betuwe</text:p>
          </table:table-cell>
          <table:table-cell office:value-type="string" calcext:value-type="string">
            <text:p>Zuiderlingedijk 71 4211BA Spij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30.3" calcext:value-type="float">
            <text:p>30,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3251</text:p>
          </table:table-cell>
          <table:table-cell/>
          <table:table-cell office:value-type="string" calcext:value-type="string">
            <text:p>West Betuwe</text:p>
          </table:table-cell>
          <table:table-cell office:value-type="string" calcext:value-type="string">
            <text:p>Vijfhoevenweg 2 4171KJ Herwijnen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254" calcext:value-type="float">
            <text:p>2254</text:p>
          </table:table-cell>
          <table:table-cell office:value-type="float" office:value="712" calcext:value-type="float">
            <text:p>712</text:p>
          </table:table-cell>
          <table:table-cell office:value-type="float" office:value="26600" calcext:value-type="float">
            <text:p>2660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3329</text:p>
          </table:table-cell>
          <table:table-cell/>
          <table:table-cell office:value-type="string" calcext:value-type="string">
            <text:p>West Betuwe</text:p>
          </table:table-cell>
          <table:table-cell office:value-type="string" calcext:value-type="string">
            <text:p>Heidensweg 12 4161AA Heukelum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2234.3" calcext:value-type="float">
            <text:p>2234,3</text:p>
          </table:table-cell>
          <table:table-cell office:value-type="float" office:value="0" calcext:value-type="float">
            <text:p>0</text:p>
          </table:table-cell>
          <table:table-cell office:value-type="float" office:value="20204" calcext:value-type="float">
            <text:p>20204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5142</text:p>
          </table:table-cell>
          <table:table-cell/>
          <table:table-cell office:value-type="string" calcext:value-type="string">
            <text:p>West Betuwe</text:p>
          </table:table-cell>
          <table:table-cell office:value-type="string" calcext:value-type="string">
            <text:p>Acquoysemeer 22 4151JA Acquoy</text:p>
          </table:table-cell>
          <table:table-cell office:value-type="string" calcext:value-type="string">
            <text:p>Geen plich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865.6" calcext:value-type="float">
            <text:p>1865,6</text:p>
          </table:table-cell>
          <table:table-cell office:value-type="float" office:value="0" calcext:value-type="float">
            <text:p>0</text:p>
          </table:table-cell>
          <table:table-cell office:value-type="float" office:value="17952" calcext:value-type="float">
            <text:p>1795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3304</text:p>
          </table:table-cell>
          <table:table-cell/>
          <table:table-cell office:value-type="string" calcext:value-type="string">
            <text:p>West Betuwe</text:p>
          </table:table-cell>
          <table:table-cell office:value-type="string" calcext:value-type="string">
            <text:p>Spijkse Kweldijk 39 4212CZ Spij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99.5" calcext:value-type="float">
            <text:p>199,5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</text:p>
          </table:table-cell>
          <table:table-cell office:value-type="string" calcext:value-type="string">
            <text:p>ODR7828</text:p>
          </table:table-cell>
          <table:table-cell/>
          <table:table-cell office:value-type="string" calcext:value-type="string">
            <text:p>Zaltbommel</text:p>
          </table:table-cell>
          <table:table-cell office:value-type="string" calcext:value-type="string">
            <text:p>Van Heemstraweg 8 5306TA Brakel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DV</text:p>
          </table:table-cell>
          <table:table-cell office:value-type="string" calcext:value-type="string">
            <text:p>ODDV2280002745</text:p>
          </table:table-cell>
          <table:table-cell/>
          <table:table-cell office:value-type="string" calcext:value-type="string">
            <text:p>Ede</text:p>
          </table:table-cell>
          <table:table-cell office:value-type="string" calcext:value-type="string">
            <text:p>Meentweg 6 6721NW Bennekom</text:p>
          </table:table-cell>
          <table:table-cell office:value-type="string" calcext:value-type="string">
            <text:p>Vergunning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790.95" calcext:value-type="float">
            <text:p>1790,95</text:p>
          </table:table-cell>
          <table:table-cell office:value-type="float" office:value="36094.84" calcext:value-type="float">
            <text:p>36094,84</text:p>
          </table:table-cell>
          <table:table-cell office:value-type="float" office:value="32077.65" calcext:value-type="float">
            <text:p>32077,65</text:p>
          </table:table-cell>
          <table:table-cell table:number-columns-repeated="2"/>
          <table:table-cell office:value-type="float" office:value="1265" calcext:value-type="float">
            <text:p>1265</text:p>
          </table:table-cell>
          <table:table-cell table:number-columns-repeated="5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6577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Hogewaldseweg 1 6562KR Groesbe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110.5" calcext:value-type="float">
            <text:p>11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6560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Bruuk 77 6562KK Groesbe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61.3" calcext:value-type="float">
            <text:p>61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52PX11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Deurne</text:p>
          </table:table-cell>
          <table:table-cell office:value-type="string" calcext:value-type="string">
            <text:p>Goorsebergweg 11 5752PX Deur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  <table:table-cell office:value-type="float" office:value="30466" calcext:value-type="float">
            <text:p>3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6331</text:p>
          </table:table-cell>
          <table:table-cell office:value-type="string" calcext:value-type="string">
            <text:p>38996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53SG12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Deurne</text:p>
          </table:table-cell>
          <table:table-cell office:value-type="string" calcext:value-type="string">
            <text:p>Leegveld 12 5753SG Deurne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12260" calcext:value-type="float">
            <text:p>12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7782</text:p>
          </table:table-cell>
          <table:table-cell office:value-type="string" calcext:value-type="string">
            <text:p>38305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52PX12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Deurne</text:p>
          </table:table-cell>
          <table:table-cell office:value-type="string" calcext:value-type="string">
            <text:p>Goorsebergweg 12 5752PX Deurne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4984" calcext:value-type="float">
            <text:p>4984</text:p>
          </table:table-cell>
          <table:table-cell office:value-type="float" office:value="23800" calcext:value-type="float">
            <text:p>23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5826</text:p>
          </table:table-cell>
          <table:table-cell office:value-type="string" calcext:value-type="string">
            <text:p>38973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52RN7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Deurne</text:p>
          </table:table-cell>
          <table:table-cell office:value-type="string" calcext:value-type="string">
            <text:p>Bultweg 7 5752RN Deur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5.3" calcext:value-type="float">
            <text:p>515,3</text:p>
          </table:table-cell>
          <table:table-cell office:value-type="float" office:value="0" calcext:value-type="float">
            <text:p>0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6879</text:p>
          </table:table-cell>
          <table:table-cell office:value-type="string" calcext:value-type="string">
            <text:p>38931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57SG20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Deurne</text:p>
          </table:table-cell>
          <table:table-cell office:value-type="string" calcext:value-type="string">
            <text:p>Leegveld 20 5757SG LIESS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71.6" calcext:value-type="float">
            <text:p>1171,6</text:p>
          </table:table-cell>
          <table:table-cell office:value-type="float" office:value="1424" calcext:value-type="float">
            <text:p>1424</text:p>
          </table:table-cell>
          <table:table-cell office:value-type="float" office:value="10384" calcext:value-type="float">
            <text:p>10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7639</text:p>
          </table:table-cell>
          <table:table-cell office:value-type="string" calcext:value-type="string">
            <text:p>38162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59PG5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Deurne</text:p>
          </table:table-cell>
          <table:table-cell office:value-type="string" calcext:value-type="string">
            <text:p>Einderweg 5 5759PG Helenave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68.8" calcext:value-type="float">
            <text:p>1768,8</text:p>
          </table:table-cell>
          <table:table-cell office:value-type="float" office:value="0" calcext:value-type="float">
            <text:p>0</text:p>
          </table:table-cell>
          <table:table-cell office:value-type="float" office:value="15906" calcext:value-type="float">
            <text:p>15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9714</text:p>
          </table:table-cell>
          <table:table-cell office:value-type="string" calcext:value-type="string">
            <text:p>37888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59PH5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Deurne</text:p>
          </table:table-cell>
          <table:table-cell office:value-type="string" calcext:value-type="string">
            <text:p>Centurioweg 5 5759PH Helenave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626.63" calcext:value-type="float">
            <text:p>1626,63</text:p>
          </table:table-cell>
          <table:table-cell office:value-type="float" office:value="17693.76" calcext:value-type="float">
            <text:p>17693,76</text:p>
          </table:table-cell>
          <table:table-cell office:value-type="float" office:value="615384" calcext:value-type="float">
            <text:p>615384</text:p>
          </table:table-cell>
          <table:table-cell office:value-type="float" office:value="0" calcext:value-type="float">
            <text:p>0</text:p>
          </table:table-cell>
          <table:table-cell office:value-type="float" office:value="27972" calcext:value-type="float">
            <text:p>27972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0754</text:p>
          </table:table-cell>
          <table:table-cell office:value-type="string" calcext:value-type="string">
            <text:p>37845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Horst aan de Maas</text:p>
          </table:table-cell>
          <table:table-cell office:value-type="string" calcext:value-type="string">
            <text:p>5966PM18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Horst aan de Maas</text:p>
          </table:table-cell>
          <table:table-cell office:value-type="string" calcext:value-type="string">
            <text:p>Dorperpeelweg 18 5966PM America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2537</text:p>
          </table:table-cell>
          <table:table-cell office:value-type="string" calcext:value-type="string">
            <text:p>38458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Horst aan de Maas</text:p>
          </table:table-cell>
          <table:table-cell office:value-type="string" calcext:value-type="string">
            <text:p>5966PV93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Horst aan de Maas</text:p>
          </table:table-cell>
          <table:table-cell office:value-type="string" calcext:value-type="string">
            <text:p>Griendtsveenseweg 93 5966PV America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2" calcext:value-type="float">
            <text:p>2</text:p>
          </table:table-cell>
          <table:table-cell office:value-type="float" office:value="268.4" calcext:value-type="float">
            <text:p>268,4</text:p>
          </table:table-cell>
          <table:table-cell office:value-type="float" office:value="0" calcext:value-type="float">
            <text:p>0</text:p>
          </table:table-cell>
          <table:table-cell office:value-type="float" office:value="2318" calcext:value-type="float">
            <text:p>2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3093</text:p>
          </table:table-cell>
          <table:table-cell office:value-type="string" calcext:value-type="string">
            <text:p>38341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Horst aan de Maas</text:p>
          </table:table-cell>
          <table:table-cell office:value-type="string" calcext:value-type="string">
            <text:p>5977NC34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Horst aan de Maas</text:p>
          </table:table-cell>
          <table:table-cell office:value-type="string" calcext:value-type="string">
            <text:p>Helenaveenseweg 34 5977NC Evertsoord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3277</text:p>
          </table:table-cell>
          <table:table-cell office:value-type="string" calcext:value-type="string">
            <text:p>37838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251PL1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Altena</text:p>
          </table:table-cell>
          <table:table-cell office:value-type="string" calcext:value-type="string">
            <text:p>Dertienmorgen 1 4251PL Werkendam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5" calcext:value-type="float">
            <text:p>5</text:p>
          </table:table-cell>
          <table:table-cell office:value-type="float" office:value="1297.2" calcext:value-type="float">
            <text:p>1297,2</text:p>
          </table:table-cell>
          <table:table-cell office:value-type="float" office:value="7476" calcext:value-type="float">
            <text:p>7476</text:p>
          </table:table-cell>
          <table:table-cell office:value-type="float" office:value="38180" calcext:value-type="float">
            <text:p>38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0636</text:p>
          </table:table-cell>
          <table:table-cell office:value-type="string" calcext:value-type="string">
            <text:p>42227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6071PB9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Schroefstraat 9 6071PB SWALM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043.9" calcext:value-type="float">
            <text:p>1043,9</text:p>
          </table:table-cell>
          <table:table-cell office:value-type="float" office:value="54.6" calcext:value-type="float">
            <text:p>54,6</text:p>
          </table:table-cell>
          <table:table-cell office:value-type="float" office:value="9838" calcext:value-type="float">
            <text:p>9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9207</text:p>
          </table:table-cell>
          <table:table-cell office:value-type="string" calcext:value-type="string">
            <text:p>36037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6071PD1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Wieler 1 6071PD Swalm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,5</text:p>
          </table:table-cell>
          <table:table-cell office:value-type="float" office:value="273" calcext:value-type="float">
            <text:p>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9652</text:p>
          </table:table-cell>
          <table:table-cell office:value-type="string" calcext:value-type="string">
            <text:p>36089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6071PE35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Middelhoven 35 6071PE SWALM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63.8" calcext:value-type="float">
            <text:p>163,8</text:p>
          </table:table-cell>
          <table:table-cell office:value-type="float" office:value="142.4" calcext:value-type="float">
            <text:p>142,4</text:p>
          </table:table-cell>
          <table:table-cell office:value-type="float" office:value="2554" calcext:value-type="float">
            <text:p>2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9519</text:p>
          </table:table-cell>
          <table:table-cell office:value-type="string" calcext:value-type="string">
            <text:p>36073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41RS209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O Lv Vrouw ter Duinenln 209 4641RS Ossendrech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89.6" calcext:value-type="float">
            <text:p>689,6</text:p>
          </table:table-cell>
          <table:table-cell office:value-type="float" office:value="747.6" calcext:value-type="float">
            <text:p>747,6</text:p>
          </table:table-cell>
          <table:table-cell office:value-type="float" office:value="3570" calcext:value-type="float">
            <text:p>3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2771</text:p>
          </table:table-cell>
          <table:table-cell office:value-type="string" calcext:value-type="string">
            <text:p>38047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31BE29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Dennenlaan 29 4631BE Hoogerhei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1565</text:p>
          </table:table-cell>
          <table:table-cell office:value-type="string" calcext:value-type="string">
            <text:p>38139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23RD21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rgen op Zoom</text:p>
          </table:table-cell>
          <table:table-cell office:value-type="string" calcext:value-type="string">
            <text:p>Balsedreef 21 4623RD Bergen op Zo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1.05" calcext:value-type="float">
            <text:p>341,05</text:p>
          </table:table-cell>
          <table:table-cell office:value-type="float" office:value="1613.4" calcext:value-type="float">
            <text:p>1613,4</text:p>
          </table:table-cell>
          <table:table-cell office:value-type="float" office:value="10393" calcext:value-type="float">
            <text:p>1039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81833</text:p>
          </table:table-cell>
          <table:table-cell office:value-type="string" calcext:value-type="string">
            <text:p>38920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23RD23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rgen op Zoom</text:p>
          </table:table-cell>
          <table:table-cell office:value-type="string" calcext:value-type="string">
            <text:p>Balsedreef 23 4623RD Bergen op Zo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79.55" calcext:value-type="float">
            <text:p>1879,55</text:p>
          </table:table-cell>
          <table:table-cell office:value-type="float" office:value="0" calcext:value-type="float">
            <text:p>0</text:p>
          </table:table-cell>
          <table:table-cell office:value-type="float" office:value="17514" calcext:value-type="float">
            <text:p>17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82289</text:p>
          </table:table-cell>
          <table:table-cell office:value-type="string" calcext:value-type="string">
            <text:p>38908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24RB16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Bergen op Zoom</text:p>
          </table:table-cell>
          <table:table-cell office:value-type="string" calcext:value-type="string">
            <text:p>Balsedreef 16 4624RB Bergen op Zo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.1" calcext:value-type="float">
            <text:p>48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1821</text:p>
          </table:table-cell>
          <table:table-cell office:value-type="string" calcext:value-type="string">
            <text:p>38909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24RE15a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Bergen op Zoom</text:p>
          </table:table-cell>
          <table:table-cell office:value-type="string" calcext:value-type="string">
            <text:p>Boslustweg 15 4624RE Bergen op Zoom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2" calcext:value-type="float">
            <text:p>2</text:p>
          </table:table-cell>
          <table:table-cell office:value-type="float" office:value="247.5" calcext:value-type="float">
            <text:p>247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2120.594</text:p>
          </table:table-cell>
          <table:table-cell office:value-type="string" calcext:value-type="string">
            <text:p>388318.80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25DJ68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rgen op Zoom</text:p>
          </table:table-cell>
          <table:table-cell office:value-type="string" calcext:value-type="string">
            <text:p>Zandven 68 4625DJ Bergen op Zoom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2741" calcext:value-type="float">
            <text:p>2741</text:p>
          </table:table-cell>
          <table:table-cell office:value-type="float" office:value="780" calcext:value-type="float">
            <text:p>780</text:p>
          </table:table-cell>
          <table:table-cell office:value-type="float" office:value="34160" calcext:value-type="float">
            <text:p>34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1610</text:p>
          </table:table-cell>
          <table:table-cell office:value-type="string" calcext:value-type="string">
            <text:p>38656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25DM580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Bergen op Zoom</text:p>
          </table:table-cell>
          <table:table-cell office:value-type="string" calcext:value-type="string">
            <text:p>Huijbergsebaan 580 4625DM Bergen op Zoom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94.3" calcext:value-type="float">
            <text:p>194,3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1893</text:p>
          </table:table-cell>
          <table:table-cell office:value-type="string" calcext:value-type="string">
            <text:p>38676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31RX18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Groene Papegaai 18 4631RX Hoogerhei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7.1" calcext:value-type="float">
            <text:p>307,1</text:p>
          </table:table-cell>
          <table:table-cell office:value-type="float" office:value="1602" calcext:value-type="float">
            <text:p>1602</text:p>
          </table:table-cell>
          <table:table-cell office:value-type="float" office:value="7650" calcext:value-type="float">
            <text:p>7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2386</text:p>
          </table:table-cell>
          <table:table-cell office:value-type="string" calcext:value-type="string">
            <text:p>38152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31SV50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Buitendreef 50 4631SV Hoogerhei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.5" calcext:value-type="float">
            <text:p>30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3317</text:p>
          </table:table-cell>
          <table:table-cell office:value-type="string" calcext:value-type="string">
            <text:p>38246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35EB12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Bakkerstraat 12 4635EB Huijber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1.4" calcext:value-type="float">
            <text:p>821,4</text:p>
          </table:table-cell>
          <table:table-cell office:value-type="float" office:value="0" calcext:value-type="float">
            <text:p>0</text:p>
          </table:table-cell>
          <table:table-cell office:value-type="float" office:value="8916" calcext:value-type="float">
            <text:p>8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84748</text:p>
          </table:table-cell>
          <table:table-cell office:value-type="string" calcext:value-type="string">
            <text:p>38250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35RG9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Overbergseweg 9 4635RG Huijber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28.2" calcext:value-type="float">
            <text:p>2228,2</text:p>
          </table:table-cell>
          <table:table-cell office:value-type="float" office:value="0" calcext:value-type="float">
            <text:p>0</text:p>
          </table:table-cell>
          <table:table-cell office:value-type="float" office:value="19896" calcext:value-type="float">
            <text:p>19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4313</text:p>
          </table:table-cell>
          <table:table-cell office:value-type="string" calcext:value-type="string">
            <text:p>38452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41RP1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Scheidreef 1 4641RP Ossendrec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4.9" calcext:value-type="float">
            <text:p>414,9</text:p>
          </table:table-cell>
          <table:table-cell office:value-type="float" office:value="3524.4" calcext:value-type="float">
            <text:p>3524,4</text:p>
          </table:table-cell>
          <table:table-cell office:value-type="float" office:value="8473" calcext:value-type="float">
            <text:p>8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82500</text:p>
          </table:table-cell>
          <table:table-cell office:value-type="string" calcext:value-type="string">
            <text:p>38116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25DH14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Bergen op Zoom</text:p>
          </table:table-cell>
          <table:table-cell office:value-type="string" calcext:value-type="string">
            <text:p>Zandven 14 4625DH Bergen op Zoom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1552.5</text:p>
          </table:table-cell>
          <table:table-cell office:value-type="string" calcext:value-type="string">
            <text:p>386808.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31RX8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Groene Papegaai 8 4631RX Hoogerhei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.3" calcext:value-type="float">
            <text:p>160,3</text:p>
          </table:table-cell>
          <table:table-cell office:value-type="float" office:value="37.6" calcext:value-type="float">
            <text:p>37,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2478</text:p>
          </table:table-cell>
          <table:table-cell office:value-type="string" calcext:value-type="string">
            <text:p>38199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31SV47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Buitendreef 47 4631SV HOOGERHEI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170" calcext:value-type="float">
            <text:p>11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3209</text:p>
          </table:table-cell>
          <table:table-cell office:value-type="string" calcext:value-type="string">
            <text:p>38252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35RC55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Staartsestraat 55 4635RC Huijber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8.1" calcext:value-type="float">
            <text:p>188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159</text:p>
          </table:table-cell>
          <table:table-cell office:value-type="string" calcext:value-type="string">
            <text:p>38216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35RJ3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Moerkantsebaan 3 4635RJ Huijberg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87.9" calcext:value-type="float">
            <text:p>1287,9</text:p>
          </table:table-cell>
          <table:table-cell office:value-type="float" office:value="712" calcext:value-type="float">
            <text:p>712</text:p>
          </table:table-cell>
          <table:table-cell office:value-type="float" office:value="13232" calcext:value-type="float">
            <text:p>13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84559</text:p>
          </table:table-cell>
          <table:table-cell office:value-type="string" calcext:value-type="string">
            <text:p>38547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41RJ171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Calfven 171 4641RJ Ossendrec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936" calcext:value-type="float">
            <text:p>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675</text:p>
          </table:table-cell>
          <table:table-cell office:value-type="string" calcext:value-type="string">
            <text:p>38113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41RN15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Putseweg 15 4641RN Ossendrec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90.8" calcext:value-type="float">
            <text:p>1290,8</text:p>
          </table:table-cell>
          <table:table-cell office:value-type="float" office:value="0" calcext:value-type="float">
            <text:p>0</text:p>
          </table:table-cell>
          <table:table-cell office:value-type="float" office:value="14006" calcext:value-type="float">
            <text:p>1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82281</text:p>
          </table:table-cell>
          <table:table-cell office:value-type="string" calcext:value-type="string">
            <text:p>38100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41SL35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Putseweg 35 4641SL Ossendrec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4272" calcext:value-type="float">
            <text:p>4272</text:p>
          </table:table-cell>
          <table:table-cell office:value-type="float" office:value="20400" calcext:value-type="float">
            <text:p>20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83425</text:p>
          </table:table-cell>
          <table:table-cell office:value-type="string" calcext:value-type="string">
            <text:p>37885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635RE1</text:p>
          </table:table-cell>
          <table:table-cell office:value-type="string" calcext:value-type="string">
            <text:p>Geiten</text:p>
          </table:table-cell>
          <table:table-cell office:value-type="string" calcext:value-type="string">
            <text:p>Woensdrecht</text:p>
          </table:table-cell>
          <table:table-cell office:value-type="string" calcext:value-type="string">
            <text:p>Weg naar Wouw 1 4635RE Huijber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float" office:value="10772" calcext:value-type="float">
            <text:p>10772</text:p>
          </table:table-cell>
          <table:table-cell office:value-type="float" office:value="11485" calcext:value-type="float">
            <text:p>11485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84623</text:p>
          </table:table-cell>
          <table:table-cell office:value-type="string" calcext:value-type="string">
            <text:p>38363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4854AA23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reda</text:p>
          </table:table-cell>
          <table:table-cell office:value-type="string" calcext:value-type="string">
            <text:p>Deken Dr. Dirckxweg 23 4854AA Bav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7740" calcext:value-type="float">
            <text:p>7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5283</text:p>
          </table:table-cell>
          <table:table-cell office:value-type="string" calcext:value-type="string">
            <text:p>39684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071RR6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Tilburg</text:p>
          </table:table-cell>
          <table:table-cell office:value-type="string" calcext:value-type="string">
            <text:p>Oude Bosschebaan 6 5071RR Udenh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8.82" calcext:value-type="float">
            <text:p>268,82</text:p>
          </table:table-cell>
          <table:table-cell office:value-type="float" office:value="3.4" calcext:value-type="float">
            <text:p>3,4</text:p>
          </table:table-cell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7520</text:p>
          </table:table-cell>
          <table:table-cell office:value-type="string" calcext:value-type="string">
            <text:p>40560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BN</text:p>
          </table:table-cell>
          <table:table-cell office:value-type="string" calcext:value-type="string">
            <text:p>5268LT2A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Vught</text:p>
          </table:table-cell>
          <table:table-cell office:value-type="string" calcext:value-type="string">
            <text:p>Hoef ten Halve 2A 5268LT HELVOIRT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85.2" calcext:value-type="float">
            <text:p>85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1494</text:p>
          </table:table-cell>
          <table:table-cell office:value-type="string" calcext:value-type="string">
            <text:p>40761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BN</text:p>
          </table:table-cell>
          <table:table-cell office:value-type="string" calcext:value-type="string">
            <text:p>5268LV5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Vught</text:p>
          </table:table-cell>
          <table:table-cell office:value-type="string" calcext:value-type="string">
            <text:p>Margriet 5 5268LV Helvoir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0503</text:p>
          </table:table-cell>
          <table:table-cell office:value-type="string" calcext:value-type="string">
            <text:p>40836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071RR8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Tilburg</text:p>
          </table:table-cell>
          <table:table-cell office:value-type="string" calcext:value-type="string">
            <text:p>Oude Bosschebaan 8 5071RR Udenh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8042</text:p>
          </table:table-cell>
          <table:table-cell office:value-type="string" calcext:value-type="string">
            <text:p>40553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151RG2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Heusden</text:p>
          </table:table-cell>
          <table:table-cell office:value-type="string" calcext:value-type="string">
            <text:p>Giersbergen 2 5151RG Drun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69.66" calcext:value-type="float">
            <text:p>69,66</text:p>
          </table:table-cell>
          <table:table-cell office:value-type="float" office:value="111.36" calcext:value-type="float">
            <text:p>111,36</text:p>
          </table:table-cell>
          <table:table-cell office:value-type="float" office:value="2273" calcext:value-type="float">
            <text:p>227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8559</text:p>
          </table:table-cell>
          <table:table-cell office:value-type="string" calcext:value-type="string">
            <text:p>40758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151RK58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Heusden</text:p>
          </table:table-cell>
          <table:table-cell office:value-type="string" calcext:value-type="string">
            <text:p>Duinweg 58 5151RK Drun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9.7" calcext:value-type="float">
            <text:p>229,7</text:p>
          </table:table-cell>
          <table:table-cell office:value-type="float" office:value="2503.8" calcext:value-type="float">
            <text:p>2503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8255</text:p>
          </table:table-cell>
          <table:table-cell office:value-type="string" calcext:value-type="string">
            <text:p>40828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151RD1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Heusden</text:p>
          </table:table-cell>
          <table:table-cell office:value-type="string" calcext:value-type="string">
            <text:p>Klinkert 1 5151RD Drun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4.3" calcext:value-type="float">
            <text:p>74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7750</text:p>
          </table:table-cell>
          <table:table-cell office:value-type="string" calcext:value-type="string">
            <text:p>40830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151RG5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Heusden</text:p>
          </table:table-cell>
          <table:table-cell office:value-type="string" calcext:value-type="string">
            <text:p>Giersbergen 5 5151RG Drun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8455</text:p>
          </table:table-cell>
          <table:table-cell office:value-type="string" calcext:value-type="string">
            <text:p>40759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171RL4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Loon op Zand</text:p>
          </table:table-cell>
          <table:table-cell office:value-type="string" calcext:value-type="string">
            <text:p>Roestelbergseweg 4 5171RL Kaatsheuv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7960" calcext:value-type="float">
            <text:p>17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33797</text:p>
          </table:table-cell>
          <table:table-cell office:value-type="string" calcext:value-type="string">
            <text:p>40767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175BT7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Loon op Zand</text:p>
          </table:table-cell>
          <table:table-cell office:value-type="string" calcext:value-type="string">
            <text:p>Land van Kleef 7 5175BT Loon op Za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3764</text:p>
          </table:table-cell>
          <table:table-cell office:value-type="string" calcext:value-type="string">
            <text:p>40500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074PD8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Tilburg</text:p>
          </table:table-cell>
          <table:table-cell office:value-type="string" calcext:value-type="string">
            <text:p>Biezenmortelsestraat 8 5074PD Biezenmort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,9</text:p>
          </table:table-cell>
          <table:table-cell office:value-type="float" office:value="210.6" calcext:value-type="float">
            <text:p>21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0007</text:p>
          </table:table-cell>
          <table:table-cell office:value-type="string" calcext:value-type="string">
            <text:p>40415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074RB14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Tilburg</text:p>
          </table:table-cell>
          <table:table-cell office:value-type="string" calcext:value-type="string">
            <text:p>Biezenmortelsestraat 14 5074RB Biezenmort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29.8" calcext:value-type="float">
            <text:p>1429,8</text:p>
          </table:table-cell>
          <table:table-cell office:value-type="float" office:value="0" calcext:value-type="float">
            <text:p>0</text:p>
          </table:table-cell>
          <table:table-cell office:value-type="float" office:value="12832" calcext:value-type="float">
            <text:p>12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0357</text:p>
          </table:table-cell>
          <table:table-cell office:value-type="string" calcext:value-type="string">
            <text:p>40431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074PD2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Tilburg</text:p>
          </table:table-cell>
          <table:table-cell office:value-type="string" calcext:value-type="string">
            <text:p>Biezenmortelsestraat 2 5074PD Biezenmort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9732</text:p>
          </table:table-cell>
          <table:table-cell office:value-type="string" calcext:value-type="string">
            <text:p>40398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062KE8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Oisterwijk</text:p>
          </table:table-cell>
          <table:table-cell office:value-type="string" calcext:value-type="string">
            <text:p>Hoevenseweg 8 5062KE Oisterwij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14768" calcext:value-type="float">
            <text:p>14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39339</text:p>
          </table:table-cell>
          <table:table-cell office:value-type="string" calcext:value-type="string">
            <text:p>39697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074RD22</text:p>
          </table:table-cell>
          <table:table-cell office:value-type="string" calcext:value-type="string">
            <text:p>Zeugen</text:p>
          </table:table-cell>
          <table:table-cell office:value-type="string" calcext:value-type="string">
            <text:p>Tilburg</text:p>
          </table:table-cell>
          <table:table-cell office:value-type="string" calcext:value-type="string">
            <text:p>Oude Bosschebaan 22 5074RD Biezenmortel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office:value-type="float" office:value="9856.4" calcext:value-type="float">
            <text:p>9856,4</text:p>
          </table:table-cell>
          <table:table-cell office:value-type="float" office:value="85811.6" calcext:value-type="float">
            <text:p>85811,6</text:p>
          </table:table-cell>
          <table:table-cell office:value-type="float" office:value="624920" calcext:value-type="float">
            <text:p>6249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74" calcext:value-type="float">
            <text:p>4874</text:p>
          </table:table-cell>
          <table:table-cell/>
          <table:table-cell office:value-type="string" calcext:value-type="string">
            <text:p>140399</text:p>
          </table:table-cell>
          <table:table-cell office:value-type="string" calcext:value-type="string">
            <text:p>40560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_KEMP</text:p>
          </table:table-cell>
          <table:table-cell office:value-type="string" calcext:value-type="string">
            <text:p>5688LK34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Oirschot</text:p>
          </table:table-cell>
          <table:table-cell office:value-type="string" calcext:value-type="string">
            <text:p>Nieuwedijk 34 5688LK Oirsch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4.1" calcext:value-type="float">
            <text:p>174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8184</text:p>
          </table:table-cell>
          <table:table-cell office:value-type="string" calcext:value-type="string">
            <text:p>39552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BN</text:p>
          </table:table-cell>
          <table:table-cell office:value-type="string" calcext:value-type="string">
            <text:p>5223GV7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's-Hertogenbosch</text:p>
          </table:table-cell>
          <table:table-cell office:value-type="string" calcext:value-type="string">
            <text:p>Deutersestraat 7 5223GV 's-Hertogenbosch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1851.2" calcext:value-type="float">
            <text:p>1851,2</text:p>
          </table:table-cell>
          <table:table-cell office:value-type="float" office:value="14145" calcext:value-type="float">
            <text:p>14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46723</text:p>
          </table:table-cell>
          <table:table-cell office:value-type="string" calcext:value-type="string">
            <text:p>41084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BN</text:p>
          </table:table-cell>
          <table:table-cell office:value-type="string" calcext:value-type="string">
            <text:p>5282JC80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oxtel</text:p>
          </table:table-cell>
          <table:table-cell office:value-type="string" calcext:value-type="string">
            <text:p>Kapelweg 80 5282JC Boxt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19.85" calcext:value-type="float">
            <text:p>2819,85</text:p>
          </table:table-cell>
          <table:table-cell office:value-type="float" office:value="460" calcext:value-type="float">
            <text:p>460</text:p>
          </table:table-cell>
          <table:table-cell office:value-type="float" office:value="30488" calcext:value-type="float">
            <text:p>3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47157</text:p>
          </table:table-cell>
          <table:table-cell office:value-type="string" calcext:value-type="string">
            <text:p>39998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085NJ4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Hilvarenbeek</text:p>
          </table:table-cell>
          <table:table-cell office:value-type="string" calcext:value-type="string">
            <text:p>Prins Hendriklaan 4 5085NJ Esbee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40.42" calcext:value-type="float">
            <text:p>2140,42</text:p>
          </table:table-cell>
          <table:table-cell office:value-type="float" office:value="21436.3" calcext:value-type="float">
            <text:p>21436,3</text:p>
          </table:table-cell>
          <table:table-cell office:value-type="float" office:value="21728" calcext:value-type="float">
            <text:p>217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39587</text:p>
          </table:table-cell>
          <table:table-cell office:value-type="string" calcext:value-type="string">
            <text:p>38382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_KEMP</text:p>
          </table:table-cell>
          <table:table-cell office:value-type="string" calcext:value-type="string">
            <text:p>5091KL12</text:p>
          </table:table-cell>
          <table:table-cell office:value-type="string" calcext:value-type="string">
            <text:p>Nerts Vos</text:p>
          </table:table-cell>
          <table:table-cell office:value-type="string" calcext:value-type="string">
            <text:p>Oirschot</text:p>
          </table:table-cell>
          <table:table-cell office:value-type="string" calcext:value-type="string">
            <text:p>Broekeindsedijk 12 5091KL Oost West en Middelbe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014</text:p>
          </table:table-cell>
          <table:table-cell office:value-type="string" calcext:value-type="string">
            <text:p>38192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MWB</text:p>
          </table:table-cell>
          <table:table-cell office:value-type="string" calcext:value-type="string">
            <text:p>5051PH13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Goirle</text:p>
          </table:table-cell>
          <table:table-cell office:value-type="string" calcext:value-type="string">
            <text:p>Rielsedijk 13 5051PH Goir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0813</text:p>
          </table:table-cell>
          <table:table-cell office:value-type="string" calcext:value-type="string">
            <text:p>39274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_KEMP</text:p>
          </table:table-cell>
          <table:table-cell office:value-type="string" calcext:value-type="string">
            <text:p>5091KR13</text:p>
          </table:table-cell>
          <table:table-cell office:value-type="string" calcext:value-type="string">
            <text:p>Vleesvarkens</text:p>
          </table:table-cell>
          <table:table-cell office:value-type="string" calcext:value-type="string">
            <text:p>Oirschot</text:p>
          </table:table-cell>
          <table:table-cell office:value-type="string" calcext:value-type="string">
            <text:p>Ir. van Meelweg 13 5091KR Oost West en Middelbeers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4455.92" calcext:value-type="float">
            <text:p>4455,92</text:p>
          </table:table-cell>
          <table:table-cell office:value-type="float" office:value="58041.6" calcext:value-type="float">
            <text:p>58041,6</text:p>
          </table:table-cell>
          <table:table-cell office:value-type="float" office:value="400218" calcext:value-type="float">
            <text:p>400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string" calcext:value-type="string">
            <text:p>144115</text:p>
          </table:table-cell>
          <table:table-cell office:value-type="string" calcext:value-type="string">
            <text:p>38207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556VA150</text:p>
          </table:table-cell>
          <table:table-cell office:value-type="string" calcext:value-type="string">
            <text:p>Vleesvarkens</text:p>
          </table:table-cell>
          <table:table-cell office:value-type="string" calcext:value-type="string">
            <text:p>Valkenswaard</text:p>
          </table:table-cell>
          <table:table-cell office:value-type="string" calcext:value-type="string">
            <text:p>Maastrichterweg 150 5556VA Valkenswa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87.48" calcext:value-type="float">
            <text:p>2687,48</text:p>
          </table:table-cell>
          <table:table-cell office:value-type="float" office:value="58593.2" calcext:value-type="float">
            <text:p>58593,2</text:p>
          </table:table-cell>
          <table:table-cell office:value-type="float" office:value="437950" calcext:value-type="float">
            <text:p>437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string" calcext:value-type="string">
            <text:p>160270</text:p>
          </table:table-cell>
          <table:table-cell office:value-type="string" calcext:value-type="string">
            <text:p>37037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556VB215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Valkenswaard</text:p>
          </table:table-cell>
          <table:table-cell office:value-type="string" calcext:value-type="string">
            <text:p>Maastrichterweg 215 5556VB Valkenswaard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0457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ijk</text:p>
          </table:table-cell>
          <table:table-cell office:value-type="string" calcext:value-type="string">
            <text:p>5571TZ10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rgeijk</text:p>
          </table:table-cell>
          <table:table-cell office:value-type="string" calcext:value-type="string">
            <text:p>Looerheideweg 10 5571TZ Bergeij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7.1" calcext:value-type="float">
            <text:p>127,1</text:p>
          </table:table-cell>
          <table:table-cell office:value-type="float" office:value="0" calcext:value-type="float">
            <text:p>0</text:p>
          </table:table-cell>
          <table:table-cell office:value-type="float" office:value="2666" calcext:value-type="float">
            <text:p>2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2976</text:p>
          </table:table-cell>
          <table:table-cell office:value-type="string" calcext:value-type="string">
            <text:p>36781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595XB37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Heeze-Leende</text:p>
          </table:table-cell>
          <table:table-cell office:value-type="string" calcext:value-type="string">
            <text:p>Valkenswaardseweg 37 5595XB Leen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42.4" calcext:value-type="float">
            <text:p>1442,4</text:p>
          </table:table-cell>
          <table:table-cell office:value-type="float" office:value="356" calcext:value-type="float">
            <text:p>356</text:p>
          </table:table-cell>
          <table:table-cell office:value-type="float" office:value="14002" calcext:value-type="float">
            <text:p>14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3334</text:p>
          </table:table-cell>
          <table:table-cell office:value-type="string" calcext:value-type="string">
            <text:p>37361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Nederweert</text:p>
          </table:table-cell>
          <table:table-cell office:value-type="string" calcext:value-type="string">
            <text:p>6031LA4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Nederweert</text:p>
          </table:table-cell>
          <table:table-cell office:value-type="string" calcext:value-type="string">
            <text:p>Dr. Anton Philipsweg 4 6031LA NEDERWEERT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4591</text:p>
          </table:table-cell>
          <table:table-cell office:value-type="string" calcext:value-type="string">
            <text:p>36562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Weert</text:p>
          </table:table-cell>
          <table:table-cell office:value-type="string" calcext:value-type="string">
            <text:p>6006SR118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Weert</text:p>
          </table:table-cell>
          <table:table-cell office:value-type="string" calcext:value-type="string">
            <text:p>Lozerweg 118 6006SR Weert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3" calcext:value-type="float">
            <text:p>3</text:p>
          </table:table-cell>
          <table:table-cell office:value-type="float" office:value="187.7" calcext:value-type="float">
            <text:p>187,7</text:p>
          </table:table-cell>
          <table:table-cell office:value-type="float" office:value="640.8" calcext:value-type="float">
            <text:p>640,8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72168</text:p>
          </table:table-cell>
          <table:table-cell office:value-type="string" calcext:value-type="string">
            <text:p>36015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Weert</text:p>
          </table:table-cell>
          <table:table-cell office:value-type="string" calcext:value-type="string">
            <text:p>6002NN155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Weert</text:p>
          </table:table-cell>
          <table:table-cell office:value-type="string" calcext:value-type="string">
            <text:p>Werkmansweg 155 6002NN Weert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299.2" calcext:value-type="float">
            <text:p>299,2</text:p>
          </table:table-cell>
          <table:table-cell office:value-type="float" office:value="0" calcext:value-type="float">
            <text:p>0</text:p>
          </table:table-cell>
          <table:table-cell office:value-type="float" office:value="2584" calcext:value-type="float">
            <text:p>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73173</text:p>
          </table:table-cell>
          <table:table-cell office:value-type="string" calcext:value-type="string">
            <text:p>36365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Weert</text:p>
          </table:table-cell>
          <table:table-cell office:value-type="string" calcext:value-type="string">
            <text:p>6006VC3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Weert</text:p>
          </table:table-cell>
          <table:table-cell office:value-type="string" calcext:value-type="string">
            <text:p>Vetpeelweg 3 6006VC Weer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885.93" calcext:value-type="float">
            <text:p>2885,93</text:p>
          </table:table-cell>
          <table:table-cell office:value-type="float" office:value="5789.97" calcext:value-type="float">
            <text:p>5789,97</text:p>
          </table:table-cell>
          <table:table-cell office:value-type="float" office:value="792292" calcext:value-type="float">
            <text:p>792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2674</text:p>
          </table:table-cell>
          <table:table-cell office:value-type="string" calcext:value-type="string">
            <text:p>35821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6021RA5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Cranendonck</text:p>
          </table:table-cell>
          <table:table-cell office:value-type="string" calcext:value-type="string">
            <text:p>Rijksweg 5 6021RA Bud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69.4" calcext:value-type="float">
            <text:p>3869,4</text:p>
          </table:table-cell>
          <table:table-cell office:value-type="float" office:value="34816.8" calcext:value-type="float">
            <text:p>34816,8</text:p>
          </table:table-cell>
          <table:table-cell office:value-type="float" office:value="66250" calcext:value-type="float">
            <text:p>66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71709</text:p>
          </table:table-cell>
          <table:table-cell office:value-type="string" calcext:value-type="string">
            <text:p>36755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Weert</text:p>
          </table:table-cell>
          <table:table-cell office:value-type="string" calcext:value-type="string">
            <text:p>6002TB99A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Weert</text:p>
          </table:table-cell>
          <table:table-cell office:value-type="string" calcext:value-type="string">
            <text:p>Eindhovenseweg 99A 6002TB Weert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4" calcext:value-type="float">
            <text:p>4</text:p>
          </table:table-cell>
          <table:table-cell office:value-type="float" office:value="349.2" calcext:value-type="float">
            <text:p>349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3579</text:p>
          </table:table-cell>
          <table:table-cell office:value-type="string" calcext:value-type="string">
            <text:p>36565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25RL7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Asten</text:p>
          </table:table-cell>
          <table:table-cell office:value-type="string" calcext:value-type="string">
            <text:p>Achtermijterbaan 7 5725RL Heusd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188" calcext:value-type="float">
            <text:p>188</text:p>
          </table:table-cell>
          <table:table-cell office:value-type="float" office:value="3074" calcext:value-type="float">
            <text:p>30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3851</text:p>
          </table:table-cell>
          <table:table-cell office:value-type="string" calcext:value-type="string">
            <text:p>37504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21RZ3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Asten</text:p>
          </table:table-cell>
          <table:table-cell office:value-type="string" calcext:value-type="string">
            <text:p>Tureluurweg 3 5721RZ Ast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4.8" calcext:value-type="float">
            <text:p>464,8</text:p>
          </table:table-cell>
          <table:table-cell office:value-type="float" office:value="3417.6" calcext:value-type="float">
            <text:p>3417,6</text:p>
          </table:table-cell>
          <table:table-cell office:value-type="float" office:value="7924" calcext:value-type="float">
            <text:p>7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6789</text:p>
          </table:table-cell>
          <table:table-cell office:value-type="string" calcext:value-type="string">
            <text:p>37490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21RZ5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Asten</text:p>
          </table:table-cell>
          <table:table-cell office:value-type="string" calcext:value-type="string">
            <text:p>Tureluurweg 5 5721RZ Ast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9.2" calcext:value-type="float">
            <text:p>289,2</text:p>
          </table:table-cell>
          <table:table-cell office:value-type="float" office:value="0" calcext:value-type="float">
            <text:p>0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6810</text:p>
          </table:table-cell>
          <table:table-cell office:value-type="string" calcext:value-type="string">
            <text:p>37508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25RW3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Asten</text:p>
          </table:table-cell>
          <table:table-cell office:value-type="string" calcext:value-type="string">
            <text:p>Peelweg 3 5725RW Heusd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40.25" calcext:value-type="float">
            <text:p>4040,25</text:p>
          </table:table-cell>
          <table:table-cell office:value-type="float" office:value="8033.9" calcext:value-type="float">
            <text:p>8033,9</text:p>
          </table:table-cell>
          <table:table-cell office:value-type="float" office:value="111765" calcext:value-type="float">
            <text:p>11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185191</text:p>
          </table:table-cell>
          <table:table-cell office:value-type="string" calcext:value-type="string">
            <text:p>37518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25RZ7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Asten</text:p>
          </table:table-cell>
          <table:table-cell office:value-type="string" calcext:value-type="string">
            <text:p>Kluutweg 7 5725RZ Heusd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2093.8" calcext:value-type="float">
            <text:p>2093,8</text:p>
          </table:table-cell>
          <table:table-cell office:value-type="float" office:value="0" calcext:value-type="float">
            <text:p>0</text:p>
          </table:table-cell>
          <table:table-cell office:value-type="float" office:value="18856" calcext:value-type="float">
            <text:p>18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5465</text:p>
          </table:table-cell>
          <table:table-cell office:value-type="string" calcext:value-type="string">
            <text:p>37484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25TW26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Asten</text:p>
          </table:table-cell>
          <table:table-cell office:value-type="string" calcext:value-type="string">
            <text:p>Kokmeeuwenweg 26 5725TW Heusd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float" office:value="12108" calcext:value-type="float">
            <text:p>1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2672</text:p>
          </table:table-cell>
          <table:table-cell office:value-type="string" calcext:value-type="string">
            <text:p>37276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25TW28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Asten</text:p>
          </table:table-cell>
          <table:table-cell office:value-type="string" calcext:value-type="string">
            <text:p>Kokmeeuwenweg 28 5725TW Heusd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75.6" calcext:value-type="float">
            <text:p>1275,6</text:p>
          </table:table-cell>
          <table:table-cell office:value-type="float" office:value="0" calcext:value-type="float">
            <text:p>0</text:p>
          </table:table-cell>
          <table:table-cell office:value-type="float" office:value="16648" calcext:value-type="float">
            <text:p>16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2604</text:p>
          </table:table-cell>
          <table:table-cell office:value-type="string" calcext:value-type="string">
            <text:p>37270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25RG73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Asten</text:p>
          </table:table-cell>
          <table:table-cell office:value-type="string" calcext:value-type="string">
            <text:p>Meijelseweg 73 5725RG Heusd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6337</text:p>
          </table:table-cell>
          <table:table-cell office:value-type="string" calcext:value-type="string">
            <text:p>37486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ZOB</text:p>
          </table:table-cell>
          <table:table-cell office:value-type="string" calcext:value-type="string">
            <text:p>5725RN4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Asten</text:p>
          </table:table-cell>
          <table:table-cell office:value-type="string" calcext:value-type="string">
            <text:p>Vossenbaan 4 5725RN Heusd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float" office:value="17460" calcext:value-type="float">
            <text:p>17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4409</text:p>
          </table:table-cell>
          <table:table-cell office:value-type="string" calcext:value-type="string">
            <text:p>37537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Brabant — OD_EXTERN:GEO_VEEHOUDERIJEN_BRABANT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BRABANT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1AB30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Heukelom 30 5851AB Afferden 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356.1" calcext:value-type="float">
            <text:p>356,1</text:p>
          </table:table-cell>
          <table:table-cell office:value-type="float" office:value="1554.8" calcext:value-type="float">
            <text:p>1554,8</text:p>
          </table:table-cell>
          <table:table-cell office:value-type="float" office:value="4214" calcext:value-type="float">
            <text:p>4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9570</text:p>
          </table:table-cell>
          <table:table-cell office:value-type="string" calcext:value-type="string">
            <text:p>40315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1AS69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Kapelstraat 69 5851AS Afferden 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745.7" calcext:value-type="float">
            <text:p>1745,7</text:p>
          </table:table-cell>
          <table:table-cell office:value-type="float" office:value="0" calcext:value-type="float">
            <text:p>0</text:p>
          </table:table-cell>
          <table:table-cell office:value-type="float" office:value="19602" calcext:value-type="float">
            <text:p>19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8881</text:p>
          </table:table-cell>
          <table:table-cell office:value-type="string" calcext:value-type="string">
            <text:p>40603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1EA6</text:p>
          </table:table-cell>
          <table:table-cell office:value-type="string" calcext:value-type="string">
            <text:p>Vleesvarkens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Hengeland 6 5851EA Afferden L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office:value-type="float" office:value="1750.3" calcext:value-type="float">
            <text:p>1750,3</text:p>
          </table:table-cell>
          <table:table-cell office:value-type="float" office:value="47085.8" calcext:value-type="float">
            <text:p>47085,8</text:p>
          </table:table-cell>
          <table:table-cell office:value-type="float" office:value="122475" calcext:value-type="float">
            <text:p>122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34" calcext:value-type="float">
            <text:p>453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7820</text:p>
          </table:table-cell>
          <table:table-cell office:value-type="string" calcext:value-type="string">
            <text:p>40643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1GA7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Berkenkamp 7 5851GA Afferden 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8560" calcext:value-type="float">
            <text:p>8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9878</text:p>
          </table:table-cell>
          <table:table-cell office:value-type="string" calcext:value-type="string">
            <text:p>40372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4PB141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Siebengewaldseweg 141 5854PB Bergen 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office:value-type="float" office:value="9710" calcext:value-type="float">
            <text:p>9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2318</text:p>
          </table:table-cell>
          <table:table-cell office:value-type="string" calcext:value-type="string">
            <text:p>40447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4PH7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Smal 7 5854PH Bergen 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0540" calcext:value-type="float">
            <text:p>10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846</text:p>
          </table:table-cell>
          <table:table-cell office:value-type="string" calcext:value-type="string">
            <text:p>40381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5ED10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Halve Maan 10 5855ED Well 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630.08" calcext:value-type="float">
            <text:p>630,08</text:p>
          </table:table-cell>
          <table:table-cell office:value-type="float" office:value="10007.6" calcext:value-type="float">
            <text:p>10007,6</text:p>
          </table:table-cell>
          <table:table-cell office:value-type="float" office:value="9108" calcext:value-type="float">
            <text:p>9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2696</text:p>
          </table:table-cell>
          <table:table-cell office:value-type="string" calcext:value-type="string">
            <text:p>39876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5ED5</text:p>
          </table:table-cell>
          <table:table-cell office:value-type="string" calcext:value-type="string">
            <text:p>Vleesvarkens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Halve Maan 5 5855ED Well 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099.2" calcext:value-type="float">
            <text:p>1099,2</text:p>
          </table:table-cell>
          <table:table-cell office:value-type="float" office:value="39935" calcext:value-type="float">
            <text:p>3993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202941</text:p>
          </table:table-cell>
          <table:table-cell office:value-type="string" calcext:value-type="string">
            <text:p>39933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5ES8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Veenweg 8 5855ES WELL LB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560" calcext:value-type="float">
            <text:p>15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6596</text:p>
          </table:table-cell>
          <table:table-cell office:value-type="string" calcext:value-type="string">
            <text:p>39693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6AD41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Kruisstraat 41 5856AD Wellerlooi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13.6" calcext:value-type="float">
            <text:p>113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6523</text:p>
          </table:table-cell>
          <table:table-cell office:value-type="string" calcext:value-type="string">
            <text:p>39454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6CJ7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Heerenvenweg 7 5856CJ Wellerlooi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  <table:table-cell office:value-type="float" office:value="32028" calcext:value-type="float">
            <text:p>32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11446</text:p>
          </table:table-cell>
          <table:table-cell office:value-type="string" calcext:value-type="string">
            <text:p>39276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6CL6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Hamert 6 5856CL Wellerlooi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25.6" calcext:value-type="float">
            <text:p>925,6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9448</text:p>
          </table:table-cell>
          <table:table-cell office:value-type="string" calcext:value-type="string">
            <text:p>39102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ennep</text:p>
          </table:table-cell>
          <table:table-cell office:value-type="string" calcext:value-type="string">
            <text:p>6598AE58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ennep</text:p>
          </table:table-cell>
          <table:table-cell office:value-type="string" calcext:value-type="string">
            <text:p>Hoofdstraat 58 6598AE Heij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5.3" calcext:value-type="float">
            <text:p>135,3</text:p>
          </table:table-cell>
          <table:table-cell office:value-type="float" office:value="284.8" calcext:value-type="float">
            <text:p>284,8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6440</text:p>
          </table:table-cell>
          <table:table-cell office:value-type="string" calcext:value-type="string">
            <text:p>40822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ennep</text:p>
          </table:table-cell>
          <table:table-cell office:value-type="string" calcext:value-type="string">
            <text:p>6598MG15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Gennep</text:p>
          </table:table-cell>
          <table:table-cell office:value-type="string" calcext:value-type="string">
            <text:p>Nieuw Erf 15 6598MG Heij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7.95" calcext:value-type="float">
            <text:p>457,95</text:p>
          </table:table-cell>
          <table:table-cell office:value-type="float" office:value="320" calcext:value-type="float">
            <text:p>320</text:p>
          </table:table-cell>
          <table:table-cell office:value-type="float" office:value="5327" calcext:value-type="float">
            <text:p>532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8913</text:p>
          </table:table-cell>
          <table:table-cell office:value-type="string" calcext:value-type="string">
            <text:p>40841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ennep</text:p>
          </table:table-cell>
          <table:table-cell office:value-type="string" calcext:value-type="string">
            <text:p>6598MG17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ennep</text:p>
          </table:table-cell>
          <table:table-cell office:value-type="string" calcext:value-type="string">
            <text:p>Nieuw Erf 17 6598MG Heij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68.8" calcext:value-type="float">
            <text:p>1768,8</text:p>
          </table:table-cell>
          <table:table-cell office:value-type="float" office:value="0" calcext:value-type="float">
            <text:p>0</text:p>
          </table:table-cell>
          <table:table-cell office:value-type="float" office:value="15906" calcext:value-type="float">
            <text:p>15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9083</text:p>
          </table:table-cell>
          <table:table-cell office:value-type="string" calcext:value-type="string">
            <text:p>40833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ennep</text:p>
          </table:table-cell>
          <table:table-cell office:value-type="string" calcext:value-type="string">
            <text:p>6598MH5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ennep</text:p>
          </table:table-cell>
          <table:table-cell office:value-type="string" calcext:value-type="string">
            <text:p>Brem 5 6598MH HEIJ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7340</text:p>
          </table:table-cell>
          <table:table-cell office:value-type="string" calcext:value-type="string">
            <text:p>40867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ODRN</text:p>
          </table:table-cell>
          <table:table-cell office:value-type="string" calcext:value-type="string">
            <text:p>ODRN6594</text:p>
          </table:table-cell>
          <table:table-cell/>
          <table:table-cell office:value-type="string" calcext:value-type="string">
            <text:p>Berg en Dal</text:p>
          </table:table-cell>
          <table:table-cell office:value-type="string" calcext:value-type="string">
            <text:p>St Jansberg 15 6562KD Groesbeek</text:p>
          </table:table-cell>
          <table:table-cell office:value-type="string" calcext:value-type="string">
            <text:p>Meldingspl</text:p>
          </table:table-cell>
          <table:table-cell office:value-type="string" calcext:value-type="string">
            <text:p>Nee</text:p>
          </table:table-cell>
          <table:table-cell/>
          <table:table-cell office:value-type="float" office:value="904.56" calcext:value-type="float">
            <text:p>904,56</text:p>
          </table:table-cell>
          <table:table-cell office:value-type="float" office:value="9662.3" calcext:value-type="float">
            <text:p>9662,3</text:p>
          </table:table-cell>
          <table:table-cell office:value-type="float" office:value="85078" calcext:value-type="float">
            <text:p>85078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table:number-columns-repeated="3"/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Gelderland publiek — OD_EXTERN:IGO_VEEHOUDERIJEN</text:p>
          </table:table-cell>
          <table:table-cell office:value-type="string" calcext:value-type="string">
            <text:p><text:s/>pagingEnabled='default' preferCoordinatesForWfsT11='false' restrictToRequestBBOX='1' srsname='EPSG:28992' typename='OD_EXTERN:IGO_VEEHOUDERIJEN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ook en Middelaar</text:p>
          </table:table-cell>
          <table:table-cell office:value-type="string" calcext:value-type="string">
            <text:p>6586AM3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Mook en Middelaar</text:p>
          </table:table-cell>
          <table:table-cell office:value-type="string" calcext:value-type="string">
            <text:p>St. Maartensweg 3 6586AM PLASMOL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63.6" calcext:value-type="float">
            <text:p>1363,6</text:p>
          </table:table-cell>
          <table:table-cell office:value-type="float" office:value="0" calcext:value-type="float">
            <text:p>0</text:p>
          </table:table-cell>
          <table:table-cell office:value-type="float" office:value="12292" calcext:value-type="float">
            <text:p>12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2620</text:p>
          </table:table-cell>
          <table:table-cell office:value-type="string" calcext:value-type="string">
            <text:p>41732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4PK19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Ceresweg 19 5854PK Bergen 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28920" calcext:value-type="float">
            <text:p>28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4573</text:p>
          </table:table-cell>
          <table:table-cell office:value-type="string" calcext:value-type="string">
            <text:p>40132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Nederweert</text:p>
          </table:table-cell>
          <table:table-cell office:value-type="string" calcext:value-type="string">
            <text:p>6034SN40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Nederweert</text:p>
          </table:table-cell>
          <table:table-cell office:value-type="string" calcext:value-type="string">
            <text:p>Eind 40 6034SN Nederweert-Eind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2312</text:p>
          </table:table-cell>
          <table:table-cell office:value-type="string" calcext:value-type="string">
            <text:p>36417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1EE13A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Bleijenbeek 13A 5851EE Afferden 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3" calcext:value-type="float">
            <text:p>3</text:p>
          </table:table-cell>
          <table:table-cell office:value-type="float" office:value="549.1" calcext:value-type="float">
            <text:p>549,1</text:p>
          </table:table-cell>
          <table:table-cell office:value-type="float" office:value="3809.2" calcext:value-type="float">
            <text:p>3809,2</text:p>
          </table:table-cell>
          <table:table-cell office:value-type="float" office:value="16820" calcext:value-type="float">
            <text:p>16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1387</text:p>
          </table:table-cell>
          <table:table-cell office:value-type="string" calcext:value-type="string">
            <text:p>40605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1EG3A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Lakei 3A 5851EG AFFERDEN LB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5720" calcext:value-type="float">
            <text:p>5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1532</text:p>
          </table:table-cell>
          <table:table-cell office:value-type="string" calcext:value-type="string">
            <text:p>40700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1EG7</text:p>
          </table:table-cell>
          <table:table-cell office:value-type="string" calcext:value-type="string">
            <text:p>Vleesvarkens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Lakei 7 5851EG Afferden 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334" calcext:value-type="float">
            <text:p>1334</text:p>
          </table:table-cell>
          <table:table-cell office:value-type="float" office:value="8874" calcext:value-type="float">
            <text:p>88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01081</text:p>
          </table:table-cell>
          <table:table-cell office:value-type="string" calcext:value-type="string">
            <text:p>40736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5855ED3</text:p>
          </table:table-cell>
          <table:table-cell office:value-type="string" calcext:value-type="string">
            <text:p>Vleesvarkens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Halve Maan 3 5855ED Well 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8890" calcext:value-type="float">
            <text:p>8890</text:p>
          </table:table-cell>
          <table:table-cell office:value-type="float" office:value="21700" calcext:value-type="float">
            <text:p>21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202730</text:p>
          </table:table-cell>
          <table:table-cell office:value-type="string" calcext:value-type="string">
            <text:p>39915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esel</text:p>
          </table:table-cell>
          <table:table-cell office:value-type="string" calcext:value-type="string">
            <text:p>5954NK46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Beesel</text:p>
          </table:table-cell>
          <table:table-cell office:value-type="string" calcext:value-type="string">
            <text:p>Rijkel 46 5954NK Beese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8740</text:p>
          </table:table-cell>
          <table:table-cell office:value-type="string" calcext:value-type="string">
            <text:p>36339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esel</text:p>
          </table:table-cell>
          <table:table-cell office:value-type="string" calcext:value-type="string">
            <text:p>5954BR58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Beesel</text:p>
          </table:table-cell>
          <table:table-cell office:value-type="string" calcext:value-type="string">
            <text:p>Burgemeester Janssenstraat 58 5954BR Beesel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420.2" calcext:value-type="float">
            <text:p>420,2</text:p>
          </table:table-cell>
          <table:table-cell office:value-type="float" office:value="1637.6" calcext:value-type="float">
            <text:p>1637,6</text:p>
          </table:table-cell>
          <table:table-cell office:value-type="float" office:value="8756" calcext:value-type="float">
            <text:p>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9698</text:p>
          </table:table-cell>
          <table:table-cell office:value-type="string" calcext:value-type="string">
            <text:p>36220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6071PD23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Wieler 23 6071PD SWALM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95.6" calcext:value-type="float">
            <text:p>95,6</text:p>
          </table:table-cell>
          <table:table-cell office:value-type="float" office:value="783.2" calcext:value-type="float">
            <text:p>783,2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9404</text:p>
          </table:table-cell>
          <table:table-cell office:value-type="string" calcext:value-type="string">
            <text:p>36128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6071PD28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Wieler 28 6071PD Swalm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833.5" calcext:value-type="float">
            <text:p>833,5</text:p>
          </table:table-cell>
          <table:table-cell office:value-type="float" office:value="1780" calcext:value-type="float">
            <text:p>1780</text:p>
          </table:table-cell>
          <table:table-cell office:value-type="float" office:value="15484" calcext:value-type="float">
            <text:p>15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9355</text:p>
          </table:table-cell>
          <table:table-cell office:value-type="string" calcext:value-type="string">
            <text:p>36143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6071PD30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Wieler 30 6071PD SWALM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9438</text:p>
          </table:table-cell>
          <table:table-cell office:value-type="string" calcext:value-type="string">
            <text:p>36148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6071PD44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Wieler 44 6071PD SWALM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74.1" calcext:value-type="float">
            <text:p>74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9640</text:p>
          </table:table-cell>
          <table:table-cell office:value-type="string" calcext:value-type="string">
            <text:p>36158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6071PN12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Rookhuizen 12 6071PN Swalm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9841</text:p>
          </table:table-cell>
          <table:table-cell office:value-type="string" calcext:value-type="string">
            <text:p>36204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6071PX121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Bosstraat 121 6071PX Swalm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595.5" calcext:value-type="float">
            <text:p>595,5</text:p>
          </table:table-cell>
          <table:table-cell office:value-type="float" office:value="498.4" calcext:value-type="float">
            <text:p>498,4</text:p>
          </table:table-cell>
          <table:table-cell office:value-type="float" office:value="9482" calcext:value-type="float">
            <text:p>9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3273</text:p>
          </table:table-cell>
          <table:table-cell office:value-type="string" calcext:value-type="string">
            <text:p>36043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6071PZ122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Bosstraat 122 6071PZ Swalm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085.4" calcext:value-type="float">
            <text:p>1085,4</text:p>
          </table:table-cell>
          <table:table-cell office:value-type="float" office:value="213.6" calcext:value-type="float">
            <text:p>213,6</text:p>
          </table:table-cell>
          <table:table-cell office:value-type="float" office:value="9780" calcext:value-type="float">
            <text:p>9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3343</text:p>
          </table:table-cell>
          <table:table-cell office:value-type="string" calcext:value-type="string">
            <text:p>36037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dalen</text:p>
          </table:table-cell>
          <table:table-cell office:value-type="string" calcext:value-type="string">
            <text:p>6075NE2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Roerdalen</text:p>
          </table:table-cell>
          <table:table-cell office:value-type="string" calcext:value-type="string">
            <text:p>Venhof 2 6075NE Herkenbos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3852</text:p>
          </table:table-cell>
          <table:table-cell office:value-type="string" calcext:value-type="string">
            <text:p>35322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dalen</text:p>
          </table:table-cell>
          <table:table-cell office:value-type="string" calcext:value-type="string">
            <text:p>6074AC3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Roerdalen</text:p>
          </table:table-cell>
          <table:table-cell office:value-type="string" calcext:value-type="string">
            <text:p>Heinsbergerweg 3 6074AC Melick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333.7" calcext:value-type="float">
            <text:p>33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8238</text:p>
          </table:table-cell>
          <table:table-cell office:value-type="string" calcext:value-type="string">
            <text:p>35196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dalen</text:p>
          </table:table-cell>
          <table:table-cell office:value-type="string" calcext:value-type="string">
            <text:p>6075AM40</text:p>
          </table:table-cell>
          <table:table-cell office:value-type="string" calcext:value-type="string">
            <text:p>Zeugen</text:p>
          </table:table-cell>
          <table:table-cell office:value-type="string" calcext:value-type="string">
            <text:p>Roerdalen</text:p>
          </table:table-cell>
          <table:table-cell office:value-type="string" calcext:value-type="string">
            <text:p>Muytertweg 40 6075AM Herkenbosch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  <table:table-cell office:value-type="float" office:value="810" calcext:value-type="float">
            <text:p>810</text:p>
          </table:table-cell>
          <table:table-cell office:value-type="float" office:value="22860" calcext:value-type="float">
            <text:p>22860</text:p>
          </table:table-cell>
          <table:table-cell office:value-type="float" office:value="55800" calcext:value-type="float">
            <text:p>55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201028</text:p>
          </table:table-cell>
          <table:table-cell office:value-type="string" calcext:value-type="string">
            <text:p>35178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dalen</text:p>
          </table:table-cell>
          <table:table-cell office:value-type="string" calcext:value-type="string">
            <text:p>6077HD1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Roerdalen</text:p>
          </table:table-cell>
          <table:table-cell office:value-type="string" calcext:value-type="string">
            <text:p>Postberg 1 6077HD SINT ODILIENBERG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5" calcext:value-type="float">
            <text:p>5</text:p>
          </table:table-cell>
          <table:table-cell office:value-type="float" office:value="1879.2" calcext:value-type="float">
            <text:p>1879,2</text:p>
          </table:table-cell>
          <table:table-cell office:value-type="float" office:value="0" calcext:value-type="float">
            <text:p>0</text:p>
          </table:table-cell>
          <table:table-cell office:value-type="float" office:value="18508" calcext:value-type="float">
            <text:p>18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6935</text:p>
          </table:table-cell>
          <table:table-cell office:value-type="string" calcext:value-type="string">
            <text:p>35112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dalen</text:p>
          </table:table-cell>
          <table:table-cell office:value-type="string" calcext:value-type="string">
            <text:p>6077NW1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Roerdalen</text:p>
          </table:table-cell>
          <table:table-cell office:value-type="string" calcext:value-type="string">
            <text:p>Leropperweg 1 6077NW SINT ODILIENBERG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893.37" calcext:value-type="float">
            <text:p>1893,37</text:p>
          </table:table-cell>
          <table:table-cell office:value-type="float" office:value="1316.94" calcext:value-type="float">
            <text:p>1316,94</text:p>
          </table:table-cell>
          <table:table-cell office:value-type="float" office:value="17773" calcext:value-type="float">
            <text:p>1777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7428</text:p>
          </table:table-cell>
          <table:table-cell office:value-type="string" calcext:value-type="string">
            <text:p>35177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dalen</text:p>
          </table:table-cell>
          <table:table-cell office:value-type="string" calcext:value-type="string">
            <text:p>6061AE34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Roerdalen</text:p>
          </table:table-cell>
          <table:table-cell office:value-type="string" calcext:value-type="string">
            <text:p>Winkelweg 34 6061AE Posterholt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615.2" calcext:value-type="float">
            <text:p>615,2</text:p>
          </table:table-cell>
          <table:table-cell office:value-type="float" office:value="1851.2" calcext:value-type="float">
            <text:p>1851,2</text:p>
          </table:table-cell>
          <table:table-cell office:value-type="float" office:value="8544" calcext:value-type="float">
            <text:p>8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238</text:p>
          </table:table-cell>
          <table:table-cell office:value-type="string" calcext:value-type="string">
            <text:p>34750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dalen</text:p>
          </table:table-cell>
          <table:table-cell office:value-type="string" calcext:value-type="string">
            <text:p>6075AD82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Roerdalen</text:p>
          </table:table-cell>
          <table:table-cell office:value-type="string" calcext:value-type="string">
            <text:p>Steegstraat 82 6075AD Herkenbosch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784</text:p>
          </table:table-cell>
          <table:table-cell office:value-type="string" calcext:value-type="string">
            <text:p>35097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Roerdalen</text:p>
          </table:table-cell>
          <table:table-cell office:value-type="string" calcext:value-type="string">
            <text:p>6063NH18</text:p>
          </table:table-cell>
          <table:table-cell office:value-type="string" calcext:value-type="string">
            <text:p>Leghennen</text:p>
          </table:table-cell>
          <table:table-cell office:value-type="string" calcext:value-type="string">
            <text:p>Roerdalen</text:p>
          </table:table-cell>
          <table:table-cell office:value-type="string" calcext:value-type="string">
            <text:p>Etsberg 18 6063NH Vlodrop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9.5" calcext:value-type="float">
            <text:p>139,5</text:p>
          </table:table-cell>
          <table:table-cell office:value-type="float" office:value="6450" calcext:value-type="float">
            <text:p>64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204473</text:p>
          </table:table-cell>
          <table:table-cell office:value-type="string" calcext:value-type="string">
            <text:p>35000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eerssen</text:p>
          </table:table-cell>
          <table:table-cell office:value-type="string" calcext:value-type="string">
            <text:p>6241NS52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Meerssen</text:p>
          </table:table-cell>
          <table:table-cell office:value-type="string" calcext:value-type="string">
            <text:p>Op de Locht 52 6241NS Bun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8.62" calcext:value-type="float">
            <text:p>328,62</text:p>
          </table:table-cell>
          <table:table-cell office:value-type="float" office:value="5.1" calcext:value-type="float">
            <text:p>5,1</text:p>
          </table:table-cell>
          <table:table-cell office:value-type="float" office:value="3174" calcext:value-type="float">
            <text:p>31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0257</text:p>
          </table:table-cell>
          <table:table-cell office:value-type="string" calcext:value-type="string">
            <text:p>32409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eerssen</text:p>
          </table:table-cell>
          <table:table-cell office:value-type="string" calcext:value-type="string">
            <text:p>6243AA4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Meerssen</text:p>
          </table:table-cell>
          <table:table-cell office:value-type="string" calcext:value-type="string">
            <text:p>Eijkskensweg 4 6243AA Geu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97" calcext:value-type="float">
            <text:p>2897</text:p>
          </table:table-cell>
          <table:table-cell office:value-type="float" office:value="14017.5" calcext:value-type="float">
            <text:p>14017,5</text:p>
          </table:table-cell>
          <table:table-cell office:value-type="float" office:value="110341" calcext:value-type="float">
            <text:p>110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181024</text:p>
          </table:table-cell>
          <table:table-cell office:value-type="string" calcext:value-type="string">
            <text:p>32677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eerssen</text:p>
          </table:table-cell>
          <table:table-cell office:value-type="string" calcext:value-type="string">
            <text:p>6243AG9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Meerssen</text:p>
          </table:table-cell>
          <table:table-cell office:value-type="string" calcext:value-type="string">
            <text:p>Hussenbergstraat 9 6243AG Geu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0940</text:p>
          </table:table-cell>
          <table:table-cell office:value-type="string" calcext:value-type="string">
            <text:p>32668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eerssen</text:p>
          </table:table-cell>
          <table:table-cell office:value-type="string" calcext:value-type="string">
            <text:p>6243EA4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Meerssen</text:p>
          </table:table-cell>
          <table:table-cell office:value-type="string" calcext:value-type="string">
            <text:p>Heerenstraat 4 6243EA Geul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1184</text:p>
          </table:table-cell>
          <table:table-cell office:value-type="string" calcext:value-type="string">
            <text:p>32512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ekdaelen</text:p>
          </table:table-cell>
          <table:table-cell office:value-type="string" calcext:value-type="string">
            <text:p>6361DP31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Beekdaelen</text:p>
          </table:table-cell>
          <table:table-cell office:value-type="string" calcext:value-type="string">
            <text:p>Naanhofsweg 31 6361DP Nu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1134</text:p>
          </table:table-cell>
          <table:table-cell office:value-type="string" calcext:value-type="string">
            <text:p>32629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ekdaelen</text:p>
          </table:table-cell>
          <table:table-cell office:value-type="string" calcext:value-type="string">
            <text:p>6174RS2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ekdaelen</text:p>
          </table:table-cell>
          <table:table-cell office:value-type="string" calcext:value-type="string">
            <text:p>Bergstraat 2 6174RS Sweikhuiz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8.2" calcext:value-type="float">
            <text:p>148,2</text:p>
          </table:table-cell>
          <table:table-cell office:value-type="float" office:value="185.8" calcext:value-type="float">
            <text:p>185,8</text:p>
          </table:table-cell>
          <table:table-cell office:value-type="float" office:value="1345" calcext:value-type="float">
            <text:p>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7905</text:p>
          </table:table-cell>
          <table:table-cell office:value-type="string" calcext:value-type="string">
            <text:p>32923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ekdaelen</text:p>
          </table:table-cell>
          <table:table-cell office:value-type="string" calcext:value-type="string">
            <text:p>6363CD63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Beekdaelen</text:p>
          </table:table-cell>
          <table:table-cell office:value-type="string" calcext:value-type="string">
            <text:p>Niethuizen 63 6363CD Wijnandsra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0.8" calcext:value-type="float">
            <text:p>480,8</text:p>
          </table:table-cell>
          <table:table-cell office:value-type="float" office:value="0" calcext:value-type="float">
            <text:p>0</text:p>
          </table:table-cell>
          <table:table-cell office:value-type="float" office:value="5404" calcext:value-type="float">
            <text:p>5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9576</text:p>
          </table:table-cell>
          <table:table-cell office:value-type="string" calcext:value-type="string">
            <text:p>32321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ekdaelen</text:p>
          </table:table-cell>
          <table:table-cell office:value-type="string" calcext:value-type="string">
            <text:p>6361AB62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ekdaelen</text:p>
          </table:table-cell>
          <table:table-cell office:value-type="string" calcext:value-type="string">
            <text:p><text:s/>62 6361AB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2.25" calcext:value-type="float">
            <text:p>612,25</text:p>
          </table:table-cell>
          <table:table-cell office:value-type="float" office:value="51" calcext:value-type="float">
            <text:p>51</text:p>
          </table:table-cell>
          <table:table-cell office:value-type="float" office:value="17680" calcext:value-type="float">
            <text:p>1768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0780</text:p>
          </table:table-cell>
          <table:table-cell office:value-type="string" calcext:value-type="string">
            <text:p>32484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ekdaelen</text:p>
          </table:table-cell>
          <table:table-cell office:value-type="string" calcext:value-type="string">
            <text:p>6361AB88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Beekdaelen</text:p>
          </table:table-cell>
          <table:table-cell office:value-type="string" calcext:value-type="string">
            <text:p><text:s/>88 6361AB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9.05" calcext:value-type="float">
            <text:p>169,05</text:p>
          </table:table-cell>
          <table:table-cell office:value-type="float" office:value="90" calcext:value-type="float">
            <text:p>90</text:p>
          </table:table-cell>
          <table:table-cell office:value-type="float" office:value="14578" calcext:value-type="float">
            <text:p>1457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0941</text:p>
          </table:table-cell>
          <table:table-cell office:value-type="string" calcext:value-type="string">
            <text:p>32494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eekdaelen</text:p>
          </table:table-cell>
          <table:table-cell office:value-type="string" calcext:value-type="string">
            <text:p>6365EA43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Beekdaelen</text:p>
          </table:table-cell>
          <table:table-cell office:value-type="string" calcext:value-type="string">
            <text:p>Hegge 43 6365EA Schinn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3.9" calcext:value-type="float">
            <text:p>223,9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8815</text:p>
          </table:table-cell>
          <table:table-cell office:value-type="string" calcext:value-type="string">
            <text:p>32780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oerendaal</text:p>
          </table:table-cell>
          <table:table-cell office:value-type="string" calcext:value-type="string">
            <text:p>6367GE2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Voerendaal</text:p>
          </table:table-cell>
          <table:table-cell office:value-type="string" calcext:value-type="string">
            <text:p>Cortenbach 2 6367GE Voerenda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12816" calcext:value-type="float">
            <text:p>12816</text:p>
          </table:table-cell>
          <table:table-cell office:value-type="float" office:value="61200" calcext:value-type="float">
            <text:p>6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3593</text:p>
          </table:table-cell>
          <table:table-cell office:value-type="string" calcext:value-type="string">
            <text:p>32176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Heerlen</text:p>
          </table:table-cell>
          <table:table-cell office:value-type="string" calcext:value-type="string">
            <text:p>6413EL104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Heerlen</text:p>
          </table:table-cell>
          <table:table-cell office:value-type="string" calcext:value-type="string">
            <text:p>Kerkstraat 104 6413EL HEERL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3120" calcext:value-type="float">
            <text:p>3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6660</text:p>
          </table:table-cell>
          <table:table-cell office:value-type="string" calcext:value-type="string">
            <text:p>32604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Brunssum</text:p>
          </table:table-cell>
          <table:table-cell office:value-type="string" calcext:value-type="string">
            <text:p>6445PC2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Brunssum</text:p>
          </table:table-cell>
          <table:table-cell office:value-type="string" calcext:value-type="string">
            <text:p>Ouverbergstraat 2 6445PC Brunssu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7770</text:p>
          </table:table-cell>
          <table:table-cell office:value-type="string" calcext:value-type="string">
            <text:p>32743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Landgraaf</text:p>
          </table:table-cell>
          <table:table-cell office:value-type="string" calcext:value-type="string">
            <text:p>6373AB1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Landgraaf</text:p>
          </table:table-cell>
          <table:table-cell office:value-type="string" calcext:value-type="string">
            <text:p>Heihof 1 6373AB Landgraa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8197</text:p>
          </table:table-cell>
          <table:table-cell office:value-type="string" calcext:value-type="string">
            <text:p>32496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5NK8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Plaatweg 8 6285NK E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68.5" calcext:value-type="float">
            <text:p>1568,5</text:p>
          </table:table-cell>
          <table:table-cell office:value-type="float" office:value="178" calcext:value-type="float">
            <text:p>178</text:p>
          </table:table-cell>
          <table:table-cell office:value-type="float" office:value="14740" calcext:value-type="float">
            <text:p>14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3020</text:p>
          </table:table-cell>
          <table:table-cell office:value-type="string" calcext:value-type="string">
            <text:p>30819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6DA5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Botterweck 5 6286DA Wit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534" calcext:value-type="float">
            <text:p>534</text:p>
          </table:table-cell>
          <table:table-cell office:value-type="float" office:value="10330" calcext:value-type="float">
            <text:p>10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3982</text:p>
          </table:table-cell>
          <table:table-cell office:value-type="string" calcext:value-type="string">
            <text:p>31387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7AA7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Wittemerweg 7 6287AA EY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4580" calcext:value-type="float">
            <text:p>4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3173</text:p>
          </table:table-cell>
          <table:table-cell office:value-type="string" calcext:value-type="string">
            <text:p>31510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7BV19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Kromhagerweg 19 6287BV Ey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4405</text:p>
          </table:table-cell>
          <table:table-cell office:value-type="string" calcext:value-type="string">
            <text:p>31544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7BV7</text:p>
          </table:table-cell>
          <table:table-cell office:value-type="string" calcext:value-type="string">
            <text:p>Vleesvarkens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Kromhagerweg 7 6287BV Ey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23000" calcext:value-type="float">
            <text:p>23000</text:p>
          </table:table-cell>
          <table:table-cell office:value-type="float" office:value="153000" calcext:value-type="float">
            <text:p>15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194433</text:p>
          </table:table-cell>
          <table:table-cell office:value-type="string" calcext:value-type="string">
            <text:p>31521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7CB61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Mr dr Froweinweg 61 6287CB Ey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office:value-type="float" office:value="320.4" calcext:value-type="float">
            <text:p>320,4</text:p>
          </table:table-cell>
          <table:table-cell office:value-type="float" office:value="7339" calcext:value-type="float">
            <text:p>7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4815</text:p>
          </table:table-cell>
          <table:table-cell office:value-type="string" calcext:value-type="string">
            <text:p>31516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alkenburg aan de Geul</text:p>
          </table:table-cell>
          <table:table-cell office:value-type="string" calcext:value-type="string">
            <text:p>6305PM6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Valkenburg aan de Geul</text:p>
          </table:table-cell>
          <table:table-cell office:value-type="string" calcext:value-type="string">
            <text:p>Engwegen 6 6305PM Schin op Ge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5.7" calcext:value-type="float">
            <text:p>315,7</text:p>
          </table:table-cell>
          <table:table-cell office:value-type="float" office:value="54.6" calcext:value-type="float">
            <text:p>54,6</text:p>
          </table:table-cell>
          <table:table-cell office:value-type="float" office:value="1446" calcext:value-type="float">
            <text:p>1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9305</text:p>
          </table:table-cell>
          <table:table-cell office:value-type="string" calcext:value-type="string">
            <text:p>31761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321PC1</text:p>
          </table:table-cell>
          <table:table-cell office:value-type="string" calcext:value-type="string">
            <text:p>Zeugen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Berghof 1 6321PC Wijl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7.78" calcext:value-type="float">
            <text:p>287,78</text:p>
          </table:table-cell>
          <table:table-cell office:value-type="float" office:value="1842" calcext:value-type="float">
            <text:p>1842</text:p>
          </table:table-cell>
          <table:table-cell office:value-type="float" office:value="16663" calcext:value-type="float">
            <text:p>166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188941</text:p>
          </table:table-cell>
          <table:table-cell office:value-type="string" calcext:value-type="string">
            <text:p>31611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321PG72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Stokhem 72 6321PG Wijl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9857</text:p>
          </table:table-cell>
          <table:table-cell office:value-type="string" calcext:value-type="string">
            <text:p>31616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321PK1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Haasstad 1 6321PK Wijl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712" calcext:value-type="float">
            <text:p>712</text:p>
          </table:table-cell>
          <table:table-cell office:value-type="float" office:value="4640" calcext:value-type="float">
            <text:p>4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9694</text:p>
          </table:table-cell>
          <table:table-cell office:value-type="string" calcext:value-type="string">
            <text:p>31669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oerendaal</text:p>
          </table:table-cell>
          <table:table-cell office:value-type="string" calcext:value-type="string">
            <text:p>6367PJ11</text:p>
          </table:table-cell>
          <table:table-cell office:value-type="string" calcext:value-type="string">
            <text:p>Vleesvee</text:p>
          </table:table-cell>
          <table:table-cell office:value-type="string" calcext:value-type="string">
            <text:p>Voerendaal</text:p>
          </table:table-cell>
          <table:table-cell office:value-type="string" calcext:value-type="string">
            <text:p>Frombergerweg 11 6367PJ Voerenda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6.2" calcext:value-type="float">
            <text:p>316,2</text:p>
          </table:table-cell>
          <table:table-cell office:value-type="float" office:value="0" calcext:value-type="float">
            <text:p>0</text:p>
          </table:table-cell>
          <table:table-cell office:value-type="float" office:value="8670" calcext:value-type="float">
            <text:p>8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0487</text:p>
          </table:table-cell>
          <table:table-cell office:value-type="string" calcext:value-type="string">
            <text:p>31729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oerendaal</text:p>
          </table:table-cell>
          <table:table-cell office:value-type="string" calcext:value-type="string">
            <text:p>6367PJ7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Voerendaal</text:p>
          </table:table-cell>
          <table:table-cell office:value-type="string" calcext:value-type="string">
            <text:p>Frombergerweg 7 6367PJ Voerenda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office:value-type="float" office:value="8124" calcext:value-type="float">
            <text:p>8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0462</text:p>
          </table:table-cell>
          <table:table-cell office:value-type="string" calcext:value-type="string">
            <text:p>31725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argraten</text:p>
          </table:table-cell>
          <table:table-cell office:value-type="string" calcext:value-type="string">
            <text:p>6268NP10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Margraten</text:p>
          </table:table-cell>
          <table:table-cell office:value-type="string" calcext:value-type="string">
            <text:p>Sint Antoniusbank 10 6268NP Bemel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42.3" calcext:value-type="float">
            <text:p>842,3</text:p>
          </table:table-cell>
          <table:table-cell office:value-type="float" office:value="391.6" calcext:value-type="float">
            <text:p>391,6</text:p>
          </table:table-cell>
          <table:table-cell office:value-type="float" office:value="8185" calcext:value-type="float">
            <text:p>8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1748</text:p>
          </table:table-cell>
          <table:table-cell office:value-type="string" calcext:value-type="string">
            <text:p>31701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argraten</text:p>
          </table:table-cell>
          <table:table-cell office:value-type="string" calcext:value-type="string">
            <text:p>6268NR27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Margraten</text:p>
          </table:table-cell>
          <table:table-cell office:value-type="string" calcext:value-type="string">
            <text:p>Sint Antoniusbank 27 6268NR Bemel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45.3" calcext:value-type="float">
            <text:p>845,3</text:p>
          </table:table-cell>
          <table:table-cell office:value-type="float" office:value="1174.8" calcext:value-type="float">
            <text:p>1174,8</text:p>
          </table:table-cell>
          <table:table-cell office:value-type="float" office:value="12404" calcext:value-type="float">
            <text:p>12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1513</text:p>
          </table:table-cell>
          <table:table-cell office:value-type="string" calcext:value-type="string">
            <text:p>31729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321PC2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Berghof 2 6321PC Wijl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14576" calcext:value-type="float">
            <text:p>14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8983</text:p>
          </table:table-cell>
          <table:table-cell office:value-type="string" calcext:value-type="string">
            <text:p>31584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321PC3-4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Berghof 3-4 6321PC WIJL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94.8" calcext:value-type="float">
            <text:p>1594,8</text:p>
          </table:table-cell>
          <table:table-cell office:value-type="float" office:value="0" calcext:value-type="float">
            <text:p>0</text:p>
          </table:table-cell>
          <table:table-cell office:value-type="float" office:value="14346" calcext:value-type="float">
            <text:p>14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9027</text:p>
          </table:table-cell>
          <table:table-cell office:value-type="string" calcext:value-type="string">
            <text:p>31581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71NS1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Verloren Kost 1 6271NS Gulpen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" calcext:value-type="float">
            <text:p>1</text:p>
          </table:table-cell>
          <table:table-cell office:value-type="float" office:value="350.9" calcext:value-type="float">
            <text:p>350,9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1136</text:p>
          </table:table-cell>
          <table:table-cell office:value-type="string" calcext:value-type="string">
            <text:p>31285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1NL3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Hurpescherweg 3 6281NL Mechel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69.35" calcext:value-type="float">
            <text:p>1269,35</text:p>
          </table:table-cell>
          <table:table-cell office:value-type="float" office:value="3.4" calcext:value-type="float">
            <text:p>3,4</text:p>
          </table:table-cell>
          <table:table-cell office:value-type="float" office:value="12104" calcext:value-type="float">
            <text:p>121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2745</text:p>
          </table:table-cell>
          <table:table-cell office:value-type="string" calcext:value-type="string">
            <text:p>31076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aals</text:p>
          </table:table-cell>
          <table:table-cell office:value-type="string" calcext:value-type="string">
            <text:p>6294NB22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Vaals</text:p>
          </table:table-cell>
          <table:table-cell office:value-type="string" calcext:value-type="string">
            <text:p>Camerig 22 6294NB Vijl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2756</text:p>
          </table:table-cell>
          <table:table-cell office:value-type="string" calcext:value-type="string">
            <text:p>30932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alkenburg aan de Geul</text:p>
          </table:table-cell>
          <table:table-cell office:value-type="string" calcext:value-type="string">
            <text:p>6301PP6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Valkenburg aan de Geul</text:p>
          </table:table-cell>
          <table:table-cell office:value-type="string" calcext:value-type="string">
            <text:p>Beekstraat 6 6301PP Valkenbur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5267</text:p>
          </table:table-cell>
          <table:table-cell office:value-type="string" calcext:value-type="string">
            <text:p>321580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76PB4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Givelderweg 4 6276PB Heijenra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3.4" calcext:value-type="float">
            <text:p>183,4</text:p>
          </table:table-cell>
          <table:table-cell office:value-type="float" office:value="284.8" calcext:value-type="float">
            <text:p>284,8</text:p>
          </table:table-cell>
          <table:table-cell office:value-type="float" office:value="3706" calcext:value-type="float">
            <text:p>3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9878</text:p>
          </table:table-cell>
          <table:table-cell office:value-type="string" calcext:value-type="string">
            <text:p>30895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76PK3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Grote Bosweg 3 6276PK Heijenra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28920" calcext:value-type="float">
            <text:p>28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8826</text:p>
          </table:table-cell>
          <table:table-cell office:value-type="string" calcext:value-type="string">
            <text:p>30998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1NE53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Schweibergerweg 53 6281NE MECHEL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0597</text:p>
          </table:table-cell>
          <table:table-cell office:value-type="string" calcext:value-type="string">
            <text:p>30983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5AD2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Oosterberg 2 6285AD E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 office:value-type="float" office:value="16492" calcext:value-type="float">
            <text:p>16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0883</text:p>
          </table:table-cell>
          <table:table-cell office:value-type="string" calcext:value-type="string">
            <text:p>30920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5AH41B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Julianastraat 41B 6285AH E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800" calcext:value-type="float">
            <text:p>7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0548</text:p>
          </table:table-cell>
          <table:table-cell office:value-type="string" calcext:value-type="string">
            <text:p>30926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aals</text:p>
          </table:table-cell>
          <table:table-cell office:value-type="string" calcext:value-type="string">
            <text:p>6291NC51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Vaals</text:p>
          </table:table-cell>
          <table:table-cell office:value-type="string" calcext:value-type="string">
            <text:p>Rarenderstraat 51 6291NC Vaa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90" calcext:value-type="float">
            <text:p>1290</text:p>
          </table:table-cell>
          <table:table-cell office:value-type="float" office:value="6900" calcext:value-type="float">
            <text:p>6900</text:p>
          </table:table-cell>
          <table:table-cell office:value-type="float" office:value="49440" calcext:value-type="float">
            <text:p>49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197358</text:p>
          </table:table-cell>
          <table:table-cell office:value-type="string" calcext:value-type="string">
            <text:p>30831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aals</text:p>
          </table:table-cell>
          <table:table-cell office:value-type="string" calcext:value-type="string">
            <text:p>6291ND56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Vaals</text:p>
          </table:table-cell>
          <table:table-cell office:value-type="string" calcext:value-type="string">
            <text:p>Rarenderstraat 56 6291ND Vaa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9.8" calcext:value-type="float">
            <text:p>269,8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7349</text:p>
          </table:table-cell>
          <table:table-cell office:value-type="string" calcext:value-type="string">
            <text:p>30824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aals</text:p>
          </table:table-cell>
          <table:table-cell office:value-type="string" calcext:value-type="string">
            <text:p>6294NE13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Vaals</text:p>
          </table:table-cell>
          <table:table-cell office:value-type="string" calcext:value-type="string">
            <text:p>Cottessen 13 6294NE Vijl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4484" calcext:value-type="float">
            <text:p>4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4122</text:p>
          </table:table-cell>
          <table:table-cell office:value-type="string" calcext:value-type="string">
            <text:p>30854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71NZ1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Landsrade 1 6271NZ Gul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68.8" calcext:value-type="float">
            <text:p>1368,8</text:p>
          </table:table-cell>
          <table:table-cell office:value-type="float" office:value="0" calcext:value-type="float">
            <text:p>0</text:p>
          </table:table-cell>
          <table:table-cell office:value-type="float" office:value="12188" calcext:value-type="float">
            <text:p>12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0131</text:p>
          </table:table-cell>
          <table:table-cell office:value-type="string" calcext:value-type="string">
            <text:p>31085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1NC15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Dal Bissenweg 15 6281NC Mechel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.05" calcext:value-type="float">
            <text:p>24,05</text:p>
          </table:table-cell>
          <table:table-cell office:value-type="float" office:value="164.5" calcext:value-type="float">
            <text:p>164,5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1329</text:p>
          </table:table-cell>
          <table:table-cell office:value-type="string" calcext:value-type="string">
            <text:p>311036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alkenburg aan de Geul</text:p>
          </table:table-cell>
          <table:table-cell office:value-type="string" calcext:value-type="string">
            <text:p>6301HM17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Valkenburg aan de Geul</text:p>
          </table:table-cell>
          <table:table-cell office:value-type="string" calcext:value-type="string">
            <text:p>Bosstraat 17 6301HM Valkenbur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03.2" calcext:value-type="float">
            <text:p>2403,2</text:p>
          </table:table-cell>
          <table:table-cell office:value-type="float" office:value="0" calcext:value-type="float">
            <text:p>0</text:p>
          </table:table-cell>
          <table:table-cell office:value-type="float" office:value="21614" calcext:value-type="float">
            <text:p>21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5744</text:p>
          </table:table-cell>
          <table:table-cell office:value-type="string" calcext:value-type="string">
            <text:p>32129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argraten</text:p>
          </table:table-cell>
          <table:table-cell office:value-type="string" calcext:value-type="string">
            <text:p>6307PB99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Margraten</text:p>
          </table:table-cell>
          <table:table-cell office:value-type="string" calcext:value-type="string">
            <text:p>Scheulderdorpsstraat 99 6307PB Scheul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3.1" calcext:value-type="float">
            <text:p>83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6947</text:p>
          </table:table-cell>
          <table:table-cell office:value-type="string" calcext:value-type="string">
            <text:p>31567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alkenburg aan de Geul</text:p>
          </table:table-cell>
          <table:table-cell office:value-type="string" calcext:value-type="string">
            <text:p>6325EH8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Valkenburg aan de Geul</text:p>
          </table:table-cell>
          <table:table-cell office:value-type="string" calcext:value-type="string">
            <text:p>Op de Bies 8 6325EH Berg en Terblij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.68" calcext:value-type="float">
            <text:p>26,68</text:p>
          </table:table-cell>
          <table:table-cell office:value-type="float" office:value="8.5" calcext:value-type="float">
            <text:p>8,5</text:p>
          </table:table-cell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2526</text:p>
          </table:table-cell>
          <table:table-cell office:value-type="string" calcext:value-type="string">
            <text:p>31961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71BN4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Kiewegracht 4 6271BN Gul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94.15" calcext:value-type="float">
            <text:p>1494,15</text:p>
          </table:table-cell>
          <table:table-cell office:value-type="float" office:value="0" calcext:value-type="float">
            <text:p>0</text:p>
          </table:table-cell>
          <table:table-cell office:value-type="float" office:value="13868" calcext:value-type="float">
            <text:p>13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0525</text:p>
          </table:table-cell>
          <table:table-cell office:value-type="string" calcext:value-type="string">
            <text:p>31470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71PA21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Pesaken 21 6271PA Gul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8.4" calcext:value-type="float">
            <text:p>808,4</text:p>
          </table:table-cell>
          <table:table-cell office:value-type="float" office:value="0" calcext:value-type="float">
            <text:p>0</text:p>
          </table:table-cell>
          <table:table-cell office:value-type="float" office:value="7268" calcext:value-type="float">
            <text:p>7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8650</text:p>
          </table:table-cell>
          <table:table-cell office:value-type="string" calcext:value-type="string">
            <text:p>311893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7CD58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Mr dr Froweinweg 58 6287CD Ey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56.4" calcext:value-type="float">
            <text:p>656,4</text:p>
          </table:table-cell>
          <table:table-cell office:value-type="float" office:value="0" calcext:value-type="float">
            <text:p>0</text:p>
          </table:table-cell>
          <table:table-cell office:value-type="float" office:value="5898" calcext:value-type="float">
            <text:p>5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4806</text:p>
          </table:table-cell>
          <table:table-cell office:value-type="string" calcext:value-type="string">
            <text:p>31504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aals</text:p>
          </table:table-cell>
          <table:table-cell office:value-type="string" calcext:value-type="string">
            <text:p>6294NA4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Vaals</text:p>
          </table:table-cell>
          <table:table-cell office:value-type="string" calcext:value-type="string">
            <text:p>Camerig 4 6294NA Vijl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7230" calcext:value-type="float">
            <text:p>7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3425</text:p>
          </table:table-cell>
          <table:table-cell office:value-type="string" calcext:value-type="string">
            <text:p>30868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alkenburg aan de Geul</text:p>
          </table:table-cell>
          <table:table-cell office:value-type="string" calcext:value-type="string">
            <text:p>6305PP8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Valkenburg aan de Geul</text:p>
          </table:table-cell>
          <table:table-cell office:value-type="string" calcext:value-type="string">
            <text:p>Keutenberg 8 6305PP Schin op Ge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12.8" calcext:value-type="float">
            <text:p>812,8</text:p>
          </table:table-cell>
          <table:table-cell office:value-type="float" office:value="0" calcext:value-type="float">
            <text:p>0</text:p>
          </table:table-cell>
          <table:table-cell office:value-type="float" office:value="7306" calcext:value-type="float">
            <text:p>7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9207</text:p>
          </table:table-cell>
          <table:table-cell office:value-type="string" calcext:value-type="string">
            <text:p>31706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alkenburg aan de Geul</text:p>
          </table:table-cell>
          <table:table-cell office:value-type="string" calcext:value-type="string">
            <text:p>6305PP9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Valkenburg aan de Geul</text:p>
          </table:table-cell>
          <table:table-cell office:value-type="string" calcext:value-type="string">
            <text:p>Keutenberg 9 6305PP Schin op Ge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8790" calcext:value-type="float">
            <text:p>8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9228</text:p>
          </table:table-cell>
          <table:table-cell office:value-type="string" calcext:value-type="string">
            <text:p>317052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71PE14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Slenakerweg 14 6271PE GULP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9.2" calcext:value-type="float">
            <text:p>1309,2</text:p>
          </table:table-cell>
          <table:table-cell office:value-type="float" office:value="0" calcext:value-type="float">
            <text:p>0</text:p>
          </table:table-cell>
          <table:table-cell office:value-type="float" office:value="12214" calcext:value-type="float">
            <text:p>12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8093</text:p>
          </table:table-cell>
          <table:table-cell office:value-type="string" calcext:value-type="string">
            <text:p>31089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6281NE31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Gulpen-Wittem</text:p>
          </table:table-cell>
          <table:table-cell office:value-type="string" calcext:value-type="string">
            <text:p>Schweibergerweg 31 6281NE Mechel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7.9" calcext:value-type="float">
            <text:p>257,9</text:p>
          </table:table-cell>
          <table:table-cell office:value-type="float" office:value="0" calcext:value-type="float">
            <text:p>0</text:p>
          </table:table-cell>
          <table:table-cell office:value-type="float" office:value="3998" calcext:value-type="float">
            <text:p>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1792</text:p>
          </table:table-cell>
          <table:table-cell office:value-type="string" calcext:value-type="string">
            <text:p>31077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aals</text:p>
          </table:table-cell>
          <table:table-cell office:value-type="string" calcext:value-type="string">
            <text:p>6294NE10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Vaals</text:p>
          </table:table-cell>
          <table:table-cell office:value-type="string" calcext:value-type="string">
            <text:p>Cottessen 10 6294NE Vijl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3837</text:p>
          </table:table-cell>
          <table:table-cell office:value-type="string" calcext:value-type="string">
            <text:p>308228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Voerendaal</text:p>
          </table:table-cell>
          <table:table-cell office:value-type="string" calcext:value-type="string">
            <text:p>6367JT16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Voerendaal</text:p>
          </table:table-cell>
          <table:table-cell office:value-type="string" calcext:value-type="string">
            <text:p>Daelsweg 16 6367JT Voerenda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5789</text:p>
          </table:table-cell>
          <table:table-cell office:value-type="string" calcext:value-type="string">
            <text:p>31886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argraten</text:p>
          </table:table-cell>
          <table:table-cell office:value-type="string" calcext:value-type="string">
            <text:p>6267NS11</text:p>
          </table:table-cell>
          <table:table-cell office:value-type="string" calcext:value-type="string">
            <text:p>Schapen</text:p>
          </table:table-cell>
          <table:table-cell office:value-type="string" calcext:value-type="string">
            <text:p>Margraten</text:p>
          </table:table-cell>
          <table:table-cell office:value-type="string" calcext:value-type="string">
            <text:p>Einderweg 11 6267NS Cadier en Ke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6.48" calcext:value-type="float">
            <text:p>76,48</text:p>
          </table:table-cell>
          <table:table-cell office:value-type="float" office:value="709.5" calcext:value-type="float">
            <text:p>709,5</text:p>
          </table:table-cell>
          <table:table-cell office:value-type="float" office:value="3780" calcext:value-type="float">
            <text:p>37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2653</text:p>
          </table:table-cell>
          <table:table-cell office:value-type="string" calcext:value-type="string">
            <text:p>314941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argraten</text:p>
          </table:table-cell>
          <table:table-cell office:value-type="string" calcext:value-type="string">
            <text:p>6265AD32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Margraten</text:p>
          </table:table-cell>
          <table:table-cell office:value-type="string" calcext:value-type="string">
            <text:p>Eindstraat 32 6265AD Sint Geertru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99.6" calcext:value-type="float">
            <text:p>799,6</text:p>
          </table:table-cell>
          <table:table-cell office:value-type="float" office:value="0" calcext:value-type="float">
            <text:p>0</text:p>
          </table:table-cell>
          <table:table-cell office:value-type="float" office:value="7192" calcext:value-type="float">
            <text:p>7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1503</text:p>
          </table:table-cell>
          <table:table-cell office:value-type="string" calcext:value-type="string">
            <text:p>311675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argraten</text:p>
          </table:table-cell>
          <table:table-cell office:value-type="string" calcext:value-type="string">
            <text:p>6265AD35</text:p>
          </table:table-cell>
          <table:table-cell office:value-type="string" calcext:value-type="string">
            <text:p>Paarden</text:p>
          </table:table-cell>
          <table:table-cell office:value-type="string" calcext:value-type="string">
            <text:p>Margraten</text:p>
          </table:table-cell>
          <table:table-cell office:value-type="string" calcext:value-type="string">
            <text:p>Eindstraat 35 6265AD Sint Geertru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2.6" calcext:value-type="float">
            <text:p>112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1429</text:p>
          </table:table-cell>
          <table:table-cell office:value-type="string" calcext:value-type="string">
            <text:p>311557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argraten</text:p>
          </table:table-cell>
          <table:table-cell office:value-type="string" calcext:value-type="string">
            <text:p>6265AD39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Margraten</text:p>
          </table:table-cell>
          <table:table-cell office:value-type="string" calcext:value-type="string">
            <text:p>Eindstraat 39 6265AD Sint Geertru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68" calcext:value-type="float">
            <text:p>68</text:p>
          </table:table-cell>
          <table:table-cell office:value-type="float" office:value="18924" calcext:value-type="float">
            <text:p>1892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1408</text:p>
          </table:table-cell>
          <table:table-cell office:value-type="string" calcext:value-type="string">
            <text:p>311539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  <table:table-row table:style-name="ro1">
          <table:table-cell office:value-type="string" calcext:value-type="string">
            <text:p>Margraten</text:p>
          </table:table-cell>
          <table:table-cell office:value-type="string" calcext:value-type="string">
            <text:p>6261NK15</text:p>
          </table:table-cell>
          <table:table-cell office:value-type="string" calcext:value-type="string">
            <text:p>Melkrundvee</text:p>
          </table:table-cell>
          <table:table-cell office:value-type="string" calcext:value-type="string">
            <text:p>Margraten</text:p>
          </table:table-cell>
          <table:table-cell office:value-type="string" calcext:value-type="string">
            <text:p>Steegstraat 15 6261NK Mhe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2.8" calcext:value-type="float">
            <text:p>612,8</text:p>
          </table:table-cell>
          <table:table-cell office:value-type="float" office:value="0" calcext:value-type="float">
            <text:p>0</text:p>
          </table:table-cell>
          <table:table-cell office:value-type="float" office:value="5510" calcext:value-type="float">
            <text:p>5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83454</text:p>
          </table:table-cell>
          <table:table-cell office:value-type="string" calcext:value-type="string">
            <text:p>309794</text:p>
          </table:table-cell>
          <table:table-cell office:value-type="string" calcext:value-type="string">
            <text:p>https://www.igoview.nl/kaartlaag-veehouderijen/</text:p>
          </table:table-cell>
          <table:table-cell/>
          <table:table-cell office:value-type="string" calcext:value-type="string">
            <text:p>Veehouderijen van Limburg — OD_EXTERN:GEO_VEEHOUDERIJEN_LIMBURG</text:p>
          </table:table-cell>
          <table:table-cell office:value-type="string" calcext:value-type="string">
            <text:p><text:s/>pagingEnabled='default' preferCoordinatesForWfsT11='false' restrictToRequestBBOX='1' srsname='EPSG:28992' typename='OD_EXTERN:GEO_VEEHOUDERIJEN_LIMBURG' url='https://geoserver.igoview.nl/geoserver/ows?acceptversions=2.0.0\' version%3D\'2.0.0\'' version='auto'</text:p>
          </table:table-cell>
        </table:table-row>
      </table:table>
      <table:table table:name="Draaitabel_krd_selectie_250m_3" table:style-name="ta1">
        <table:table-column table:style-name="co3" table:default-cell-style-name="ce37"/>
        <table:table-column table:style-name="co4" table:default-cell-style-name="ce41"/>
        <table:table-row table:style-name="ro1">
          <table:table-cell table:style-name="Default" office:value-type="string" calcext:value-type="string">
            <text:p>Aantal bedrijven binnen 250m zonering rondom KDW habitats</text:p>
          </table:table-cell>
          <table:table-cell table:style-name="Default"/>
        </table:table-row>
        <table:table-row table:style-name="ro1">
          <table:table-cell table:style-name="ce35" office:value-type="string" calcext:value-type="string">
            <text:p>layer</text:p>
          </table:table-cell>
          <table:table-cell table:style-name="ce39" office:value-type="string" calcext:value-type="string">
            <text:p>Aantal - layer</text:p>
          </table:table-cell>
        </table:table-row>
        <table:table-row table:style-name="ro1">
          <table:table-cell table:style-name="ce36" office:value-type="string" calcext:value-type="string">
            <text:p>Veehouderijen van Brabant — OD_EXTERN:GEO_VEEHOUDERIJEN_BRABANT</text:p>
          </table:table-cell>
          <table:table-cell table:style-name="ce40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eehouderijen van Gelderland publiek — OD_EXTERN:IGO_VEEHOUDERIJEN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Veehouderijen van Limburg — OD_EXTERN:GEO_VEEHOUDERIJEN_LIMBURG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Veehouderijen van Overijssel — OD_EXTERN:GEO_VEEHOUDERIJEN_OVERIJSSEL</text:p>
          </table:table-cell>
          <table:table-cell table:style-name="ce42" office:value-type="float" office:value="97" calcext:value-type="float">
            <text:p>97</text:p>
          </table:table-cell>
        </table:table-row>
        <table:table-row table:style-name="ro1">
          <table:table-cell table:style-name="ce38" office:value-type="string" calcext:value-type="string">
            <text:p>Totaal Resultaat</text:p>
          </table:table-cell>
          <table:table-cell table:style-name="ce43" office:value-type="float" office:value="585" calcext:value-type="float">
            <text:p>585</text:p>
          </table:table-cell>
        </table:table-row>
      </table:table>
      <table:table table:name="Draaitabel_krd_selectie_250m_2" table:style-name="ta1">
        <table:table-column table:style-name="co5" table:default-cell-style-name="ce37"/>
        <table:table-column table:style-name="co6" table:default-cell-style-name="ce46"/>
        <table:table-row table:style-name="ro1">
          <table:table-cell table:style-name="Default" office:value-type="string" calcext:value-type="string">
            <text:p>Som NH3 emissies in kg/jaar op 250m rondom KDW habitats</text:p>
          </table:table-cell>
          <table:table-cell table:style-name="ce10"/>
        </table:table-row>
        <table:table-row table:style-name="ro1">
          <table:table-cell table:style-name="ce35" office:value-type="string" calcext:value-type="string">
            <text:p>layer</text:p>
          </table:table-cell>
          <table:table-cell table:style-name="ce10" office:value-type="string" calcext:value-type="string">
            <text:p>Som - NH3_emissie</text:p>
          </table:table-cell>
        </table:table-row>
        <table:table-row table:style-name="ro1">
          <table:table-cell table:style-name="ce36" office:value-type="string" calcext:value-type="string">
            <text:p>Veehouderijen van Brabant — OD_EXTERN:GEO_VEEHOUDERIJEN_BRABANT</text:p>
          </table:table-cell>
          <table:table-cell table:style-name="ce45" office:value-type="float" office:value="89774.63" calcext:value-type="float">
            <text:p>89775</text:p>
          </table:table-cell>
        </table:table-row>
        <table:table-row table:style-name="ro1">
          <table:table-cell office:value-type="string" calcext:value-type="string">
            <text:p>Veehouderijen van Gelderland publiek — OD_EXTERN:IGO_VEEHOUDERIJEN</text:p>
          </table:table-cell>
          <table:table-cell office:value-type="float" office:value="316016.625" calcext:value-type="float">
            <text:p>316017</text:p>
          </table:table-cell>
        </table:table-row>
        <table:table-row table:style-name="ro1">
          <table:table-cell office:value-type="string" calcext:value-type="string">
            <text:p>Veehouderijen van Limburg — OD_EXTERN:GEO_VEEHOUDERIJEN_LIMBURG</text:p>
          </table:table-cell>
          <table:table-cell office:value-type="float" office:value="81104.61" calcext:value-type="float">
            <text:p>81105</text:p>
          </table:table-cell>
        </table:table-row>
        <table:table-row table:style-name="ro1">
          <table:table-cell office:value-type="string" calcext:value-type="string">
            <text:p>Veehouderijen van Overijssel — OD_EXTERN:GEO_VEEHOUDERIJEN_OVERIJSSEL</text:p>
          </table:table-cell>
          <table:table-cell table:style-name="ce47" office:value-type="float" office:value="78870.14" calcext:value-type="float">
            <text:p>78870</text:p>
          </table:table-cell>
        </table:table-row>
        <table:table-row table:style-name="ro1">
          <table:table-cell table:style-name="ce38" office:value-type="string" calcext:value-type="string">
            <text:p>Totaal Resultaat</text:p>
          </table:table-cell>
          <table:table-cell table:style-name="ce48" office:value-type="float" office:value="565766.005" calcext:value-type="float">
            <text:p>565766</text:p>
          </table:table-cell>
        </table:table-row>
      </table:table>
      <table:table table:name="Draaitabel_krd_selectie_250m_1" table:style-name="ta1">
        <office:forms form:automatic-focus="false" form:apply-design-mode="false"/>
        <table:table-column table:style-name="co7" table:default-cell-style-name="ce37"/>
        <table:table-column table:style-name="co8" table:default-cell-style-name="ce54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6"/>
        <table:table-row table:style-name="ro1">
          <table:table-cell table:style-name="ce15" office:value-type="string" calcext:value-type="string">
            <text:p>Dieraantallen binnen zonering 250m rondom KDW habitats</text:p>
          </table:table-cell>
          <table:table-cell table:style-name="ce17"/>
          <table:table-cell table:style-name="ce23" table:number-columns-repeated="3"/>
          <table:table-cell table:style-name="ce29"/>
        </table:table-row>
        <table:table-row table:style-name="ro1">
          <table:table-cell table:style-name="ce15"/>
          <table:table-cell table:style-name="ce17" office:value-type="string" calcext:value-type="string">
            <text:p>Gegevens</text:p>
          </table:table-cell>
          <table:table-cell table:style-name="ce23" table:number-columns-repeated="3"/>
          <table:table-cell table:style-name="ce29"/>
        </table:table-row>
        <table:table-row table:style-name="ro1">
          <table:table-cell table:style-name="ce50" office:value-type="string" calcext:value-type="string">
            <text:p>layer</text:p>
          </table:table-cell>
          <table:table-cell table:style-name="ce52" office:value-type="string" calcext:value-type="string">
            <text:p>Som - Geiten</text:p>
          </table:table-cell>
          <table:table-cell table:style-name="ce58" office:value-type="string" calcext:value-type="string">
            <text:p>Som - Kippen</text:p>
          </table:table-cell>
          <table:table-cell table:style-name="ce58" office:value-type="string" calcext:value-type="string">
            <text:p>Som - Rundvee</text:p>
          </table:table-cell>
          <table:table-cell table:style-name="ce58" office:value-type="string" calcext:value-type="string">
            <text:p>Som - Schapen</text:p>
          </table:table-cell>
          <table:table-cell table:style-name="ce64" office:value-type="string" calcext:value-type="string">
            <text:p>Som - Varkens</text:p>
          </table:table-cell>
        </table:table-row>
        <table:table-row table:style-name="ro1">
          <table:table-cell table:style-name="ce36" office:value-type="string" calcext:value-type="string">
            <text:p>Veehouderijen van Brabant — OD_EXTERN:GEO_VEEHOUDERIJEN_BRABANT</text:p>
          </table:table-cell>
          <table:table-cell table:style-name="ce53" office:value-type="float" office:value="725" calcext:value-type="float">
            <text:p>725</text:p>
          </table:table-cell>
          <table:table-cell table:style-name="ce59" office:value-type="float" office:value="28051" calcext:value-type="float">
            <text:p>28051</text:p>
          </table:table-cell>
          <table:table-cell table:style-name="ce59" office:value-type="float" office:value="7835" calcext:value-type="float">
            <text:p>7835</text:p>
          </table:table-cell>
          <table:table-cell table:style-name="ce59" office:value-type="float" office:value="2189" calcext:value-type="float">
            <text:p>2189</text:p>
          </table:table-cell>
          <table:table-cell table:style-name="ce65" office:value-type="float" office:value="15860" calcext:value-type="float">
            <text:p>15860</text:p>
          </table:table-cell>
        </table:table-row>
        <table:table-row table:style-name="ro1">
          <table:table-cell office:value-type="string" calcext:value-type="string">
            <text:p>Veehouderijen van Gelderland publiek — OD_EXTERN:IGO_VEEHOUDERIJEN</text:p>
          </table:table-cell>
          <table:table-cell office:value-type="float" office:value="2362" calcext:value-type="float">
            <text:p>2362</text:p>
          </table:table-cell>
          <table:table-cell office:value-type="float" office:value="234054" calcext:value-type="float">
            <text:p>234054</text:p>
          </table:table-cell>
          <table:table-cell office:value-type="float" office:value="42683" calcext:value-type="float">
            <text:p>42683</text:p>
          </table:table-cell>
          <table:table-cell office:value-type="float" office:value="2664" calcext:value-type="float">
            <text:p>2664</text:p>
          </table:table-cell>
          <table:table-cell office:value-type="float" office:value="14648" calcext:value-type="float">
            <text:p>14648</text:p>
          </table:table-cell>
        </table:table-row>
        <table:table-row table:style-name="ro1">
          <table:table-cell office:value-type="string" calcext:value-type="string">
            <text:p>Veehouderijen van Limburg — OD_EXTERN:GEO_VEEHOUDERIJEN_LIMBURG</text:p>
          </table:table-cell>
          <table:table-cell office:value-type="float" office:value="12" calcext:value-type="float">
            <text:p>12</text:p>
          </table:table-cell>
          <table:table-cell office:value-type="float" office:value="1231" calcext:value-type="float">
            <text:p>1231</text:p>
          </table:table-cell>
          <table:table-cell office:value-type="float" office:value="8263" calcext:value-type="float">
            <text:p>8263</text:p>
          </table:table-cell>
          <table:table-cell office:value-type="float" office:value="1964" calcext:value-type="float">
            <text:p>1964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string" calcext:value-type="string">
            <text:p>Veehouderijen van Overijssel — OD_EXTERN:GEO_VEEHOUDERIJEN_OVERIJSSEL</text:p>
          </table:table-cell>
          <table:table-cell table:style-name="ce55" office:value-type="float" office:value="33" calcext:value-type="float">
            <text:p>33</text:p>
          </table:table-cell>
          <table:table-cell table:style-name="ce61" office:value-type="float" office:value="20000" calcext:value-type="float">
            <text:p>20000</text:p>
          </table:table-cell>
          <table:table-cell table:style-name="ce61" office:value-type="float" office:value="11215" calcext:value-type="float">
            <text:p>11215</text:p>
          </table:table-cell>
          <table:table-cell table:style-name="ce61" office:value-type="float" office:value="1111" calcext:value-type="float">
            <text:p>1111</text:p>
          </table:table-cell>
          <table:table-cell table:style-name="ce67" office:value-type="float" office:value="2148" calcext:value-type="float">
            <text:p>2148</text:p>
          </table:table-cell>
        </table:table-row>
        <table:table-row table:style-name="ro1">
          <table:table-cell table:style-name="ce38" office:value-type="string" calcext:value-type="string">
            <text:p>Totaal Resultaat</text:p>
          </table:table-cell>
          <table:table-cell table:style-name="ce56" office:value-type="float" office:value="3132" calcext:value-type="float">
            <text:p>3132</text:p>
          </table:table-cell>
          <table:table-cell table:style-name="ce62" office:value-type="float" office:value="283336" calcext:value-type="float">
            <text:p>283336</text:p>
          </table:table-cell>
          <table:table-cell table:style-name="ce62" office:value-type="float" office:value="69996" calcext:value-type="float">
            <text:p>69996</text:p>
          </table:table-cell>
          <table:table-cell table:style-name="ce62" office:value-type="float" office:value="7928" calcext:value-type="float">
            <text:p>7928</text:p>
          </table:table-cell>
          <table:table-cell table:style-name="ce68" office:value-type="float" office:value="41982" calcext:value-type="float">
            <text:p>41982</text:p>
          </table:table-cell>
        </table:table-row>
      </table:table>
      <table:named-expressions/>
      <table:data-pilot-tables>
        <table:data-pilot-table table:name="DataPilot1" table:application-data="" table:target-range-address="Draaitabel_krd_selectie_250m_1.A2:Draaitabel_krd_selectie_250m_1.F8" table:buttons="Draaitabel_krd_selectie_250m_1.A3 Draaitabel_krd_selectie_250m_1.B2" table:show-filter-button="false" table:drill-down-on-double-click="false">
          <table:source-cell-range table:cell-range-address="krd_selectie_250m.A1:krd_selectie_250m.W58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ayer" table:orientation="row" table:used-hierarchy="0" table:function="auto">
            <table:data-pilot-level table:show-empty="false" calcext:repeat-item-labels="false">
              <table:data-pilot-members>
                <table:data-pilot-member table:name="Veehouderijen van Brabant — OD_EXTERN:GEO_VEEHOUDERIJEN_BRABANT" table:display="true" table:show-details="true"/>
                <table:data-pilot-member table:name="Veehouderijen van Gelderland publiek — OD_EXTERN:IGO_VEEHOUDERIJEN" table:display="true" table:show-details="true"/>
                <table:data-pilot-member table:name="Veehouderijen van Limburg — OD_EXTERN:GEO_VEEHOUDERIJEN_LIMBURG" table:display="true" table:show-details="true"/>
                <table:data-pilot-member table:name="Veehouderijen van Overijssel — OD_EXTERN:GEO_VEEHOUDERIJEN_OVERIJSS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ite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625" table:display="true" table:show-details="true"/>
                <table:data-pilot-member table:name="705" table:display="true" table:show-details="true"/>
                <table:data-pilot-member table:name="165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ippe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70" table:display="true" table:show-details="true"/>
                <table:data-pilot-member table:name="101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40" table:display="true" table:show-details="true"/>
                <table:data-pilot-member table:name="400" table:display="true" table:show-details="true"/>
                <table:data-pilot-member table:name="2000" table:display="true" table:show-details="true"/>
                <table:data-pilot-member table:name="2040" table:display="true" table:show-details="true"/>
                <table:data-pilot-member table:name="2199" table:display="true" table:show-details="true"/>
                <table:data-pilot-member table:name="4950" table:display="true" table:show-details="true"/>
                <table:data-pilot-member table:name="13400" table:display="true" table:show-details="true"/>
                <table:data-pilot-member table:name="19660" table:display="true" table:show-details="true"/>
                <table:data-pilot-member table:name="27972" table:display="true" table:show-details="true"/>
                <table:data-pilot-member table:name="29900" table:display="true" table:show-details="true"/>
                <table:data-pilot-member table:name="45775" table:display="true" table:show-details="true"/>
                <table:data-pilot-member table:name="59200" table:display="true" table:show-details="true"/>
                <table:data-pilot-member table:name="740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ndve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7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3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6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5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8" table:display="true" table:show-details="true"/>
                <table:data-pilot-member table:name="230" table:display="true" table:show-details="true"/>
                <table:data-pilot-member table:name="234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40" table:display="true" table:show-details="true"/>
                <table:data-pilot-member table:name="246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80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300" table:display="true" table:show-details="true"/>
                <table:data-pilot-member table:name="310" table:display="true" table:show-details="true"/>
                <table:data-pilot-member table:name="312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8" table:display="true" table:show-details="true"/>
                <table:data-pilot-member table:name="335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52" table:display="true" table:show-details="true"/>
                <table:data-pilot-member table:name="360" table:display="true" table:show-details="true"/>
                <table:data-pilot-member table:name="363" table:display="true" table:show-details="true"/>
                <table:data-pilot-member table:name="373" table:display="true" table:show-details="true"/>
                <table:data-pilot-member table:name="391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405" table:display="true" table:show-details="true"/>
                <table:data-pilot-member table:name="408" table:display="true" table:show-details="true"/>
                <table:data-pilot-member table:name="422" table:display="true" table:show-details="true"/>
                <table:data-pilot-member table:name="442" table:display="true" table:show-details="true"/>
                <table:data-pilot-member table:name="454" table:display="true" table:show-details="true"/>
                <table:data-pilot-member table:name="463" table:display="true" table:show-details="true"/>
                <table:data-pilot-member table:name="487" table:display="true" table:show-details="true"/>
                <table:data-pilot-member table:name="510" table:display="true" table:show-details="true"/>
                <table:data-pilot-member table:name="514" table:display="true" table:show-details="true"/>
                <table:data-pilot-member table:name="559" table:display="true" table:show-details="true"/>
                <table:data-pilot-member table:name="576" table:display="true" table:show-details="true"/>
                <table:data-pilot-member table:name="588" table:display="true" table:show-details="true"/>
                <table:data-pilot-member table:name="609" table:display="true" table:show-details="true"/>
                <table:data-pilot-member table:name="630" table:display="true" table:show-details="true"/>
                <table:data-pilot-member table:name="643" table:display="true" table:show-details="true"/>
                <table:data-pilot-member table:name="706" table:display="true" table:show-details="true"/>
                <table:data-pilot-member table:name="740" table:display="true" table:show-details="true"/>
                <table:data-pilot-member table:name="786" table:display="true" table:show-details="true"/>
                <table:data-pilot-member table:name="789" table:display="true" table:show-details="true"/>
                <table:data-pilot-member table:name="796" table:display="true" table:show-details="true"/>
                <table:data-pilot-member table:name="800" table:display="true" table:show-details="true"/>
                <table:data-pilot-member table:name="951" table:display="true" table:show-details="true"/>
                <table:data-pilot-member table:name="978" table:display="true" table:show-details="true"/>
                <table:data-pilot-member table:name="1033" table:display="true" table:show-details="true"/>
                <table:data-pilot-member table:name="1097" table:display="true" table:show-details="true"/>
                <table:data-pilot-member table:name="1101" table:display="true" table:show-details="true"/>
                <table:data-pilot-member table:name="1265" table:display="true" table:show-details="true"/>
                <table:data-pilot-member table:name="1346" table:display="true" table:show-details="true"/>
                <table:data-pilot-member table:name="1650" table:display="true" table:show-details="true"/>
                <table:data-pilot-member table:name="1982" table:display="true" table:show-details="true"/>
                <table:data-pilot-member table:name="242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hape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89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10" table:display="true" table:show-details="true"/>
                <table:data-pilot-member table:name="120" table:display="true" table:show-details="true"/>
                <table:data-pilot-member table:name="14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04" table:display="true" table:show-details="true"/>
                <table:data-pilot-member table:name="315" table:display="true" table:show-details="true"/>
                <table:data-pilot-member table:name="321" table:display="true" table:show-details="true"/>
                <table:data-pilot-member table:name="350" table:display="true" table:show-details="true"/>
                <table:data-pilot-member table:name="400" table:display="true" table:show-details="true"/>
                <table:data-pilot-member table:name="600" table:display="true" table:show-details="true"/>
                <table:data-pilot-member table:name="1000" table:display="true" table:show-details="true"/>
                <table:data-pilot-member table:name="108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ken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20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58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54" table:display="true" table:show-details="true"/>
                <table:data-pilot-member table:name="163" table:display="true" table:show-details="true"/>
                <table:data-pilot-member table:name="172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208" table:display="true" table:show-details="true"/>
                <table:data-pilot-member table:name="219" table:display="true" table:show-details="true"/>
                <table:data-pilot-member table:name="227" table:display="true" table:show-details="true"/>
                <table:data-pilot-member table:name="235" table:display="true" table:show-details="true"/>
                <table:data-pilot-member table:name="253" table:display="true" table:show-details="true"/>
                <table:data-pilot-member table:name="300" table:display="true" table:show-details="true"/>
                <table:data-pilot-member table:name="303" table:display="true" table:show-details="true"/>
                <table:data-pilot-member table:name="350" table:display="true" table:show-details="true"/>
                <table:data-pilot-member table:name="400" table:display="true" table:show-details="true"/>
                <table:data-pilot-member table:name="499" table:display="true" table:show-details="true"/>
                <table:data-pilot-member table:name="568" table:display="true" table:show-details="true"/>
                <table:data-pilot-member table:name="595" table:display="true" table:show-details="true"/>
                <table:data-pilot-member table:name="616" table:display="true" table:show-details="true"/>
                <table:data-pilot-member table:name="700" table:display="true" table:show-details="true"/>
                <table:data-pilot-member table:name="716" table:display="true" table:show-details="true"/>
                <table:data-pilot-member table:name="726" table:display="true" table:show-details="true"/>
                <table:data-pilot-member table:name="805" table:display="true" table:show-details="true"/>
                <table:data-pilot-member table:name="859" table:display="true" table:show-details="true"/>
                <table:data-pilot-member table:name="1000" table:display="true" table:show-details="true"/>
                <table:data-pilot-member table:name="1155" table:display="true" table:show-details="true"/>
                <table:data-pilot-member table:name="1592" table:display="true" table:show-details="true"/>
                <table:data-pilot-member table:name="1800" table:display="true" table:show-details="true"/>
                <table:data-pilot-member table:name="1910" table:display="true" table:show-details="true"/>
                <table:data-pilot-member table:name="1972" table:display="true" table:show-details="true"/>
                <table:data-pilot-member table:name="2315" table:display="true" table:show-details="true"/>
                <table:data-pilot-member table:name="2381" table:display="true" table:show-details="true"/>
                <table:data-pilot-member table:name="3960" table:display="true" table:show-details="true"/>
                <table:data-pilot-member table:name="4092" table:display="true" table:show-details="true"/>
                <table:data-pilot-member table:name="4534" table:display="true" table:show-details="true"/>
                <table:data-pilot-member table:name="487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raaitabel_krd_selectie_250m_2.A2:Draaitabel_krd_selectie_250m_2.B7" table:buttons="Draaitabel_krd_selectie_250m_2.A2" table:show-filter-button="false" table:drill-down-on-double-click="false">
          <table:source-cell-range table:cell-range-address="krd_selectie_250m.A1:krd_selectie_250m.W58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ayer" table:orientation="row" table:used-hierarchy="0" table:function="auto">
            <table:data-pilot-level table:show-empty="false" calcext:repeat-item-labels="false">
              <table:data-pilot-members>
                <table:data-pilot-member table:name="Veehouderijen van Brabant — OD_EXTERN:GEO_VEEHOUDERIJEN_BRABANT" table:display="true" table:show-details="true"/>
                <table:data-pilot-member table:name="Veehouderijen van Gelderland publiek — OD_EXTERN:IGO_VEEHOUDERIJEN" table:display="true" table:show-details="true"/>
                <table:data-pilot-member table:name="Veehouderijen van Limburg — OD_EXTERN:GEO_VEEHOUDERIJEN_LIMBURG" table:display="true" table:show-details="true"/>
                <table:data-pilot-member table:name="Veehouderijen van Overijssel — OD_EXTERN:GEO_VEEHOUDERIJEN_OVERIJSS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H3_emissie" table:orientation="data" table:used-hierarchy="0" table:function="sum">
            <table:data-pilot-level table:show-empty="false" calcext:repeat-item-labels="false">
              <table:data-pilot-members>
                <table:data-pilot-member table:name="2,1" table:display="true" table:show-details="true"/>
                <table:data-pilot-member table:name="6,2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18,9" table:display="true" table:show-details="true"/>
                <table:data-pilot-member table:name="24,05" table:display="true" table:show-details="true"/>
                <table:data-pilot-member table:name="24,5" table:display="true" table:show-details="true"/>
                <table:data-pilot-member table:name="26,2" table:display="true" table:show-details="true"/>
                <table:data-pilot-member table:name="26,68" table:display="true" table:show-details="true"/>
                <table:data-pilot-member table:name="29,2" table:display="true" table:show-details="true"/>
                <table:data-pilot-member table:name="30" table:display="true" table:show-details="true"/>
                <table:data-pilot-member table:name="30,3" table:display="true" table:show-details="true"/>
                <table:data-pilot-member table:name="30,5" table:display="true" table:show-details="true"/>
                <table:data-pilot-member table:name="31,1" table:display="true" table:show-details="true"/>
                <table:data-pilot-member table:name="33,9" table:display="true" table:show-details="true"/>
                <table:data-pilot-member table:name="34,5" table:display="true" table:show-details="true"/>
                <table:data-pilot-member table:name="35" table:display="true" table:show-details="true"/>
                <table:data-pilot-member table:name="35,5" table:display="true" table:show-details="true"/>
                <table:data-pilot-member table:name="36,2" table:display="true" table:show-details="true"/>
                <table:data-pilot-member table:name="39,9" table:display="true" table:show-details="true"/>
                <table:data-pilot-member table:name="40" table:display="true" table:show-details="true"/>
                <table:data-pilot-member table:name="42,8" table:display="true" table:show-details="true"/>
                <table:data-pilot-member table:name="44,2" table:display="true" table:show-details="true"/>
                <table:data-pilot-member table:name="45,4" table:display="true" table:show-details="true"/>
                <table:data-pilot-member table:name="45,6" table:display="true" table:show-details="true"/>
                <table:data-pilot-member table:name="46" table:display="true" table:show-details="true"/>
                <table:data-pilot-member table:name="46,3" table:display="true" table:show-details="true"/>
                <table:data-pilot-member table:name="46,5" table:display="true" table:show-details="true"/>
                <table:data-pilot-member table:name="48,1" table:display="true" table:show-details="true"/>
                <table:data-pilot-member table:name="48,8" table:display="true" table:show-details="true"/>
                <table:data-pilot-member table:name="50" table:display="true" table:show-details="true"/>
                <table:data-pilot-member table:name="51,3" table:display="true" table:show-details="true"/>
                <table:data-pilot-member table:name="51,9" table:display="true" table:show-details="true"/>
                <table:data-pilot-member table:name="52,3" table:display="true" table:show-details="true"/>
                <table:data-pilot-member table:name="53,7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1,3" table:display="true" table:show-details="true"/>
                <table:data-pilot-member table:name="61,6" table:display="true" table:show-details="true"/>
                <table:data-pilot-member table:name="62" table:display="true" table:show-details="true"/>
                <table:data-pilot-member table:name="65,5" table:display="true" table:show-details="true"/>
                <table:data-pilot-member table:name="66,2" table:display="true" table:show-details="true"/>
                <table:data-pilot-member table:name="68,9" table:display="true" table:show-details="true"/>
                <table:data-pilot-member table:name="69,66" table:display="true" table:show-details="true"/>
                <table:data-pilot-member table:name="70" table:display="true" table:show-details="true"/>
                <table:data-pilot-member table:name="70,4" table:display="true" table:show-details="true"/>
                <table:data-pilot-member table:name="72,9" table:display="true" table:show-details="true"/>
                <table:data-pilot-member table:name="73,5" table:display="true" table:show-details="true"/>
                <table:data-pilot-member table:name="74,1" table:display="true" table:show-details="true"/>
                <table:data-pilot-member table:name="74,3" table:display="true" table:show-details="true"/>
                <table:data-pilot-member table:name="75" table:display="true" table:show-details="true"/>
                <table:data-pilot-member table:name="76,48" table:display="true" table:show-details="true"/>
                <table:data-pilot-member table:name="76,6" table:display="true" table:show-details="true"/>
                <table:data-pilot-member table:name="78,54" table:display="true" table:show-details="true"/>
                <table:data-pilot-member table:name="79,72" table:display="true" table:show-details="true"/>
                <table:data-pilot-member table:name="80" table:display="true" table:show-details="true"/>
                <table:data-pilot-member table:name="80,1" table:display="true" table:show-details="true"/>
                <table:data-pilot-member table:name="81,6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3,1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5,2" table:display="true" table:show-details="true"/>
                <table:data-pilot-member table:name="86,3" table:display="true" table:show-details="true"/>
                <table:data-pilot-member table:name="86,9" table:display="true" table:show-details="true"/>
                <table:data-pilot-member table:name="87" table:display="true" table:show-details="true"/>
                <table:data-pilot-member table:name="87,1" table:display="true" table:show-details="true"/>
                <table:data-pilot-member table:name="88" table:display="true" table:show-details="true"/>
                <table:data-pilot-member table:name="91" table:display="true" table:show-details="true"/>
                <table:data-pilot-member table:name="91,5" table:display="true" table:show-details="true"/>
                <table:data-pilot-member table:name="94,9" table:display="true" table:show-details="true"/>
                <table:data-pilot-member table:name="95" table:display="true" table:show-details="true"/>
                <table:data-pilot-member table:name="95,6" table:display="true" table:show-details="true"/>
                <table:data-pilot-member table:name="98,4" table:display="true" table:show-details="true"/>
                <table:data-pilot-member table:name="100" table:display="true" table:show-details="true"/>
                <table:data-pilot-member table:name="102,07" table:display="true" table:show-details="true"/>
                <table:data-pilot-member table:name="102,8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06,3" table:display="true" table:show-details="true"/>
                <table:data-pilot-member table:name="107,9" table:display="true" table:show-details="true"/>
                <table:data-pilot-member table:name="109,8" table:display="true" table:show-details="true"/>
                <table:data-pilot-member table:name="109,9" table:display="true" table:show-details="true"/>
                <table:data-pilot-member table:name="110" table:display="true" table:show-details="true"/>
                <table:data-pilot-member table:name="110,5" table:display="true" table:show-details="true"/>
                <table:data-pilot-member table:name="112,6" table:display="true" table:show-details="true"/>
                <table:data-pilot-member table:name="113" table:display="true" table:show-details="true"/>
                <table:data-pilot-member table:name="113,6" table:display="true" table:show-details="true"/>
                <table:data-pilot-member table:name="114" table:display="true" table:show-details="true"/>
                <table:data-pilot-member table:name="114,7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7,65" table:display="true" table:show-details="true"/>
                <table:data-pilot-member table:name="119" table:display="true" table:show-details="true"/>
                <table:data-pilot-member table:name="119,8" table:display="true" table:show-details="true"/>
                <table:data-pilot-member table:name="120" table:display="true" table:show-details="true"/>
                <table:data-pilot-member table:name="121,6" table:display="true" table:show-details="true"/>
                <table:data-pilot-member table:name="124,55" table:display="true" table:show-details="true"/>
                <table:data-pilot-member table:name="125" table:display="true" table:show-details="true"/>
                <table:data-pilot-member table:name="126,3" table:display="true" table:show-details="true"/>
                <table:data-pilot-member table:name="127,1" table:display="true" table:show-details="true"/>
                <table:data-pilot-member table:name="128,5" table:display="true" table:show-details="true"/>
                <table:data-pilot-member table:name="130" table:display="true" table:show-details="true"/>
                <table:data-pilot-member table:name="130,55" table:display="true" table:show-details="true"/>
                <table:data-pilot-member table:name="132" table:display="true" table:show-details="true"/>
                <table:data-pilot-member table:name="134,8" table:display="true" table:show-details="true"/>
                <table:data-pilot-member table:name="135,3" table:display="true" table:show-details="true"/>
                <table:data-pilot-member table:name="136,4" table:display="true" table:show-details="true"/>
                <table:data-pilot-member table:name="138,6" table:display="true" table:show-details="true"/>
                <table:data-pilot-member table:name="140" table:display="true" table:show-details="true"/>
                <table:data-pilot-member table:name="140,5" table:display="true" table:show-details="true"/>
                <table:data-pilot-member table:name="141" table:display="true" table:show-details="true"/>
                <table:data-pilot-member table:name="141,4" table:display="true" table:show-details="true"/>
                <table:data-pilot-member table:name="143,4" table:display="true" table:show-details="true"/>
                <table:data-pilot-member table:name="144,7" table:display="true" table:show-details="true"/>
                <table:data-pilot-member table:name="145" table:display="true" table:show-details="true"/>
                <table:data-pilot-member table:name="146,2" table:display="true" table:show-details="true"/>
                <table:data-pilot-member table:name="148,2" table:display="true" table:show-details="true"/>
                <table:data-pilot-member table:name="150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5,52" table:display="true" table:show-details="true"/>
                <table:data-pilot-member table:name="157,2" table:display="true" table:show-details="true"/>
                <table:data-pilot-member table:name="159,12" table:display="true" table:show-details="true"/>
                <table:data-pilot-member table:name="160,1" table:display="true" table:show-details="true"/>
                <table:data-pilot-member table:name="160,3" table:display="true" table:show-details="true"/>
                <table:data-pilot-member table:name="162,8" table:display="true" table:show-details="true"/>
                <table:data-pilot-member table:name="163,1" table:display="true" table:show-details="true"/>
                <table:data-pilot-member table:name="163,8" table:display="true" table:show-details="true"/>
                <table:data-pilot-member table:name="169,04" table:display="true" table:show-details="true"/>
                <table:data-pilot-member table:name="169,05" table:display="true" table:show-details="true"/>
                <table:data-pilot-member table:name="172" table:display="true" table:show-details="true"/>
                <table:data-pilot-member table:name="173,5" table:display="true" table:show-details="true"/>
                <table:data-pilot-member table:name="174" table:display="true" table:show-details="true"/>
                <table:data-pilot-member table:name="174,1" table:display="true" table:show-details="true"/>
                <table:data-pilot-member table:name="175,5" table:display="true" table:show-details="true"/>
                <table:data-pilot-member table:name="178,8" table:display="true" table:show-details="true"/>
                <table:data-pilot-member table:name="183,4" table:display="true" table:show-details="true"/>
                <table:data-pilot-member table:name="185" table:display="true" table:show-details="true"/>
                <table:data-pilot-member table:name="187,7" table:display="true" table:show-details="true"/>
                <table:data-pilot-member table:name="188,1" table:display="true" table:show-details="true"/>
                <table:data-pilot-member table:name="189,9" table:display="true" table:show-details="true"/>
                <table:data-pilot-member table:name="192,5" table:display="true" table:show-details="true"/>
                <table:data-pilot-member table:name="194,3" table:display="true" table:show-details="true"/>
                <table:data-pilot-member table:name="195" table:display="true" table:show-details="true"/>
                <table:data-pilot-member table:name="196,7" table:display="true" table:show-details="true"/>
                <table:data-pilot-member table:name="198" table:display="true" table:show-details="true"/>
                <table:data-pilot-member table:name="199,5" table:display="true" table:show-details="true"/>
                <table:data-pilot-member table:name="200" table:display="true" table:show-details="true"/>
                <table:data-pilot-member table:name="202,7" table:display="true" table:show-details="true"/>
                <table:data-pilot-member table:name="206,8" table:display="true" table:show-details="true"/>
                <table:data-pilot-member table:name="210,4" table:display="true" table:show-details="true"/>
                <table:data-pilot-member table:name="211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,5" table:display="true" table:show-details="true"/>
                <table:data-pilot-member table:name="220,5" table:display="true" table:show-details="true"/>
                <table:data-pilot-member table:name="221,5" table:display="true" table:show-details="true"/>
                <table:data-pilot-member table:name="221,8" table:display="true" table:show-details="true"/>
                <table:data-pilot-member table:name="223" table:display="true" table:show-details="true"/>
                <table:data-pilot-member table:name="223,9" table:display="true" table:show-details="true"/>
                <table:data-pilot-member table:name="226" table:display="true" table:show-details="true"/>
                <table:data-pilot-member table:name="227,4" table:display="true" table:show-details="true"/>
                <table:data-pilot-member table:name="229,7" table:display="true" table:show-details="true"/>
                <table:data-pilot-member table:name="232,8" table:display="true" table:show-details="true"/>
                <table:data-pilot-member table:name="235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,4" table:display="true" table:show-details="true"/>
                <table:data-pilot-member table:name="243,05" table:display="true" table:show-details="true"/>
                <table:data-pilot-member table:name="244,5" table:display="true" table:show-details="true"/>
                <table:data-pilot-member table:name="245" table:display="true" table:show-details="true"/>
                <table:data-pilot-member table:name="247,5" table:display="true" table:show-details="true"/>
                <table:data-pilot-member table:name="253,5" table:display="true" table:show-details="true"/>
                <table:data-pilot-member table:name="257,9" table:display="true" table:show-details="true"/>
                <table:data-pilot-member table:name="261,4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8" table:display="true" table:show-details="true"/>
                <table:data-pilot-member table:name="268,4" table:display="true" table:show-details="true"/>
                <table:data-pilot-member table:name="268,82" table:display="true" table:show-details="true"/>
                <table:data-pilot-member table:name="269,8" table:display="true" table:show-details="true"/>
                <table:data-pilot-member table:name="271,7" table:display="true" table:show-details="true"/>
                <table:data-pilot-member table:name="272,7" table:display="true" table:show-details="true"/>
                <table:data-pilot-member table:name="278" table:display="true" table:show-details="true"/>
                <table:data-pilot-member table:name="278,9" table:display="true" table:show-details="true"/>
                <table:data-pilot-member table:name="280" table:display="true" table:show-details="true"/>
                <table:data-pilot-member table:name="287,78" table:display="true" table:show-details="true"/>
                <table:data-pilot-member table:name="289,2" table:display="true" table:show-details="true"/>
                <table:data-pilot-member table:name="292,84" table:display="true" table:show-details="true"/>
                <table:data-pilot-member table:name="296" table:display="true" table:show-details="true"/>
                <table:data-pilot-member table:name="296,1" table:display="true" table:show-details="true"/>
                <table:data-pilot-member table:name="296,55" table:display="true" table:show-details="true"/>
                <table:data-pilot-member table:name="297" table:display="true" table:show-details="true"/>
                <table:data-pilot-member table:name="299,2" table:display="true" table:show-details="true"/>
                <table:data-pilot-member table:name="300" table:display="true" table:show-details="true"/>
                <table:data-pilot-member table:name="303,4" table:display="true" table:show-details="true"/>
                <table:data-pilot-member table:name="305,52" table:display="true" table:show-details="true"/>
                <table:data-pilot-member table:name="307,1" table:display="true" table:show-details="true"/>
                <table:data-pilot-member table:name="308,1" table:display="true" table:show-details="true"/>
                <table:data-pilot-member table:name="308,6" table:display="true" table:show-details="true"/>
                <table:data-pilot-member table:name="311,8" table:display="true" table:show-details="true"/>
                <table:data-pilot-member table:name="315" table:display="true" table:show-details="true"/>
                <table:data-pilot-member table:name="315,7" table:display="true" table:show-details="true"/>
                <table:data-pilot-member table:name="316,2" table:display="true" table:show-details="true"/>
                <table:data-pilot-member table:name="319,8" table:display="true" table:show-details="true"/>
                <table:data-pilot-member table:name="321,2" table:display="true" table:show-details="true"/>
                <table:data-pilot-member table:name="321,6" table:display="true" table:show-details="true"/>
                <table:data-pilot-member table:name="328,62" table:display="true" table:show-details="true"/>
                <table:data-pilot-member table:name="333,7" table:display="true" table:show-details="true"/>
                <table:data-pilot-member table:name="338,9" table:display="true" table:show-details="true"/>
                <table:data-pilot-member table:name="341" table:display="true" table:show-details="true"/>
                <table:data-pilot-member table:name="341,05" table:display="true" table:show-details="true"/>
                <table:data-pilot-member table:name="346" table:display="true" table:show-details="true"/>
                <table:data-pilot-member table:name="346,2" table:display="true" table:show-details="true"/>
                <table:data-pilot-member table:name="348,4" table:display="true" table:show-details="true"/>
                <table:data-pilot-member table:name="349,2" table:display="true" table:show-details="true"/>
                <table:data-pilot-member table:name="350" table:display="true" table:show-details="true"/>
                <table:data-pilot-member table:name="350,9" table:display="true" table:show-details="true"/>
                <table:data-pilot-member table:name="351,9" table:display="true" table:show-details="true"/>
                <table:data-pilot-member table:name="353" table:display="true" table:show-details="true"/>
                <table:data-pilot-member table:name="356,1" table:display="true" table:show-details="true"/>
                <table:data-pilot-member table:name="360,8" table:display="true" table:show-details="true"/>
                <table:data-pilot-member table:name="361" table:display="true" table:show-details="true"/>
                <table:data-pilot-member table:name="369" table:display="true" table:show-details="true"/>
                <table:data-pilot-member table:name="378,6" table:display="true" table:show-details="true"/>
                <table:data-pilot-member table:name="384,8" table:display="true" table:show-details="true"/>
                <table:data-pilot-member table:name="386,2" table:display="true" table:show-details="true"/>
                <table:data-pilot-member table:name="390,9" table:display="true" table:show-details="true"/>
                <table:data-pilot-member table:name="396" table:display="true" table:show-details="true"/>
                <table:data-pilot-member table:name="404,6" table:display="true" table:show-details="true"/>
                <table:data-pilot-member table:name="414,9" table:display="true" table:show-details="true"/>
                <table:data-pilot-member table:name="416" table:display="true" table:show-details="true"/>
                <table:data-pilot-member table:name="417,9" table:display="true" table:show-details="true"/>
                <table:data-pilot-member table:name="419,8" table:display="true" table:show-details="true"/>
                <table:data-pilot-member table:name="420" table:display="true" table:show-details="true"/>
                <table:data-pilot-member table:name="420,2" table:display="true" table:show-details="true"/>
                <table:data-pilot-member table:name="421,5" table:display="true" table:show-details="true"/>
                <table:data-pilot-member table:name="422,3" table:display="true" table:show-details="true"/>
                <table:data-pilot-member table:name="423,6" table:display="true" table:show-details="true"/>
                <table:data-pilot-member table:name="425" table:display="true" table:show-details="true"/>
                <table:data-pilot-member table:name="425,3" table:display="true" table:show-details="true"/>
                <table:data-pilot-member table:name="428" table:display="true" table:show-details="true"/>
                <table:data-pilot-member table:name="430,4" table:display="true" table:show-details="true"/>
                <table:data-pilot-member table:name="438,1" table:display="true" table:show-details="true"/>
                <table:data-pilot-member table:name="446,2" table:display="true" table:show-details="true"/>
                <table:data-pilot-member table:name="450,35" table:display="true" table:show-details="true"/>
                <table:data-pilot-member table:name="456,9" table:display="true" table:show-details="true"/>
                <table:data-pilot-member table:name="457,95" table:display="true" table:show-details="true"/>
                <table:data-pilot-member table:name="462" table:display="true" table:show-details="true"/>
                <table:data-pilot-member table:name="464,8" table:display="true" table:show-details="true"/>
                <table:data-pilot-member table:name="468,6" table:display="true" table:show-details="true"/>
                <table:data-pilot-member table:name="471,5" table:display="true" table:show-details="true"/>
                <table:data-pilot-member table:name="472,5" table:display="true" table:show-details="true"/>
                <table:data-pilot-member table:name="477,5" table:display="true" table:show-details="true"/>
                <table:data-pilot-member table:name="478" table:display="true" table:show-details="true"/>
                <table:data-pilot-member table:name="480,8" table:display="true" table:show-details="true"/>
                <table:data-pilot-member table:name="483,32" table:display="true" table:show-details="true"/>
                <table:data-pilot-member table:name="485" table:display="true" table:show-details="true"/>
                <table:data-pilot-member table:name="489,3" table:display="true" table:show-details="true"/>
                <table:data-pilot-member table:name="494" table:display="true" table:show-details="true"/>
                <table:data-pilot-member table:name="500,28" table:display="true" table:show-details="true"/>
                <table:data-pilot-member table:name="507,5" table:display="true" table:show-details="true"/>
                <table:data-pilot-member table:name="515,3" table:display="true" table:show-details="true"/>
                <table:data-pilot-member table:name="525" table:display="true" table:show-details="true"/>
                <table:data-pilot-member table:name="528" table:display="true" table:show-details="true"/>
                <table:data-pilot-member table:name="536,3" table:display="true" table:show-details="true"/>
                <table:data-pilot-member table:name="536,6" table:display="true" table:show-details="true"/>
                <table:data-pilot-member table:name="539" table:display="true" table:show-details="true"/>
                <table:data-pilot-member table:name="541" table:display="true" table:show-details="true"/>
                <table:data-pilot-member table:name="541,6" table:display="true" table:show-details="true"/>
                <table:data-pilot-member table:name="549,1" table:display="true" table:show-details="true"/>
                <table:data-pilot-member table:name="560,6" table:display="true" table:show-details="true"/>
                <table:data-pilot-member table:name="568,5" table:display="true" table:show-details="true"/>
                <table:data-pilot-member table:name="574,06" table:display="true" table:show-details="true"/>
                <table:data-pilot-member table:name="581,18" table:display="true" table:show-details="true"/>
                <table:data-pilot-member table:name="588,8" table:display="true" table:show-details="true"/>
                <table:data-pilot-member table:name="595,5" table:display="true" table:show-details="true"/>
                <table:data-pilot-member table:name="600" table:display="true" table:show-details="true"/>
                <table:data-pilot-member table:name="600,5" table:display="true" table:show-details="true"/>
                <table:data-pilot-member table:name="601,8" table:display="true" table:show-details="true"/>
                <table:data-pilot-member table:name="602,3" table:display="true" table:show-details="true"/>
                <table:data-pilot-member table:name="609" table:display="true" table:show-details="true"/>
                <table:data-pilot-member table:name="612,25" table:display="true" table:show-details="true"/>
                <table:data-pilot-member table:name="612,5" table:display="true" table:show-details="true"/>
                <table:data-pilot-member table:name="612,8" table:display="true" table:show-details="true"/>
                <table:data-pilot-member table:name="615,2" table:display="true" table:show-details="true"/>
                <table:data-pilot-member table:name="617,2" table:display="true" table:show-details="true"/>
                <table:data-pilot-member table:name="619,2" table:display="true" table:show-details="true"/>
                <table:data-pilot-member table:name="626,6" table:display="true" table:show-details="true"/>
                <table:data-pilot-member table:name="630" table:display="true" table:show-details="true"/>
                <table:data-pilot-member table:name="630,08" table:display="true" table:show-details="true"/>
                <table:data-pilot-member table:name="636" table:display="true" table:show-details="true"/>
                <table:data-pilot-member table:name="637,3" table:display="true" table:show-details="true"/>
                <table:data-pilot-member table:name="644,2" table:display="true" table:show-details="true"/>
                <table:data-pilot-member table:name="646,8" table:display="true" table:show-details="true"/>
                <table:data-pilot-member table:name="651,6" table:display="true" table:show-details="true"/>
                <table:data-pilot-member table:name="656,4" table:display="true" table:show-details="true"/>
                <table:data-pilot-member table:name="661,5" table:display="true" table:show-details="true"/>
                <table:data-pilot-member table:name="685,7" table:display="true" table:show-details="true"/>
                <table:data-pilot-member table:name="689,6" table:display="true" table:show-details="true"/>
                <table:data-pilot-member table:name="690" table:display="true" table:show-details="true"/>
                <table:data-pilot-member table:name="693,4" table:display="true" table:show-details="true"/>
                <table:data-pilot-member table:name="700" table:display="true" table:show-details="true"/>
                <table:data-pilot-member table:name="717,7" table:display="true" table:show-details="true"/>
                <table:data-pilot-member table:name="729" table:display="true" table:show-details="true"/>
                <table:data-pilot-member table:name="732" table:display="true" table:show-details="true"/>
                <table:data-pilot-member table:name="736,5" table:display="true" table:show-details="true"/>
                <table:data-pilot-member table:name="742" table:display="true" table:show-details="true"/>
                <table:data-pilot-member table:name="742,1" table:display="true" table:show-details="true"/>
                <table:data-pilot-member table:name="750,7" table:display="true" table:show-details="true"/>
                <table:data-pilot-member table:name="752,8" table:display="true" table:show-details="true"/>
                <table:data-pilot-member table:name="759" table:display="true" table:show-details="true"/>
                <table:data-pilot-member table:name="764" table:display="true" table:show-details="true"/>
                <table:data-pilot-member table:name="776,4" table:display="true" table:show-details="true"/>
                <table:data-pilot-member table:name="779,2" table:display="true" table:show-details="true"/>
                <table:data-pilot-member table:name="781,9" table:display="true" table:show-details="true"/>
                <table:data-pilot-member table:name="798" table:display="true" table:show-details="true"/>
                <table:data-pilot-member table:name="799,5" table:display="true" table:show-details="true"/>
                <table:data-pilot-member table:name="799,6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8,4" table:display="true" table:show-details="true"/>
                <table:data-pilot-member table:name="810" table:display="true" table:show-details="true"/>
                <table:data-pilot-member table:name="812,8" table:display="true" table:show-details="true"/>
                <table:data-pilot-member table:name="820" table:display="true" table:show-details="true"/>
                <table:data-pilot-member table:name="821,4" table:display="true" table:show-details="true"/>
                <table:data-pilot-member table:name="831,9" table:display="true" table:show-details="true"/>
                <table:data-pilot-member table:name="833,5" table:display="true" table:show-details="true"/>
                <table:data-pilot-member table:name="840" table:display="true" table:show-details="true"/>
                <table:data-pilot-member table:name="842,3" table:display="true" table:show-details="true"/>
                <table:data-pilot-member table:name="845,3" table:display="true" table:show-details="true"/>
                <table:data-pilot-member table:name="852" table:display="true" table:show-details="true"/>
                <table:data-pilot-member table:name="855,6" table:display="true" table:show-details="true"/>
                <table:data-pilot-member table:name="863" table:display="true" table:show-details="true"/>
                <table:data-pilot-member table:name="867,6" table:display="true" table:show-details="true"/>
                <table:data-pilot-member table:name="870" table:display="true" table:show-details="true"/>
                <table:data-pilot-member table:name="871,9" table:display="true" table:show-details="true"/>
                <table:data-pilot-member table:name="887,7" table:display="true" table:show-details="true"/>
                <table:data-pilot-member table:name="892,5" table:display="true" table:show-details="true"/>
                <table:data-pilot-member table:name="902" table:display="true" table:show-details="true"/>
                <table:data-pilot-member table:name="902,4" table:display="true" table:show-details="true"/>
                <table:data-pilot-member table:name="904,2" table:display="true" table:show-details="true"/>
                <table:data-pilot-member table:name="904,56" table:display="true" table:show-details="true"/>
                <table:data-pilot-member table:name="909,2" table:display="true" table:show-details="true"/>
                <table:data-pilot-member table:name="917,8" table:display="true" table:show-details="true"/>
                <table:data-pilot-member table:name="938,8" table:display="true" table:show-details="true"/>
                <table:data-pilot-member table:name="939,6" table:display="true" table:show-details="true"/>
                <table:data-pilot-member table:name="948" table:display="true" table:show-details="true"/>
                <table:data-pilot-member table:name="954,5" table:display="true" table:show-details="true"/>
                <table:data-pilot-member table:name="968,55" table:display="true" table:show-details="true"/>
                <table:data-pilot-member table:name="977,5" table:display="true" table:show-details="true"/>
                <table:data-pilot-member table:name="978" table:display="true" table:show-details="true"/>
                <table:data-pilot-member table:name="981,6" table:display="true" table:show-details="true"/>
                <table:data-pilot-member table:name="986" table:display="true" table:show-details="true"/>
                <table:data-pilot-member table:name="987,4" table:display="true" table:show-details="true"/>
                <table:data-pilot-member table:name="990,3" table:display="true" table:show-details="true"/>
                <table:data-pilot-member table:name="992,86" table:display="true" table:show-details="true"/>
                <table:data-pilot-member table:name="1000" table:display="true" table:show-details="true"/>
                <table:data-pilot-member table:name="1009" table:display="true" table:show-details="true"/>
                <table:data-pilot-member table:name="1017" table:display="true" table:show-details="true"/>
                <table:data-pilot-member table:name="1020" table:display="true" table:show-details="true"/>
                <table:data-pilot-member table:name="1043,9" table:display="true" table:show-details="true"/>
                <table:data-pilot-member table:name="1050" table:display="true" table:show-details="true"/>
                <table:data-pilot-member table:name="1054,6" table:display="true" table:show-details="true"/>
                <table:data-pilot-member table:name="1066,08" table:display="true" table:show-details="true"/>
                <table:data-pilot-member table:name="1079,4" table:display="true" table:show-details="true"/>
                <table:data-pilot-member table:name="1084" table:display="true" table:show-details="true"/>
                <table:data-pilot-member table:name="1085,4" table:display="true" table:show-details="true"/>
                <table:data-pilot-member table:name="1091,8" table:display="true" table:show-details="true"/>
                <table:data-pilot-member table:name="1092" table:display="true" table:show-details="true"/>
                <table:data-pilot-member table:name="1103" table:display="true" table:show-details="true"/>
                <table:data-pilot-member table:name="1125,3" table:display="true" table:show-details="true"/>
                <table:data-pilot-member table:name="1130" table:display="true" table:show-details="true"/>
                <table:data-pilot-member table:name="1139,5" table:display="true" table:show-details="true"/>
                <table:data-pilot-member table:name="1159,8" table:display="true" table:show-details="true"/>
                <table:data-pilot-member table:name="1164" table:display="true" table:show-details="true"/>
                <table:data-pilot-member table:name="1164,4" table:display="true" table:show-details="true"/>
                <table:data-pilot-member table:name="1171,6" table:display="true" table:show-details="true"/>
                <table:data-pilot-member table:name="1174" table:display="true" table:show-details="true"/>
                <table:data-pilot-member table:name="1176,6" table:display="true" table:show-details="true"/>
                <table:data-pilot-member table:name="1179,7" table:display="true" table:show-details="true"/>
                <table:data-pilot-member table:name="1200" table:display="true" table:show-details="true"/>
                <table:data-pilot-member table:name="1202,95" table:display="true" table:show-details="true"/>
                <table:data-pilot-member table:name="1214,4" table:display="true" table:show-details="true"/>
                <table:data-pilot-member table:name="1218,9" table:display="true" table:show-details="true"/>
                <table:data-pilot-member table:name="1224" table:display="true" table:show-details="true"/>
                <table:data-pilot-member table:name="1234,4" table:display="true" table:show-details="true"/>
                <table:data-pilot-member table:name="1235" table:display="true" table:show-details="true"/>
                <table:data-pilot-member table:name="1235,78" table:display="true" table:show-details="true"/>
                <table:data-pilot-member table:name="1238,66" table:display="true" table:show-details="true"/>
                <table:data-pilot-member table:name="1240" table:display="true" table:show-details="true"/>
                <table:data-pilot-member table:name="1253,28" table:display="true" table:show-details="true"/>
                <table:data-pilot-member table:name="1253,44" table:display="true" table:show-details="true"/>
                <table:data-pilot-member table:name="1269,35" table:display="true" table:show-details="true"/>
                <table:data-pilot-member table:name="1275,6" table:display="true" table:show-details="true"/>
                <table:data-pilot-member table:name="1278,4" table:display="true" table:show-details="true"/>
                <table:data-pilot-member table:name="1280,4" table:display="true" table:show-details="true"/>
                <table:data-pilot-member table:name="1287,9" table:display="true" table:show-details="true"/>
                <table:data-pilot-member table:name="1290" table:display="true" table:show-details="true"/>
                <table:data-pilot-member table:name="1290,8" table:display="true" table:show-details="true"/>
                <table:data-pilot-member table:name="1291,8" table:display="true" table:show-details="true"/>
                <table:data-pilot-member table:name="1297,2" table:display="true" table:show-details="true"/>
                <table:data-pilot-member table:name="1309,2" table:display="true" table:show-details="true"/>
                <table:data-pilot-member table:name="1323,3" table:display="true" table:show-details="true"/>
                <table:data-pilot-member table:name="1324" table:display="true" table:show-details="true"/>
                <table:data-pilot-member table:name="1343,28" table:display="true" table:show-details="true"/>
                <table:data-pilot-member table:name="1345,3" table:display="true" table:show-details="true"/>
                <table:data-pilot-member table:name="1362,9" table:display="true" table:show-details="true"/>
                <table:data-pilot-member table:name="1363,6" table:display="true" table:show-details="true"/>
                <table:data-pilot-member table:name="1368,8" table:display="true" table:show-details="true"/>
                <table:data-pilot-member table:name="1373,5" table:display="true" table:show-details="true"/>
                <table:data-pilot-member table:name="1389,5" table:display="true" table:show-details="true"/>
                <table:data-pilot-member table:name="1393" table:display="true" table:show-details="true"/>
                <table:data-pilot-member table:name="1407,7" table:display="true" table:show-details="true"/>
                <table:data-pilot-member table:name="1408,8" table:display="true" table:show-details="true"/>
                <table:data-pilot-member table:name="1412,2" table:display="true" table:show-details="true"/>
                <table:data-pilot-member table:name="1417,5" table:display="true" table:show-details="true"/>
                <table:data-pilot-member table:name="1419,025" table:display="true" table:show-details="true"/>
                <table:data-pilot-member table:name="1428" table:display="true" table:show-details="true"/>
                <table:data-pilot-member table:name="1429,8" table:display="true" table:show-details="true"/>
                <table:data-pilot-member table:name="1442,4" table:display="true" table:show-details="true"/>
                <table:data-pilot-member table:name="1465" table:display="true" table:show-details="true"/>
                <table:data-pilot-member table:name="1472,5" table:display="true" table:show-details="true"/>
                <table:data-pilot-member table:name="1472,7" table:display="true" table:show-details="true"/>
                <table:data-pilot-member table:name="1484,9" table:display="true" table:show-details="true"/>
                <table:data-pilot-member table:name="1489,1" table:display="true" table:show-details="true"/>
                <table:data-pilot-member table:name="1494,15" table:display="true" table:show-details="true"/>
                <table:data-pilot-member table:name="1514" table:display="true" table:show-details="true"/>
                <table:data-pilot-member table:name="1519" table:display="true" table:show-details="true"/>
                <table:data-pilot-member table:name="1528,5" table:display="true" table:show-details="true"/>
                <table:data-pilot-member table:name="1547" table:display="true" table:show-details="true"/>
                <table:data-pilot-member table:name="1556,6" table:display="true" table:show-details="true"/>
                <table:data-pilot-member table:name="1568,5" table:display="true" table:show-details="true"/>
                <table:data-pilot-member table:name="1574,1" table:display="true" table:show-details="true"/>
                <table:data-pilot-member table:name="1580,4" table:display="true" table:show-details="true"/>
                <table:data-pilot-member table:name="1585,7" table:display="true" table:show-details="true"/>
                <table:data-pilot-member table:name="1587" table:display="true" table:show-details="true"/>
                <table:data-pilot-member table:name="1594,8" table:display="true" table:show-details="true"/>
                <table:data-pilot-member table:name="1607,8" table:display="true" table:show-details="true"/>
                <table:data-pilot-member table:name="1608" table:display="true" table:show-details="true"/>
                <table:data-pilot-member table:name="1616,3" table:display="true" table:show-details="true"/>
                <table:data-pilot-member table:name="1625,6" table:display="true" table:show-details="true"/>
                <table:data-pilot-member table:name="1626,63" table:display="true" table:show-details="true"/>
                <table:data-pilot-member table:name="1675,4" table:display="true" table:show-details="true"/>
                <table:data-pilot-member table:name="1690" table:display="true" table:show-details="true"/>
                <table:data-pilot-member table:name="1704,5" table:display="true" table:show-details="true"/>
                <table:data-pilot-member table:name="1726,8" table:display="true" table:show-details="true"/>
                <table:data-pilot-member table:name="1740" table:display="true" table:show-details="true"/>
                <table:data-pilot-member table:name="1745,7" table:display="true" table:show-details="true"/>
                <table:data-pilot-member table:name="1750,3" table:display="true" table:show-details="true"/>
                <table:data-pilot-member table:name="1768,8" table:display="true" table:show-details="true"/>
                <table:data-pilot-member table:name="1776,17" table:display="true" table:show-details="true"/>
                <table:data-pilot-member table:name="1781,8" table:display="true" table:show-details="true"/>
                <table:data-pilot-member table:name="1785" table:display="true" table:show-details="true"/>
                <table:data-pilot-member table:name="1790,95" table:display="true" table:show-details="true"/>
                <table:data-pilot-member table:name="1799" table:display="true" table:show-details="true"/>
                <table:data-pilot-member table:name="1822,6" table:display="true" table:show-details="true"/>
                <table:data-pilot-member table:name="1830,68" table:display="true" table:show-details="true"/>
                <table:data-pilot-member table:name="1834" table:display="true" table:show-details="true"/>
                <table:data-pilot-member table:name="1848" table:display="true" table:show-details="true"/>
                <table:data-pilot-member table:name="1850" table:display="true" table:show-details="true"/>
                <table:data-pilot-member table:name="1865,6" table:display="true" table:show-details="true"/>
                <table:data-pilot-member table:name="1879,2" table:display="true" table:show-details="true"/>
                <table:data-pilot-member table:name="1879,55" table:display="true" table:show-details="true"/>
                <table:data-pilot-member table:name="1893,37" table:display="true" table:show-details="true"/>
                <table:data-pilot-member table:name="1895,7" table:display="true" table:show-details="true"/>
                <table:data-pilot-member table:name="1896" table:display="true" table:show-details="true"/>
                <table:data-pilot-member table:name="1908" table:display="true" table:show-details="true"/>
                <table:data-pilot-member table:name="1926,6" table:display="true" table:show-details="true"/>
                <table:data-pilot-member table:name="1949,82" table:display="true" table:show-details="true"/>
                <table:data-pilot-member table:name="1956,5" table:display="true" table:show-details="true"/>
                <table:data-pilot-member table:name="1980,7" table:display="true" table:show-details="true"/>
                <table:data-pilot-member table:name="1987,5" table:display="true" table:show-details="true"/>
                <table:data-pilot-member table:name="1996,8" table:display="true" table:show-details="true"/>
                <table:data-pilot-member table:name="2000" table:display="true" table:show-details="true"/>
                <table:data-pilot-member table:name="2016" table:display="true" table:show-details="true"/>
                <table:data-pilot-member table:name="2016,9" table:display="true" table:show-details="true"/>
                <table:data-pilot-member table:name="2030,4" table:display="true" table:show-details="true"/>
                <table:data-pilot-member table:name="2030,8" table:display="true" table:show-details="true"/>
                <table:data-pilot-member table:name="2082,9" table:display="true" table:show-details="true"/>
                <table:data-pilot-member table:name="2088,4" table:display="true" table:show-details="true"/>
                <table:data-pilot-member table:name="2093,8" table:display="true" table:show-details="true"/>
                <table:data-pilot-member table:name="2140,42" table:display="true" table:show-details="true"/>
                <table:data-pilot-member table:name="2150,4" table:display="true" table:show-details="true"/>
                <table:data-pilot-member table:name="2199,6" table:display="true" table:show-details="true"/>
                <table:data-pilot-member table:name="2205" table:display="true" table:show-details="true"/>
                <table:data-pilot-member table:name="2228,2" table:display="true" table:show-details="true"/>
                <table:data-pilot-member table:name="2234,3" table:display="true" table:show-details="true"/>
                <table:data-pilot-member table:name="2250,5" table:display="true" table:show-details="true"/>
                <table:data-pilot-member table:name="2254" table:display="true" table:show-details="true"/>
                <table:data-pilot-member table:name="2262,8" table:display="true" table:show-details="true"/>
                <table:data-pilot-member table:name="2263,2" table:display="true" table:show-details="true"/>
                <table:data-pilot-member table:name="2314,21" table:display="true" table:show-details="true"/>
                <table:data-pilot-member table:name="2317,8" table:display="true" table:show-details="true"/>
                <table:data-pilot-member table:name="2329" table:display="true" table:show-details="true"/>
                <table:data-pilot-member table:name="2385,5" table:display="true" table:show-details="true"/>
                <table:data-pilot-member table:name="2400,8" table:display="true" table:show-details="true"/>
                <table:data-pilot-member table:name="2403,2" table:display="true" table:show-details="true"/>
                <table:data-pilot-member table:name="2475" table:display="true" table:show-details="true"/>
                <table:data-pilot-member table:name="2536,2" table:display="true" table:show-details="true"/>
                <table:data-pilot-member table:name="2569,72" table:display="true" table:show-details="true"/>
                <table:data-pilot-member table:name="2595,6" table:display="true" table:show-details="true"/>
                <table:data-pilot-member table:name="2604,2" table:display="true" table:show-details="true"/>
                <table:data-pilot-member table:name="2675" table:display="true" table:show-details="true"/>
                <table:data-pilot-member table:name="2687,48" table:display="true" table:show-details="true"/>
                <table:data-pilot-member table:name="2692" table:display="true" table:show-details="true"/>
                <table:data-pilot-member table:name="2720,5" table:display="true" table:show-details="true"/>
                <table:data-pilot-member table:name="2741" table:display="true" table:show-details="true"/>
                <table:data-pilot-member table:name="2767,5" table:display="true" table:show-details="true"/>
                <table:data-pilot-member table:name="2786" table:display="true" table:show-details="true"/>
                <table:data-pilot-member table:name="2797,8" table:display="true" table:show-details="true"/>
                <table:data-pilot-member table:name="2800" table:display="true" table:show-details="true"/>
                <table:data-pilot-member table:name="2819,85" table:display="true" table:show-details="true"/>
                <table:data-pilot-member table:name="2871" table:display="true" table:show-details="true"/>
                <table:data-pilot-member table:name="2885,93" table:display="true" table:show-details="true"/>
                <table:data-pilot-member table:name="2897" table:display="true" table:show-details="true"/>
                <table:data-pilot-member table:name="3016" table:display="true" table:show-details="true"/>
                <table:data-pilot-member table:name="3043,9" table:display="true" table:show-details="true"/>
                <table:data-pilot-member table:name="3152,06" table:display="true" table:show-details="true"/>
                <table:data-pilot-member table:name="3216" table:display="true" table:show-details="true"/>
                <table:data-pilot-member table:name="3228,23" table:display="true" table:show-details="true"/>
                <table:data-pilot-member table:name="3348,4" table:display="true" table:show-details="true"/>
                <table:data-pilot-member table:name="3561,2" table:display="true" table:show-details="true"/>
                <table:data-pilot-member table:name="3706" table:display="true" table:show-details="true"/>
                <table:data-pilot-member table:name="3793,55" table:display="true" table:show-details="true"/>
                <table:data-pilot-member table:name="3836" table:display="true" table:show-details="true"/>
                <table:data-pilot-member table:name="3853,5" table:display="true" table:show-details="true"/>
                <table:data-pilot-member table:name="3869,4" table:display="true" table:show-details="true"/>
                <table:data-pilot-member table:name="4040,25" table:display="true" table:show-details="true"/>
                <table:data-pilot-member table:name="4048,3" table:display="true" table:show-details="true"/>
                <table:data-pilot-member table:name="4272,3" table:display="true" table:show-details="true"/>
                <table:data-pilot-member table:name="4372" table:display="true" table:show-details="true"/>
                <table:data-pilot-member table:name="4455,92" table:display="true" table:show-details="true"/>
                <table:data-pilot-member table:name="4500" table:display="true" table:show-details="true"/>
                <table:data-pilot-member table:name="5083" table:display="true" table:show-details="true"/>
                <table:data-pilot-member table:name="5363,19" table:display="true" table:show-details="true"/>
                <table:data-pilot-member table:name="5730" table:display="true" table:show-details="true"/>
                <table:data-pilot-member table:name="5766" table:display="true" table:show-details="true"/>
                <table:data-pilot-member table:name="5775" table:display="true" table:show-details="true"/>
                <table:data-pilot-member table:name="6800" table:display="true" table:show-details="true"/>
                <table:data-pilot-member table:name="6937" table:display="true" table:show-details="true"/>
                <table:data-pilot-member table:name="9156" table:display="true" table:show-details="true"/>
                <table:data-pilot-member table:name="9503,68" table:display="true" table:show-details="true"/>
                <table:data-pilot-member table:name="9856,4" table:display="true" table:show-details="true"/>
                <table:data-pilot-member table:name="16612,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Draaitabel_krd_selectie_250m_3.A2:Draaitabel_krd_selectie_250m_3.B7" table:buttons="Draaitabel_krd_selectie_250m_3.A2" table:show-filter-button="false" table:drill-down-on-double-click="false">
          <table:source-cell-range table:cell-range-address="krd_selectie_250m.A1:krd_selectie_250m.W586"/>
          <table:data-pilot-field table:source-field-name="layer" table:orientation="row" table:used-hierarchy="0" table:function="auto">
            <table:data-pilot-level table:show-empty="false" calcext:repeat-item-labels="false">
              <table:data-pilot-members>
                <table:data-pilot-member table:name="Veehouderijen van Brabant — OD_EXTERN:GEO_VEEHOUDERIJEN_BRABANT" table:display="true" table:show-details="true"/>
                <table:data-pilot-member table:name="Veehouderijen van Gelderland publiek — OD_EXTERN:IGO_VEEHOUDERIJEN" table:display="true" table:show-details="true"/>
                <table:data-pilot-member table:name="Veehouderijen van Limburg — OD_EXTERN:GEO_VEEHOUDERIJEN_LIMBURG" table:display="true" table:show-details="true"/>
                <table:data-pilot-member table:name="Veehouderijen van Overijssel — OD_EXTERN:GEO_VEEHOUDERIJEN_OVERIJSS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ay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-00-0000</text:date>, <text:time style:data-style-name="N2" text:time-value="23:23:01.9767348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5T18:27:13.662413200</dc:date>
    <meta:editing-duration>PT19H7M57S</meta:editing-duration>
    <meta:editing-cycles>4</meta:editing-cycles>
    <meta:generator>LibreOffice/25.2.2.2$Windows_X86_64 LibreOffice_project/7370d4be9e3cf6031a51beef54ff3bda878e3fac</meta:generator>
    <meta:document-statistic meta:table-count="4" meta:cell-count="9245" meta:object-count="0"/>
  </office:meta>
</office:document-meta>
</file>